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2" svg:font-family="'Times New Roman', serif"/>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Heading_20_2">
      <style:text-properties fo:font-size="12pt" fo:font-style="normal" officeooo:paragraph-rsid="000e5ed2" style:font-size-asian="12pt" style:font-style-asian="normal" style:font-size-complex="12pt" style:font-style-complex="normal"/>
    </style:style>
    <style:style style:name="P9"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paragraph-rsid="000e5ed2" style:font-size-asian="12pt" style:font-style-asian="normal" style:font-weight-asian="bold" style:font-size-complex="12pt" style:font-style-complex="normal" style:font-weight-complex="bold"/>
    </style:style>
    <style:style style:name="P11"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paragraph-rsid="0010cd44" style:font-size-asian="12pt" style:font-style-asian="normal" style:font-weight-asian="bold" style:font-size-complex="12pt" style:font-style-complex="normal" style:font-weight-complex="bold"/>
    </style:style>
    <style:style style:name="P12"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3"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e5ed2" style:font-size-asian="12pt" style:font-weight-asian="normal" style:font-size-complex="12pt" style:font-weight-complex="normal"/>
    </style:style>
    <style:style style:name="P14"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1015a3" style:font-size-asian="12pt" style:font-weight-asian="normal" style:font-size-complex="12pt" style:font-weight-complex="normal"/>
    </style:style>
    <style:style style:name="P15" style:family="paragraph" style:parent-style-name="Heading_20_2">
      <style:paragraph-properties fo:margin-left="0cm" fo:margin-right="0cm" fo:text-align="justify" style:justify-single-word="false" fo:text-indent="0cm" style:auto-text-indent="false"/>
      <style:text-properties fo:font-size="12pt" style:font-size-asian="12pt" style:font-size-complex="12pt"/>
    </style:style>
    <style:style style:name="P16" style:family="paragraph" style:parent-style-name="Heading_20_2">
      <style:paragraph-properties fo:margin-left="0cm" fo:margin-right="0cm" fo:text-align="justify" style:justify-single-word="false" fo:text-indent="0cm" style:auto-text-indent="false" fo:break-before="page"/>
      <style:text-properties style:font-name="Times New Roman" fo:font-size="12pt" fo:font-weight="normal" officeooo:paragraph-rsid="001015a3" style:font-size-asian="12pt" style:font-weight-asian="normal" style:font-size-complex="12pt" style:font-weight-complex="normal"/>
    </style:style>
    <style:style style:name="P17" style:family="paragraph" style:parent-style-name="Heading_20_2">
      <style:paragraph-properties fo:margin-left="0cm" fo:margin-right="0cm" fo:text-align="justify" style:justify-single-word="false" fo:text-indent="0cm" style:auto-text-indent="false" fo:break-before="pag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2">
      <style:paragraph-properties fo:margin-left="0cm" fo:margin-right="0cm" fo:text-align="justify" style:justify-single-word="false" fo:text-indent="0cm" style:auto-text-indent="false" fo:break-before="page"/>
      <style:text-properties style:font-name="Century Schoolbook L" fo:font-size="12pt" fo:font-style="normal" fo:font-weight="bold" officeooo:rsid="0010cd44" officeooo:paragraph-rsid="0010cd44" style:font-size-asian="12pt" style:font-style-asian="normal" style:font-weight-asian="bold" style:font-size-complex="12pt" style:font-style-complex="normal" style:font-weight-complex="bold"/>
    </style:style>
    <style:style style:name="P19" style:family="paragraph" style:parent-style-name="Standard">
      <style:paragraph-properties fo:text-align="center" style:justify-single-word="false"/>
      <style:text-properties style:font-name="Times New Roman" fo:font-size="10.1000003814697pt" fo:font-weight="normal" officeooo:paragraph-rsid="000e5ed2" style:font-size-asian="10.1000003814697pt" style:font-weight-asian="normal" style:font-size-complex="10.1000003814697pt" style:font-weight-complex="normal"/>
    </style:style>
    <style:style style:name="P20"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0e5ed2" officeooo:paragraph-rsid="000e5ed2" style:font-size-asian="10.1000003814697pt" style:font-weight-asian="normal" style:font-size-complex="10.1000003814697pt" style:font-weight-complex="normal"/>
    </style:style>
    <style:style style:name="P21" style:family="paragraph" style:parent-style-name="Standard" style:list-style-name="L251">
      <style:paragraph-properties fo:margin-left="0cm" fo:margin-right="0cm" fo:text-align="justify" style:justify-single-word="false" fo:text-indent="0.499cm" style:auto-text-indent="false"/>
      <style:text-properties style:font-name="Times New Roman" fo:font-size="10.1000003814697pt" fo:font-weight="normal" officeooo:rsid="000e5ed2" officeooo:paragraph-rsid="000e5ed2" style:font-size-asian="10.1000003814697pt" style:font-weight-asian="normal" style:font-size-complex="10.1000003814697pt" style:font-weight-complex="normal"/>
    </style:style>
    <style:style style:name="P22"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1015a3" officeooo:paragraph-rsid="001015a3" style:font-size-asian="10.1000003814697pt" style:font-weight-asian="normal" style:font-size-complex="10.1000003814697pt" style:font-weight-complex="normal"/>
    </style:style>
    <style:style style:name="P23"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officeooo:rsid="0010cd44" officeooo:paragraph-rsid="0010cd44" style:font-size-asian="10.1000003814697pt" style:font-weight-asian="normal" style:font-size-complex="10.1000003814697pt" style:font-weight-complex="normal"/>
    </style:style>
    <style:style style:name="P24" style:family="paragraph" style:parent-style-name="Standard">
      <style:paragraph-properties fo:margin-left="0cm" fo:margin-right="0cm" fo:text-align="justify" style:justify-single-word="false" fo:text-indent="0.499cm" style:auto-text-indent="false" fo:break-before="page"/>
      <style:text-properties style:font-name="Times New Roman" fo:font-size="10.1000003814697pt" fo:font-weight="normal" officeooo:rsid="001015a3" officeooo:paragraph-rsid="001015a3" style:font-size-asian="10.1000003814697pt" style:font-weight-asian="normal" style:font-size-complex="10.1000003814697pt" style:font-weight-complex="normal"/>
    </style:style>
    <style:style style:name="P25"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officeooo:rsid="001015a3" officeooo:paragraph-rsid="001015a3" style:font-size-asian="10.1000003814697pt" style:font-weight-asian="normal" style:font-size-complex="10.1000003814697pt" style:font-weight-complex="normal"/>
    </style:style>
    <style:style style:name="P26"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officeooo:paragraph-rsid="001015a3"/>
    </style:style>
    <style:style style:name="P27"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officeooo:rsid="001015a3" officeooo:paragraph-rsid="001015a3"/>
    </style:style>
    <style:style style:name="P28"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29" style:family="paragraph" style:parent-style-name="Standard" style:list-style-name="Numbering_20_2">
      <style:paragraph-properties fo:margin-left="0.9cm" fo:margin-right="0cm" fo:margin-top="0.101cm" fo:margin-bottom="0.101cm" loext:contextual-spacing="false" fo:text-align="start" style:justify-single-word="false" fo:text-indent="-0.499cm" style:auto-text-indent="false">
        <style:tab-stops/>
      </style:paragraph-properties>
      <style:text-properties fo:font-size="9pt" style:font-size-asian="9pt" style:font-size-complex="9pt"/>
    </style:style>
    <style:style style:name="P30"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officeooo:rsid="000e5ed2" officeooo:paragraph-rsid="000e5ed2" style:font-size-asian="10.1000003814697pt" style:font-weight-asian="normal" style:font-size-complex="10.1000003814697pt"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e5ed2" officeooo:paragraph-rsid="000e5ed2" style:font-size-asian="10.1000003814697pt" style:font-weight-asian="normal" style:font-size-complex="10.1000003814697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1015a3" officeooo:paragraph-rsid="001015a3" style:font-size-asian="10.1000003814697pt" style:font-weight-asian="normal" style:font-size-complex="10.1000003814697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10cd44" officeooo:paragraph-rsid="0010cd44" style:font-size-asian="10.1000003814697pt" style:font-weight-asian="normal" style:font-size-complex="10.1000003814697pt" style:font-weight-complex="normal"/>
    </style:style>
    <style:style style:name="P34"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officeooo:rsid="0010cd44" officeooo:paragraph-rsid="0010cd44" style:font-size-asian="10.1000003814697pt" style:font-weight-asian="normal" style:font-size-complex="10.1000003814697pt" style:font-weight-complex="normal"/>
    </style:style>
    <style:style style:name="P35"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paragraph-rsid="0010cd44" style:font-size-asian="10.1000003814697pt" style:font-weight-asian="normal" style:font-size-complex="10.1000003814697pt" style:font-weight-complex="normal"/>
    </style:style>
    <style:style style:name="P36" style:family="paragraph" style:parent-style-name="Heading_20_1">
      <style:paragraph-properties fo:text-align="center" style:justify-single-word="false"/>
      <style:text-properties style:font-name="Century Schoolbook L" fo:font-size="12pt" officeooo:rsid="000e5ed2" officeooo:paragraph-rsid="000e5ed2" style:font-size-asian="12pt" style:font-size-complex="12pt"/>
    </style:style>
    <style:style style:name="P37" style:family="paragraph">
      <loext:graphic-properties draw:fill="solid" draw:fill-color="#000000"/>
    </style:style>
    <style:style style:name="P38" style:family="paragraph">
      <loext:graphic-properties draw:fill="none"/>
    </style:style>
    <style:style style:name="P39" style:family="paragraph">
      <loext:graphic-properties draw:fill="solid" draw:fill-color="#ffffff"/>
    </style:style>
    <style:style style:name="P40" style:family="paragraph">
      <style:paragraph-properties fo:text-align="start" style:writing-mode="lr-tb"/>
    </style:style>
    <style:style style:name="P41" style:family="paragraph">
      <loext:graphic-properties draw:fill="none"/>
      <style:paragraph-properties fo:text-align="start" style:writing-mode="lr-tb"/>
      <style:text-properties fo:font-size="24pt"/>
    </style:style>
    <style:style style:name="P42" style:family="paragraph">
      <loext:graphic-properties draw:fill="none"/>
      <style:paragraph-properties fo:text-align="start" style:writing-mode="lr-tb"/>
      <style:text-properties fo:font-size="5pt" style:font-size-asian="5pt" style:font-size-complex="5pt"/>
    </style:style>
    <style:style style:name="P43" style:family="paragraph">
      <loext:graphic-properties draw:fill="none"/>
      <style:paragraph-properties fo:text-align="start" style:writing-mode="lr-tb"/>
      <style:text-properties fo:font-size="6.5pt" style:font-size-asian="6.5pt" style:font-size-complex="6.5pt"/>
    </style:style>
    <style:style style:name="P44" style:family="paragraph">
      <loext:graphic-properties draw:fill="none"/>
      <style:paragraph-properties fo:text-align="start" style:writing-mode="lr-tb"/>
      <style:text-properties fo:font-size="6pt" style:font-size-asian="6pt" style:font-size-complex="6pt"/>
    </style:style>
    <style:style style:name="P45" style:family="paragraph">
      <style:paragraph-properties fo:text-align="center" style:writing-mode="lr-tb"/>
      <style:text-properties fo:font-size="6pt" style:font-size-asian="6pt" style:font-size-complex="6pt"/>
    </style:style>
    <style:style style:name="P46" style:family="paragraph">
      <loext:graphic-properties draw:fill="none"/>
      <style:paragraph-properties fo:text-align="center" style:writing-mode="lr-tb"/>
      <style:text-properties fo:font-size="6pt" style:font-size-asian="6pt" style:font-size-complex="6pt"/>
    </style:style>
    <style:style style:name="P47" style:family="paragraph">
      <style:paragraph-properties fo:margin-left="0cm" fo:margin-right="0cm" fo:text-align="start" fo:text-indent="0cm" style:writing-mode="lr-tb"/>
    </style:style>
    <style:style style:name="P48" style:family="paragraph">
      <style:paragraph-properties fo:text-align="start" style:writing-mode="lr-tb"/>
      <style:text-properties fo:font-size="6pt" style:font-size-asian="6pt" style:font-size-complex="6pt"/>
    </style:style>
    <style:style style:name="P49"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52"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weight="bold" officeooo:rsid="000e5ed2" style:font-weight-asian="bold" style:font-weight-complex="bold"/>
    </style:style>
    <style:style style:name="T5" style:family="text">
      <style:text-properties style:font-name="Century Schoolbook L" fo:font-style="normal" fo:font-weight="bold" style:font-style-asian="normal" style:font-weight-asian="bold" style:font-style-complex="normal" style:font-weight-complex="bold"/>
    </style:style>
    <style:style style:name="T6" style:family="text">
      <style:text-properties style:font-name="Century Schoolbook L" fo:font-style="normal" fo:font-weight="bold" officeooo:rsid="000e5ed2" style:font-style-asian="normal" style:font-weight-asian="bold" style:font-style-complex="normal" style:font-weight-complex="bold"/>
    </style:style>
    <style:style style:name="T7" style:family="text">
      <style:text-properties style:font-name="Century Schoolbook L" fo:font-style="normal" fo:font-weight="bold" officeooo:rsid="001015a3"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ize="6pt" fo:font-style="italic" style:font-size-asian="6pt" style:font-style-asian="italic" style:font-size-complex="6pt" style:font-style-complex="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officeooo:rsid="000e5ed2"/>
    </style:style>
    <style:style style:name="T13" style:family="text">
      <style:text-properties officeooo:rsid="001015a3"/>
    </style:style>
    <style:style style:name="T14" style:family="text">
      <style:text-properties officeooo:rsid="0010cd44"/>
    </style:style>
    <style:style style:name="T15" style:family="text">
      <style:text-properties fo:color="#000000" style:font-name="Arial2" fo:font-size="7.19999980926514pt" style:font-size-asian="7.19999980926514pt" style:font-name-complex="Arial2" style:font-size-complex="7.19999980926514pt"/>
    </style:style>
    <style:style style:name="T16" style:family="text">
      <style:text-properties fo:color="#000000" style:font-name="Arial2" fo:font-size="5pt" style:font-size-asian="5pt" style:font-name-complex="Arial2" style:font-size-complex="5pt"/>
    </style:style>
    <style:style style:name="T17" style:family="text">
      <style:text-properties fo:color="#000000" style:font-name="Arial2" fo:font-size="6.5pt" style:font-size-asian="6.5pt" style:font-name-complex="Arial2" style:font-size-complex="6.5pt"/>
    </style:style>
    <style:style style:name="T18" style:family="text">
      <style:text-properties fo:color="#000000" style:font-name="Arial2" fo:font-size="6.90000009536743pt" style:font-size-asian="6.90000009536743pt" style:font-name-complex="Arial2" style:font-size-complex="6.90000009536743pt"/>
    </style:style>
    <style:style style:name="T19" style:family="text">
      <style:text-properties fo:color="#000000" style:font-name="Arial2" fo:font-size="6.5pt" fo:font-style="italic" style:font-size-asian="6.5pt" style:font-style-asian="italic" style:font-name-complex="Arial2" style:font-size-complex="6.5pt" style:font-style-complex="italic"/>
    </style:style>
    <style:style style:name="T20" style:family="text">
      <style:text-properties fo:color="#000000" style:font-name="Arial2" fo:font-size="7.09999990463257pt" style:font-size-asian="7.09999990463257pt" style:font-name-complex="Arial2" style:font-size-complex="7.09999990463257pt"/>
    </style:style>
    <style:style style:name="T21" style:family="text">
      <style:text-properties fo:color="#000000" style:font-name="Arial2" fo:font-size="6.09999990463257pt" style:font-size-asian="6.09999990463257pt" style:font-name-complex="Arial2" style:font-size-complex="6.09999990463257pt"/>
    </style:style>
    <style:style style:name="T22" style:family="text">
      <style:text-properties fo:color="#000000" style:font-name="Times New Roman1" fo:font-size="11pt" fo:font-style="italic" style:font-size-asian="11pt" style:font-name-complex="Times New Roman1" style:font-size-complex="11pt" style:font-style-complex="italic"/>
    </style:style>
    <style:style style:name="T23"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4" style:family="text">
      <style:text-properties fo:color="#000000" style:font-name="OpenSymbol" fo:font-size="11pt" style:font-size-asian="11pt" style:font-name-complex="OpenSymbol" style:font-size-complex="11pt"/>
    </style:style>
    <style:style style:name="T25" style:family="text">
      <style:text-properties fo:color="#000000" style:font-name="OpenSymbol" fo:font-size="29.8999996185303pt" style:font-size-asian="29.8999996185303pt" style:font-name-complex="OpenSymbol" style:font-size-complex="29.8999996185303pt"/>
    </style:style>
    <style:style style:name="T26" style:family="text">
      <style:text-properties fo:color="#000000" style:font-name="Times New Roman1" fo:font-size="11pt" style:font-size-asian="11pt" style:font-name-complex="Times New Roman1" style:font-size-complex="11pt"/>
    </style:style>
    <style:style style:name="T27" style:family="text">
      <style:text-properties fo:color="#000000" style:font-name="OpenSymbol" fo:font-size="16pt" style:font-size-asian="16pt" style:font-name-complex="OpenSymbol" style:font-size-complex="16pt"/>
    </style:style>
    <style:style style:name="T28" style:family="text">
      <style:text-properties fo:color="#000000" style:font-name="OpenSymbol" fo:font-size="6.59999990463257pt" style:font-size-asian="6.59999990463257pt" style:font-name-complex="OpenSymbol" style:font-size-complex="6.59999990463257pt"/>
    </style:style>
    <style:style style:name="T29" style:family="text">
      <style:text-properties fo:color="#000000" style:font-name="Times New Roman1" fo:font-size="6.59999990463257pt" style:font-size-asian="6.59999990463257pt" style:font-name-complex="Times New Roman1" style:font-size-complex="6.59999990463257pt"/>
    </style:style>
    <style:style style:name="T30" style:family="text">
      <style:text-properties fo:color="#000000" style:font-name="OpenSymbol" fo:font-size="14.6000003814697pt" style:font-size-asian="14.6000003814697pt" style:font-name-complex="OpenSymbol" style:font-size-complex="14.6000003814697pt"/>
    </style:style>
    <style:style style:name="T31" style:family="text">
      <style:text-properties fo:color="#000000" style:font-name="Courier New" fo:font-size="8pt" style:font-size-asian="8pt" style:font-name-complex="Courier New" style:font-size-complex="8pt"/>
    </style:style>
    <style:style style:name="T32" style:family="text">
      <style:text-properties fo:color="#000000" style:font-name="Arial2" fo:font-size="7pt" style:font-size-asian="7pt" style:font-name-complex="Arial2" style:font-size-complex="7pt"/>
    </style:style>
    <style:style style:name="T33" style:family="text">
      <style:text-properties fo:color="#000000" style:font-name="Arial2" fo:font-size="6pt" style:font-size-asian="6pt" style:font-name-complex="Arial2" style:font-size-complex="6pt"/>
    </style:style>
    <style:style style:name="T34" style:family="text">
      <style:text-properties style:use-window-font-color="true" style:text-outline="false" style:text-line-through-style="none" style:text-line-through-type="none" style:font-name="Arial1" fo:font-size="7pt" fo:font-style="normal" fo:text-shadow="none" style:text-underline-style="none" fo:font-weight="normal" style:letter-kerning="true" style:font-name-asian="SimSun"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35" style:family="text">
      <style:text-properties style:use-window-font-color="true" style:text-outline="false" style:text-line-through-style="none" style:text-line-through-type="none" style:font-name="Arial1"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04cm" svg:stroke-color="#000000"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fill="none" fo:padding-top="0.002cm" fo:padding-bottom="0.002cm" fo:padding-left="0.002cm" fo:padding-right="0.002cm" style:run-through="foreground"/>
    </style:style>
    <style:style style:name="gr4" style:family="graphic">
      <style:graphic-properties draw:stroke="solid" svg:stroke-color="#000000" draw:fill="solid" draw:fill-color="#ffffff" style:run-through="foreground"/>
    </style:style>
    <style:style style:name="gr5" style:family="graphic">
      <style:graphic-properties draw:stroke="solid" svg:stroke-width="0.004cm" svg:stroke-color="#000000" draw:fill="solid" draw:fill-color="#ffffff" fo:padding-top="0.002cm" fo:padding-bottom="0.002cm" fo:padding-left="0.002cm" fo:padding-right="0.002cm" style:run-through="foreground"/>
    </style:style>
    <style:style style:name="gr6" style:family="graphic">
      <style:graphic-properties draw:stroke="solid" svg:stroke-color="#000000" draw:fill="none" style:run-through="foreground"/>
    </style:style>
    <style:style style:name="gr7" style:family="graphic">
      <style:graphic-properties draw:stroke="none" draw:fill="none" draw:textarea-horizontal-align="left" draw:textarea-vertical-align="top" draw:auto-grow-height="true" draw:auto-grow-width="true" fo:min-height="0.372cm" fo:min-width="1.004cm" fo:padding-top="0cm" fo:padding-bottom="0cm" fo:padding-left="0cm" fo:padding-right="0cm" style:run-through="foreground"/>
    </style:style>
    <style:style style:name="gr8" style:family="graphic">
      <style:graphic-properties draw:stroke="none" draw:fill="none" draw:textarea-horizontal-align="left" draw:textarea-vertical-align="top" draw:auto-grow-height="true" draw:auto-grow-width="true" fo:min-height="0.318cm" fo:min-width="0.75cm" fo:padding-top="0cm" fo:padding-bottom="0cm" fo:padding-left="0cm" fo:padding-right="0cm" style:run-through="foreground"/>
    </style:style>
    <style:style style:name="gr9" style:family="graphic">
      <style:graphic-properties draw:stroke="none" draw:fill="none" draw:textarea-horizontal-align="left" draw:textarea-vertical-align="top" draw:auto-grow-height="true" draw:auto-grow-width="true" fo:min-height="0.37cm" fo:min-width="0.273cm" fo:padding-top="0cm" fo:padding-bottom="0cm" fo:padding-left="0cm" fo:padding-right="0cm" style:run-through="foreground"/>
    </style:style>
    <style:style style:name="gr10" style:family="graphic">
      <style:graphic-properties draw:stroke="none" draw:fill="none" draw:textarea-horizontal-align="left" draw:textarea-vertical-align="top" draw:auto-grow-height="true" draw:auto-grow-width="true" fo:min-height="0.374cm" fo:min-width="0.755cm" fo:padding-top="0cm" fo:padding-bottom="0cm" fo:padding-left="0cm" fo:padding-right="0cm" style:run-through="foreground"/>
    </style:style>
    <style:style style:name="gr11" style:family="graphic">
      <style:graphic-properties draw:stroke="none" draw:fill="none" draw:textarea-horizontal-align="left" draw:textarea-vertical-align="top" draw:auto-grow-height="true" draw:auto-grow-width="true" fo:min-height="0.372cm" fo:min-width="1.005cm" fo:padding-top="0cm" fo:padding-bottom="0cm" fo:padding-left="0cm" fo:padding-right="0cm" style:run-through="foreground"/>
    </style:style>
    <style:style style:name="gr12" style:family="graphic">
      <style:graphic-properties draw:stroke="none" draw:fill="none" draw:textarea-horizontal-align="left" draw:textarea-vertical-align="top" draw:auto-grow-height="true" draw:auto-grow-width="true" fo:min-height="0.37cm" fo:min-width="0.272cm" fo:padding-top="0cm" fo:padding-bottom="0cm" fo:padding-left="0cm" fo:padding-right="0cm" style:run-through="foreground"/>
    </style:style>
    <style:style style:name="gr13" style:family="graphic">
      <style:graphic-properties draw:stroke="none" draw:fill="none" draw:textarea-horizontal-align="left" draw:textarea-vertical-align="top" draw:auto-grow-height="true" draw:auto-grow-width="true" fo:min-height="0.374cm" fo:min-width="0.753cm" fo:padding-top="0cm" fo:padding-bottom="0cm" fo:padding-left="0cm" fo:padding-right="0cm" style:run-through="foreground"/>
    </style:style>
    <style:style style:name="gr1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5" style:family="graphic">
      <style:graphic-properties draw:stroke="none" draw:fill="none" draw:textarea-horizontal-align="left" draw:textarea-vertical-align="top" draw:auto-grow-height="true" draw:auto-grow-width="true" fo:min-height="0.295cm" fo:min-width="0.794cm" fo:padding-top="0cm" fo:padding-bottom="0cm" fo:padding-left="0cm" fo:padding-right="0cm" style:run-through="foreground"/>
    </style:style>
    <style:style style:name="gr16" style:family="graphic">
      <style:graphic-properties draw:stroke="none" draw:fill="none" draw:textarea-horizontal-align="left" draw:textarea-vertical-align="top" draw:auto-grow-height="true" draw:auto-grow-width="true" fo:min-height="0.266cm" fo:min-width="1.252cm" fo:padding-top="0cm" fo:padding-bottom="0cm" fo:padding-left="0cm" fo:padding-right="0cm" style:run-through="foreground"/>
    </style:style>
    <style:style style:name="gr17" style:family="graphic">
      <style:graphic-properties draw:stroke="none" draw:fill="none" draw:textarea-horizontal-align="left" draw:textarea-vertical-align="top" draw:auto-grow-height="true" draw:auto-grow-width="true" fo:min-height="0.295cm" fo:min-width="0.737cm" fo:padding-top="0cm" fo:padding-bottom="0cm" fo:padding-left="0cm" fo:padding-right="0cm" style:run-through="foreground"/>
    </style:style>
    <style:style style:name="gr18" style:family="graphic">
      <style:graphic-properties draw:stroke="none"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19" style:family="graphic">
      <style:graphic-properties draw:stroke="none"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20" style:family="graphic">
      <style:graphic-properties draw:stroke="none" draw:fill="none" draw:textarea-horizontal-align="left" draw:textarea-vertical-align="top" draw:auto-grow-height="true" draw:auto-grow-width="true" fo:min-height="0.282cm" fo:min-width="0.827cm" fo:padding-top="0cm" fo:padding-bottom="0cm" fo:padding-left="0cm" fo:padding-right="0cm" style:run-through="foreground"/>
    </style:style>
    <style:style style:name="gr21" style:family="graphic">
      <style:graphic-properties draw:stroke="none" draw:fill="none" draw:textarea-horizontal-align="left" draw:textarea-vertical-align="top" draw:auto-grow-height="true" draw:auto-grow-width="true" fo:min-height="0.282cm" fo:min-width="0.831cm" fo:padding-top="0cm" fo:padding-bottom="0cm" fo:padding-left="0cm" fo:padding-right="0cm" style:run-through="foreground"/>
    </style:style>
    <style:style style:name="gr22" style:family="graphic">
      <style:graphic-properties draw:stroke="none" draw:fill="none" draw:textarea-horizontal-align="left" draw:textarea-vertical-align="top" draw:auto-grow-height="true" draw:auto-grow-width="true" fo:min-height="0.243cm" fo:min-width="3.344cm" fo:padding-top="0cm" fo:padding-bottom="0cm" fo:padding-left="0cm" fo:padding-right="0cm" style:run-through="foreground"/>
    </style:style>
    <style:style style:name="gr23" style:family="graphic">
      <style:graphic-properties draw:stroke="none" draw:fill="none" draw:textarea-horizontal-align="left" draw:textarea-vertical-align="top" draw:auto-grow-height="true" draw:auto-grow-width="true" fo:min-height="0.282cm" fo:min-width="1.448cm" fo:padding-top="0cm" fo:padding-bottom="0cm" fo:padding-left="0cm" fo:padding-right="0cm" style:run-through="foreground"/>
    </style:style>
    <style:style style:name="gr24" style:family="graphic">
      <style:graphic-properties draw:stroke="dash" svg:stroke-color="#4c4c4c" draw:fill="none" style:run-through="foreground"/>
    </style:style>
    <style:style style:name="gr25" style:family="graphic">
      <style:graphic-properties draw:stroke="none" draw:fill="none" draw:textarea-horizontal-align="left" draw:textarea-vertical-align="top" draw:auto-grow-height="true" draw:auto-grow-width="true" fo:min-height="0.282cm" fo:min-width="0.769cm" fo:padding-top="0cm" fo:padding-bottom="0cm" fo:padding-left="0cm" fo:padding-right="0cm" style:run-through="foreground"/>
    </style:style>
    <style:style style:name="gr26" style:family="graphic">
      <style:graphic-properties draw:stroke="solid" svg:stroke-width="0.004cm" svg:stroke-color="#4c4c4c" draw:fill="solid" draw:fill-color="#ffffff" fo:padding-top="0.002cm" fo:padding-bottom="0.002cm" fo:padding-left="0.002cm" fo:padding-right="0.002cm" style:run-through="foreground"/>
    </style:style>
    <style:style style:name="gr27" style:family="graphic">
      <style:graphic-properties draw:stroke="none" draw:fill="none" draw:textarea-horizontal-align="left" draw:textarea-vertical-align="top" draw:auto-grow-height="true" draw:auto-grow-width="true" fo:min-height="0.282cm" fo:min-width="0.917cm" fo:padding-top="0cm" fo:padding-bottom="0cm" fo:padding-left="0cm" fo:padding-right="0cm" style:run-through="foreground"/>
    </style:style>
    <style:style style:name="gr28" style:family="graphic">
      <style:graphic-properties draw:stroke="none" draw:fill="none" draw:textarea-horizontal-align="left" draw:textarea-vertical-align="top" draw:auto-grow-height="true" draw:auto-grow-width="true" fo:min-height="0.282cm" fo:min-width="0.771cm" fo:padding-top="0cm" fo:padding-bottom="0cm" fo:padding-left="0cm" fo:padding-right="0cm" style:run-through="foreground"/>
    </style:style>
    <style:style style:name="gr29" style:family="graphic">
      <style:graphic-properties draw:stroke="solid" svg:stroke-width="0.004cm" svg:stroke-color="#4c4c4c" draw:fill="solid" draw:fill-color="#000000" fo:padding-top="0.002cm" fo:padding-bottom="0.002cm" fo:padding-left="0.002cm" fo:padding-right="0.002cm" style:run-through="foreground"/>
    </style:style>
    <style:style style:name="gr30" style:family="graphic">
      <style:graphic-properties draw:stroke="none" draw:fill="solid" draw:fill-color="#000000" style:run-through="foreground"/>
    </style:style>
    <style:style style:name="gr31" style:family="graphic">
      <style:graphic-properties draw:stroke="none" draw:fill="none" draw:textarea-horizontal-align="left" draw:textarea-vertical-align="top" draw:auto-grow-height="true" draw:auto-grow-width="true" fo:min-height="0.282cm" fo:min-width="1.228cm" fo:padding-top="0cm" fo:padding-bottom="0cm" fo:padding-left="0cm" fo:padding-right="0cm" style:run-through="foreground"/>
    </style:style>
    <style:style style:name="gr32" style:family="graphic">
      <style:graphic-properties draw:stroke="none" draw:fill="none" draw:textarea-horizontal-align="left" draw:textarea-vertical-align="top" draw:auto-grow-height="true" draw:auto-grow-width="true" fo:min-height="0.282cm" fo:min-width="0.919cm" fo:padding-top="0cm" fo:padding-bottom="0cm" fo:padding-left="0cm" fo:padding-right="0cm" style:run-through="foreground"/>
    </style:style>
    <style:style style:name="gr33" style:family="graphic">
      <style:graphic-properties draw:stroke="none" draw:fill="none" draw:textarea-horizontal-align="left" draw:textarea-vertical-align="top" draw:auto-grow-height="true" draw:auto-grow-width="true" fo:min-height="0.282cm" fo:min-width="0.446cm" fo:padding-top="0cm" fo:padding-bottom="0cm" fo:padding-left="0cm" fo:padding-right="0cm" style:run-through="foreground"/>
    </style:style>
    <style:style style:name="gr34" style:family="graphic">
      <style:graphic-properties draw:stroke="none" draw:fill="none" draw:textarea-horizontal-align="left" draw:textarea-vertical-align="top" draw:auto-grow-height="true" draw:auto-grow-width="true" fo:min-height="0.282cm" fo:min-width="0.915cm" fo:padding-top="0cm" fo:padding-bottom="0cm" fo:padding-left="0cm" fo:padding-right="0cm" style:run-through="foreground"/>
    </style:style>
    <style:style style:name="gr35" style:family="graphic">
      <style:graphic-properties draw:stroke="none" draw:fill="none" draw:textarea-horizontal-align="left" draw:textarea-vertical-align="top" draw:auto-grow-height="true" draw:auto-grow-width="true" fo:min-height="0.282cm" fo:min-width="1.229cm" fo:padding-top="0cm" fo:padding-bottom="0cm" fo:padding-left="0cm" fo:padding-right="0cm" style:run-through="foreground"/>
    </style:style>
    <style:style style:name="gr36" style:family="graphic">
      <style:graphic-properties draw:stroke="none" draw:fill="none" draw:textarea-horizontal-align="left" draw:textarea-vertical-align="top" draw:auto-grow-height="true" draw:auto-grow-width="true" fo:min-height="0.266cm" fo:min-width="5.089cm" fo:padding-top="0cm" fo:padding-bottom="0cm" fo:padding-left="0cm" fo:padding-right="0cm" style:run-through="foreground"/>
    </style:style>
    <style:style style:name="gr37" style:family="graphic">
      <style:graphic-properties draw:stroke="none" draw:fill="none" draw:textarea-horizontal-align="left" draw:textarea-vertical-align="top" draw:auto-grow-height="true" draw:auto-grow-width="true" fo:min-height="0.282cm" fo:min-width="4.24cm" fo:padding-top="0cm" fo:padding-bottom="0cm" fo:padding-left="0cm" fo:padding-right="0cm" style:run-through="foreground"/>
    </style:style>
    <style:style style:name="gr38" style:family="graphic">
      <style:graphic-properties draw:stroke="none" draw:fill="none" draw:textarea-horizontal-align="left" draw:textarea-vertical-align="top" draw:auto-grow-height="true" draw:auto-grow-width="true" fo:min-height="0.282cm" fo:min-width="1.446cm" fo:padding-top="0cm" fo:padding-bottom="0cm" fo:padding-left="0cm" fo:padding-right="0cm" style:run-through="foreground"/>
    </style:style>
    <style:style style:name="gr39" style:family="graphic">
      <style:graphic-properties draw:stroke="none" draw:fill="none" draw:textarea-horizontal-align="left" draw:textarea-vertical-align="top" draw:auto-grow-height="true" draw:auto-grow-width="true" fo:min-height="0.282cm" fo:min-width="0.445cm" fo:padding-top="0cm" fo:padding-bottom="0cm" fo:padding-left="0cm" fo:padding-right="0cm" style:run-through="foreground"/>
    </style:style>
    <style:style style:name="gr40" style:family="graphic">
      <style:graphic-properties draw:stroke="none" draw:fill="none" draw:textarea-horizontal-align="left" draw:textarea-vertical-align="top" draw:auto-grow-height="true" draw:auto-grow-width="true" fo:min-height="0.282cm" fo:min-width="0.448cm" fo:padding-top="0cm" fo:padding-bottom="0cm" fo:padding-left="0cm" fo:padding-right="0cm" style:run-through="foreground"/>
    </style:style>
    <style:style style:name="gr41" style:family="graphic">
      <style:graphic-properties draw:stroke="none" draw:fill="none" draw:textarea-horizontal-align="left" draw:textarea-vertical-align="top" draw:auto-grow-height="true" draw:auto-grow-width="true" fo:min-height="0.282cm" fo:min-width="0.443cm" fo:padding-top="0cm" fo:padding-bottom="0cm" fo:padding-left="0cm" fo:padding-right="0cm" style:run-through="foreground"/>
    </style:style>
    <style:style style:name="gr42" style:family="graphic">
      <style:graphic-properties draw:stroke="none" draw:fill="none" draw:textarea-horizontal-align="left" draw:textarea-vertical-align="top" draw:auto-grow-height="true" draw:auto-grow-width="true" fo:min-height="0.291cm" fo:min-width="0.868cm" fo:padding-top="0cm" fo:padding-bottom="0cm" fo:padding-left="0cm" fo:padding-right="0cm" style:run-through="foreground"/>
    </style:style>
    <style:style style:name="gr43" style:family="graphic">
      <style:graphic-properties draw:stroke="none" draw:fill="none" draw:textarea-horizontal-align="left" draw:textarea-vertical-align="top" draw:auto-grow-height="true" draw:auto-grow-width="true" fo:min-height="0.291cm" fo:min-width="0.728cm" fo:padding-top="0cm" fo:padding-bottom="0cm" fo:padding-left="0cm" fo:padding-right="0cm" style:run-through="foreground"/>
    </style:style>
    <style:style style:name="gr44" style:family="graphic">
      <style:graphic-properties draw:stroke="none" draw:fill="none" draw:textarea-horizontal-align="left" draw:textarea-vertical-align="top" draw:auto-grow-height="true" draw:auto-grow-width="true" fo:min-height="0.291cm" fo:min-width="2.342cm" fo:padding-top="0cm" fo:padding-bottom="0cm" fo:padding-left="0cm" fo:padding-right="0cm" style:run-through="foreground"/>
    </style:style>
    <style:style style:name="gr45" style:family="graphic">
      <style:graphic-properties draw:stroke="none" draw:fill="none" draw:textarea-horizontal-align="left" draw:textarea-vertical-align="top" draw:auto-grow-height="true" draw:auto-grow-width="true" fo:min-height="0.291cm" fo:min-width="1.326cm" fo:padding-top="0cm" fo:padding-bottom="0cm" fo:padding-left="0cm" fo:padding-right="0cm" style:run-through="foreground"/>
    </style:style>
    <style:style style:name="gr46" style:family="graphic">
      <style:graphic-properties draw:stroke="none" draw:fill="none" draw:textarea-horizontal-align="left" draw:textarea-vertical-align="top" draw:auto-grow-height="true" draw:auto-grow-width="true" fo:min-height="0.291cm" fo:min-width="2.547cm" fo:padding-top="0cm" fo:padding-bottom="0cm" fo:padding-left="0cm" fo:padding-right="0cm" style:run-through="foreground"/>
    </style:style>
    <style:style style:name="gr47" style:family="graphic">
      <style:graphic-properties draw:stroke="none" draw:fill="none" draw:textarea-horizontal-align="left" draw:textarea-vertical-align="top" draw:auto-grow-height="true" draw:auto-grow-width="true" fo:min-height="0.291cm" fo:min-width="4.835cm" fo:padding-top="0cm" fo:padding-bottom="0cm" fo:padding-left="0cm" fo:padding-right="0cm" style:run-through="foreground"/>
    </style:style>
    <style:style style:name="gr48" style:family="graphic">
      <style:graphic-properties draw:stroke="none" draw:fill="none" draw:textarea-horizontal-align="left" draw:textarea-vertical-align="top" draw:auto-grow-height="true" draw:auto-grow-width="true" fo:min-height="0.291cm" fo:min-width="0.422cm" fo:padding-top="0cm" fo:padding-bottom="0cm" fo:padding-left="0cm" fo:padding-right="0cm" style:run-through="foreground"/>
    </style:style>
    <style:style style:name="gr49" style:family="graphic">
      <style:graphic-properties draw:stroke="none" draw:fill="none" draw:textarea-horizontal-align="left" draw:textarea-vertical-align="top" draw:auto-grow-height="true" draw:auto-grow-width="true" fo:min-height="0.259cm" fo:min-width="1.177cm" fo:padding-top="0cm" fo:padding-bottom="0cm" fo:padding-left="0cm" fo:padding-right="0cm" style:run-through="foreground"/>
    </style:style>
    <style:style style:name="gr50" style:family="graphic">
      <style:graphic-properties draw:stroke="none" draw:fill="none" draw:textarea-horizontal-align="left" draw:textarea-vertical-align="top" draw:auto-grow-height="true" draw:auto-grow-width="true" fo:min-height="0.259cm" fo:min-width="1.471cm" fo:padding-top="0cm" fo:padding-bottom="0cm" fo:padding-left="0cm" fo:padding-right="0cm" style:run-through="foreground"/>
    </style:style>
    <style:style style:name="gr51" style:family="graphic">
      <style:graphic-properties draw:stroke="none" draw:fill="none" draw:textarea-horizontal-align="left" draw:textarea-vertical-align="top" draw:auto-grow-height="true" draw:auto-grow-width="true" fo:min-height="0.259cm" fo:min-width="0.764cm" fo:padding-top="0cm" fo:padding-bottom="0cm" fo:padding-left="0cm" fo:padding-right="0cm" style:run-through="foreground"/>
    </style:style>
    <style:style style:name="gr52" style:family="graphic">
      <style:graphic-properties draw:stroke="none" draw:fill="none" draw:textarea-horizontal-align="left" draw:textarea-vertical-align="top" draw:auto-grow-height="true" draw:auto-grow-width="true" fo:min-height="0.261cm" fo:min-width="1.113cm" fo:padding-top="0cm" fo:padding-bottom="0cm" fo:padding-left="0cm" fo:padding-right="0cm" style:run-through="foreground"/>
    </style:style>
    <style:style style:name="gr53" style:family="graphic">
      <style:graphic-properties draw:stroke="none" draw:fill="none" draw:textarea-horizontal-align="left" draw:textarea-vertical-align="top" draw:auto-grow-height="true" draw:auto-grow-width="true" fo:min-height="0.259cm" fo:min-width="1.312cm" fo:padding-top="0cm" fo:padding-bottom="0cm" fo:padding-left="0cm" fo:padding-right="0cm" style:run-through="foreground"/>
    </style:style>
    <style:style style:name="gr54" style:family="graphic">
      <style:graphic-properties draw:stroke="none" draw:fill="none" draw:textarea-horizontal-align="left" draw:textarea-vertical-align="top" draw:auto-grow-height="true" draw:auto-grow-width="true" fo:min-height="0.259cm" fo:min-width="0.709cm" fo:padding-top="0cm" fo:padding-bottom="0cm" fo:padding-left="0cm" fo:padding-right="0cm" style:run-through="foreground"/>
    </style:style>
    <style:style style:name="gr55" style:family="graphic">
      <style:graphic-properties draw:stroke="none" draw:fill="none" draw:textarea-horizontal-align="left" draw:textarea-vertical-align="top" draw:auto-grow-height="true" draw:auto-grow-width="true" fo:min-height="0.259cm" fo:min-width="1.117cm" fo:padding-top="0cm" fo:padding-bottom="0cm" fo:padding-left="0cm" fo:padding-right="0cm" style:run-through="foreground"/>
    </style:style>
    <style:style style:name="gr56" style:family="graphic">
      <style:graphic-properties draw:stroke="none" draw:fill="none" draw:textarea-horizontal-align="left" draw:textarea-vertical-align="top" draw:auto-grow-height="true" draw:auto-grow-width="true" fo:min-height="0.259cm" fo:min-width="1.395cm" fo:padding-top="0cm" fo:padding-bottom="0cm" fo:padding-left="0cm" fo:padding-right="0cm" style:run-through="foreground"/>
    </style:style>
    <style:style style:name="gr57" style:family="graphic">
      <style:graphic-properties draw:stroke="none" draw:fill="none" draw:textarea-horizontal-align="left" draw:textarea-vertical-align="top" draw:auto-grow-height="true" draw:auto-grow-width="true" fo:min-height="0.259cm" fo:min-width="2.803cm" fo:padding-top="0cm" fo:padding-bottom="0cm" fo:padding-left="0cm" fo:padding-right="0cm" style:run-through="foreground"/>
    </style:style>
    <style:style style:name="gr58" style:family="graphic">
      <style:graphic-properties draw:stroke="none" draw:fill="none" draw:textarea-horizontal-align="left" draw:textarea-vertical-align="top" draw:auto-grow-height="true" draw:auto-grow-width="true" fo:min-height="0.261cm" fo:min-width="3.344cm" fo:padding-top="0cm" fo:padding-bottom="0cm" fo:padding-left="0cm" fo:padding-right="0cm" style:run-through="foreground"/>
    </style:style>
    <style:style style:name="gr59" style:family="graphic">
      <style:graphic-properties style:run-through="foreground" style:vertical-pos="middle" style:vertical-rel="baseline" style:horizontal-pos="from-left" style:horizontal-rel="paragraph" draw:wrap-influence-on-position="once-concurrent" style:flow-with-text="false"/>
    </style:style>
    <style:style style:name="gr60" style:family="graphic">
      <style:graphic-properties draw:stroke="none"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61" style:family="graphic">
      <style:graphic-properties draw:stroke="none"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62" style:family="graphic">
      <style:graphic-properties draw:stroke="none"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63" style:family="graphic">
      <style:graphic-properties draw:stroke="none"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64" style:family="graphic">
      <style:graphic-properties draw:stroke="none"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65" style:family="graphic">
      <style:graphic-properties draw:stroke="none"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66" style:family="graphic">
      <style:graphic-properties draw:stroke="none"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67" style:family="graphic">
      <style:graphic-properties draw:stroke="none"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68" style:family="graphic">
      <style:graphic-properties draw:stroke="none"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69" style:family="graphic">
      <style:graphic-properties draw:stroke="none"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70" style:family="graphic">
      <style:graphic-properties draw:stroke="none"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71" style:family="graphic">
      <style:graphic-properties draw:stroke="none" draw:fill="none" draw:textarea-horizontal-align="left" draw:textarea-vertical-align="top" draw:auto-grow-height="true" draw:auto-grow-width="true" fo:min-height="0.288cm" fo:min-width="0.189cm" fo:padding-top="0cm" fo:padding-bottom="0cm" fo:padding-left="0cm" fo:padding-right="0cm" style:run-through="foreground"/>
    </style:style>
    <style:style style:name="gr72" style:family="graphic">
      <style:graphic-properties draw:stroke="none"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73" style:family="graphic">
      <style:graphic-properties draw:stroke="none" draw:fill="none" draw:textarea-horizontal-align="left" draw:textarea-vertical-align="top" draw:auto-grow-height="true" draw:auto-grow-width="true" fo:min-height="0.288cm" fo:min-width="0.178cm" fo:padding-top="0cm" fo:padding-bottom="0cm" fo:padding-left="0cm" fo:padding-right="0cm" style:run-through="foreground"/>
    </style:style>
    <style:style style:name="gr74" style:family="graphic">
      <style:graphic-properties draw:stroke="none"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75" style:family="graphic">
      <style:graphic-properties draw:stroke="none"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76" style:family="graphic">
      <style:graphic-properties draw:stroke="none" draw:fill="none" draw:textarea-horizontal-align="left" draw:textarea-vertical-align="top" draw:auto-grow-height="true" draw:auto-grow-width="true" fo:min-height="0.288cm" fo:min-width="0.314cm" fo:padding-top="0cm" fo:padding-bottom="0cm" fo:padding-left="0cm" fo:padding-right="0cm" style:run-through="foreground"/>
    </style:style>
    <style:style style:name="gr77" style:family="graphic">
      <style:graphic-properties draw:stroke="none"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78" style:family="graphic">
      <style:graphic-properties draw:stroke="none"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79" style:family="graphic">
      <style:graphic-properties draw:stroke="none" draw:fill="none" draw:textarea-horizontal-align="left" draw:textarea-vertical-align="top" draw:auto-grow-height="true" draw:auto-grow-width="true" fo:min-height="0.288cm" fo:min-width="0.076cm" fo:padding-top="0cm" fo:padding-bottom="0cm" fo:padding-left="0cm" fo:padding-right="0cm" style:run-through="foreground"/>
    </style:style>
    <style:style style:name="gr80" style:family="graphic">
      <style:graphic-properties draw:stroke="none"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81" style:family="graphic">
      <style:graphic-properties draw:stroke="none" draw:fill="none" draw:textarea-horizontal-align="left" draw:textarea-vertical-align="top" draw:auto-grow-height="true" draw:auto-grow-width="true" fo:min-height="0.635cm" fo:min-width="0.164cm" fo:padding-top="0cm" fo:padding-bottom="0cm" fo:padding-left="0cm" fo:padding-right="0cm" style:run-through="foreground"/>
    </style:style>
    <style:style style:name="gr82" style:family="graphic">
      <style:graphic-properties draw:stroke="none" draw:fill="none" draw:textarea-horizontal-align="left" draw:textarea-vertical-align="top" draw:auto-grow-height="true" draw:auto-grow-width="true" fo:min-height="0.48cm" fo:min-width="0.434cm" fo:padding-top="0cm" fo:padding-bottom="0cm" fo:padding-left="0cm" fo:padding-right="0cm" style:run-through="foreground"/>
    </style:style>
    <style:style style:name="gr83" style:family="graphic">
      <style:graphic-properties draw:stroke="none"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84" style:family="graphic">
      <style:graphic-properties draw:stroke="none" draw:fill="none" draw:textarea-horizontal-align="left" draw:textarea-vertical-align="top" draw:auto-grow-height="true" draw:auto-grow-width="true" fo:min-height="0.321cm" fo:min-width="8.472cm" fo:padding-top="0cm" fo:padding-bottom="0cm" fo:padding-left="0cm" fo:padding-right="0cm" style:run-through="foreground"/>
    </style:style>
    <style:style style:name="gr85" style:family="graphic">
      <style:graphic-properties draw:stroke="none"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86" style:family="graphic">
      <style:graphic-properties draw:stroke="none"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87" style:family="graphic">
      <style:graphic-properties draw:stroke="none" draw:fill="none" draw:textarea-horizontal-align="left" draw:textarea-vertical-align="top" draw:auto-grow-height="true" draw:auto-grow-width="true" fo:min-height="0.321cm" fo:min-width="5.424cm" fo:padding-top="0cm" fo:padding-bottom="0cm" fo:padding-left="0cm" fo:padding-right="0cm" style:run-through="foreground"/>
    </style:style>
    <style:style style:name="gr88" style:family="graphic">
      <style:graphic-properties draw:stroke="none"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89" style:family="graphic">
      <style:graphic-properties draw:stroke="none"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90" style:family="graphic">
      <style:graphic-properties draw:stroke="none"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91" style:family="graphic">
      <style:graphic-properties draw:stroke="none"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92" style:family="graphic">
      <style:graphic-properties draw:stroke="none" draw:fill="none" draw:textarea-horizontal-align="left" draw:textarea-vertical-align="top" draw:auto-grow-height="true" draw:auto-grow-width="true" fo:min-height="0.321cm" fo:min-width="6.44cm" fo:padding-top="0cm" fo:padding-bottom="0cm" fo:padding-left="0cm" fo:padding-right="0cm" style:run-through="foreground"/>
    </style:style>
    <style:style style:name="gr93" style:family="graphic">
      <style:graphic-properties draw:stroke="none"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94" style:family="graphic">
      <style:graphic-properties draw:stroke="none"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95" style:family="graphic">
      <style:graphic-properties draw:stroke="none" draw:fill="none" draw:textarea-horizontal-align="left" draw:textarea-vertical-align="top" draw:auto-grow-height="true" draw:auto-grow-width="true" fo:min-height="0.321cm" fo:min-width="8.303cm" fo:padding-top="0cm" fo:padding-bottom="0cm" fo:padding-left="0cm" fo:padding-right="0cm" style:run-through="foreground"/>
    </style:style>
    <style:style style:name="gr96" style:family="graphic">
      <style:graphic-properties draw:stroke="none" draw:fill="none" draw:textarea-horizontal-align="left" draw:textarea-vertical-align="top" draw:auto-grow-height="true" draw:auto-grow-width="true" fo:min-height="0.321cm" fo:min-width="2.544cm" fo:padding-top="0cm" fo:padding-bottom="0cm" fo:padding-left="0cm" fo:padding-right="0cm" style:run-through="foreground"/>
    </style:style>
    <style:style style:name="gr97" style:family="graphic">
      <style:graphic-properties draw:stroke="none"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98" style:family="graphic">
      <style:graphic-properties draw:stroke="none"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99" style:family="graphic">
      <style:graphic-properties draw:stroke="none"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100" style:family="graphic">
      <style:graphic-properties draw:stroke="none"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101" style:family="graphic">
      <style:graphic-properties draw:stroke="none" draw:fill="none" draw:textarea-horizontal-align="left" draw:textarea-vertical-align="top" draw:auto-grow-height="true" draw:auto-grow-width="true" fo:min-height="0.288cm" fo:min-width="1.339cm" fo:padding-top="0cm" fo:padding-bottom="0cm" fo:padding-left="0cm" fo:padding-right="0cm" style:run-through="foreground"/>
    </style:style>
    <style:style style:name="gr102" style:family="graphic">
      <style:graphic-properties draw:stroke="none" draw:fill="none" draw:textarea-horizontal-align="left" draw:textarea-vertical-align="top" draw:auto-grow-height="true" draw:auto-grow-width="true" fo:min-height="0.247cm" fo:min-width="1.274cm" fo:padding-top="0cm" fo:padding-bottom="0cm" fo:padding-left="0cm" fo:padding-right="0cm" style:run-through="foreground"/>
    </style:style>
    <style:style style:name="gr103" style:family="graphic">
      <style:graphic-properties draw:stroke="none" draw:fill="none" draw:textarea-horizontal-align="left" draw:textarea-vertical-align="top" draw:auto-grow-height="true" draw:auto-grow-width="true" fo:min-height="0.288cm" fo:min-width="1.335cm" fo:padding-top="0cm" fo:padding-bottom="0cm" fo:padding-left="0cm" fo:padding-right="0cm" style:run-through="foreground"/>
    </style:style>
    <style:style style:name="gr104" style:family="graphic">
      <style:graphic-properties draw:stroke="none" draw:fill="none" draw:textarea-horizontal-align="left" draw:textarea-vertical-align="top" draw:auto-grow-height="true" draw:auto-grow-width="true" fo:min-height="0.288cm" fo:min-width="1.034cm" fo:padding-top="0cm" fo:padding-bottom="0cm" fo:padding-left="0cm" fo:padding-right="0cm" style:run-through="foreground"/>
    </style:style>
    <style:style style:name="gr105" style:family="graphic">
      <style:graphic-properties draw:stroke="none" draw:fill="none" draw:textarea-horizontal-align="left" draw:textarea-vertical-align="top" draw:auto-grow-height="true" draw:auto-grow-width="true" fo:min-height="0.288cm" fo:min-width="0.937cm" fo:padding-top="0cm" fo:padding-bottom="0cm" fo:padding-left="0cm" fo:padding-right="0cm" style:run-through="foreground"/>
    </style:style>
    <style:style style:name="gr106" style:family="graphic">
      <style:graphic-properties draw:stroke="dash" svg:stroke-color="#000000" draw:fill="none" style:run-through="foreground"/>
    </style:style>
    <style:style style:name="gr107" style:family="graphic">
      <style:graphic-properties draw:stroke="none" draw:fill="none" draw:textarea-horizontal-align="left" draw:textarea-vertical-align="top" draw:auto-grow-height="true" draw:auto-grow-width="true" fo:min-height="0.288cm" fo:min-width="0.58cm" fo:padding-top="0cm" fo:padding-bottom="0cm" fo:padding-left="0cm" fo:padding-right="0cm" style:run-through="foreground"/>
    </style:style>
    <style:style style:name="gr108" style:family="graphic">
      <style:graphic-properties draw:stroke="none" draw:fill="none" draw:textarea-horizontal-align="left" draw:textarea-vertical-align="top" draw:auto-grow-height="true" draw:auto-grow-width="true" fo:min-height="0.288cm" fo:min-width="0.072cm" fo:padding-top="0cm" fo:padding-bottom="0cm" fo:padding-left="0cm" fo:padding-right="0cm" style:run-through="foreground"/>
    </style:style>
    <style:style style:name="gr109" style:family="graphic">
      <style:graphic-properties draw:stroke="none" draw:fill="none" draw:textarea-horizontal-align="left" draw:textarea-vertical-align="top" draw:auto-grow-height="true" draw:auto-grow-width="true" fo:min-height="0.247cm" fo:min-width="1.228cm" fo:padding-top="0cm" fo:padding-bottom="0cm" fo:padding-left="0cm" fo:padding-right="0cm" style:run-through="foreground"/>
    </style:style>
    <style:style style:name="gr110" style:family="graphic">
      <style:graphic-properties draw:stroke="none" draw:fill="none" draw:textarea-horizontal-align="left" draw:textarea-vertical-align="top" draw:auto-grow-height="true" draw:auto-grow-width="true" fo:min-height="0.288cm" fo:min-width="0.896cm" fo:padding-top="0cm" fo:padding-bottom="0cm" fo:padding-left="0cm" fo:padding-right="0cm" style:run-through="foreground"/>
    </style:style>
    <style:style style:name="gr111" style:family="graphic">
      <style:graphic-properties draw:stroke="none" draw:fill="none" draw:textarea-horizontal-align="left" draw:textarea-vertical-align="top" draw:auto-grow-height="true" draw:auto-grow-width="true" fo:min-height="0.247cm" fo:min-width="1.298cm" fo:padding-top="0cm" fo:padding-bottom="0cm" fo:padding-left="0cm" fo:padding-right="0cm" style:run-through="foreground"/>
    </style:style>
    <style:style style:name="gr112" style:family="graphic">
      <style:graphic-properties draw:stroke="none" draw:fill="none" draw:textarea-horizontal-align="left" draw:textarea-vertical-align="top" draw:auto-grow-height="true" draw:auto-grow-width="true" fo:min-height="0.288cm" fo:min-width="0.716cm" fo:padding-top="0cm" fo:padding-bottom="0cm" fo:padding-left="0cm" fo:padding-right="0cm" style:run-through="foreground"/>
    </style:style>
    <style:style style:name="gr1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4" style:family="graphic">
      <style:graphic-properties draw:stroke="solid" svg:stroke-width="0.035cm" svg:stroke-color="#000000" draw:marker-start-width="0.252cm" draw:marker-start-center="false" draw:marker-end-width="0.252cm" draw:marker-end-center="false" draw:fill="solid" draw:fill-color="#ffff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15" style:family="graphic">
      <style:graphic-properties draw:stroke="solid" svg:stroke-width="0.035cm" svg:stroke-color="#000000" draw:marker-start-width="0.252cm" draw:marker-start-center="false" draw:marker-end-width="0.252cm" draw:marker-end-center="false" draw:fill="solid" draw:fill-color="#ffff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116" style:family="graphic">
      <style:graphic-properties draw:stroke="solid" svg:stroke-width="0cm" svg:stroke-color="#000000"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false" fo:min-height="0.97cm" fo:min-width="3.16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Bitcoin: Um Sistema de Dinheiro Eletrônico Peer-to-Peer</text:h>
      <text:p text:style-name="P2"/>
      <text:p text:style-name="P2">Satoshi Nakamoto</text:p>
      <text:p text:style-name="P2">satoshin@gmx.com</text:p>
      <text:p text:style-name="P2">www.bitcoin.org</text:p>
      <text:p text:style-name="P2"/>
      <text:p text:style-name="P2">Tradu<text:span text:style-name="T12">zido</text:span> <text:span text:style-name="T12">para</text:span> <text:span text:style-name="T12">Português</text:span> de <text:a xlink:type="simple" xlink:href="https://bitcoin.org/bitcoin.pdf" text:style-name="Internet_20_link" text:visited-style-name="Visited_20_Internet_20_Link">bitcoin.org/bitcoin.pdf</text:a></text:p>
      <text:p text:style-name="P19">por <text:span text:style-name="T12">Rodrigo Silva Pinto</text:span> - <text:span text:style-name="T12">http://linkedin.com/in/rodrigosilvap</text:span></text:p>
      <text:p text:style-name="P2"/>
      <text:p text:style-name="P2"/>
      <text:p text:style-name="P30"><text:span text:style-name="T8">Resumo.</text:span> Uma versão puramente peer-to-peer de dinheiro eletrônico permitiria que pagamentos on-line fossem enviados diretamente de uma parte para outra, sem passar por uma instituição financeira. As assinaturas digitais fornecem parte da solução, mas os principais benefícios são perdidos se um terceiro confiável ainda é necessário para evitar o gasto duplo. Nós propomos uma solução para o problema de gasto duplo usando uma rede peer-to-peer. A rede insere data e hora nas transações através de um hash em uma cadeia contínua de prova-de-trabalho à base de hash, formando um registro que não pode ser alterado sem refazer a prova-de-trabalho. A cadeia mais longa não só serve como prova da seqüência de eventos testemunhados, mas prova de que ela veio do maior pool de CPUs. Enquanto a maioria do poder das CPUs é controlado por nós que não estão cooperando para atacar a rede, eles irão gerar a cadeia mais longa e superar os atacantes. A própria rede requer estrutura mínima. As mensagens são espalhadas em regime de melhor esforço, e nós podem sair e regressar a rede à vontade, aceitando a cadeia mais longa de prova-de-trabalho, como prova do que aconteceu enquanto eles estavam fora.</text:p>
      <text:p text:style-name="P3"/>
      <text:h text:style-name="P8" text:outline-level="2"><text:span text:style-name="T3">1. <text:s text:c="3"/></text:span><text:span text:style-name="T4">Introdução</text:span> </text:h>
      <text:p text:style-name="P31">O comércio na Internet tem dependido quase exclusivamente de instituições financeiras que servem como terceiros confiáveis para processar pagamentos eletrônicos. Enquanto o sistema funciona bem para a maioria das operações, ainda sofre com as deficiências inerentes ao modelo baseado em confiança. Transações completamente não-reversíveis não são possíveis, uma vez que as instituições financeiras não podem evitar a mediação de conflitos. O custo da mediação aumenta os custos de transação, o que limita o tamanho mínimo prático da transação e elimina a possibilidade de pequenas transações ocasionais, e há um custo mais amplo na perda da capacidade de fazer pagamentos não reversível para serviços não reversíveis. Com a possibilidade de reversão, a necessidade de confiança se espalha. Comerciantes devem ser cautelosos com os seus clientes, incomodando-os para obter mais informações do que seria de outra forma necessária. Uma certa percentagem de fraude é aceita como inevitável. Estes custos e incertezas de pagamento podem ser evitados ao vivo usando moeda física, mas não existe nenhum mecanismo para fazer pagamentos ao longo de um canal de comunicação sem uma parte confiável.</text:p>
      <text:p text:style-name="P20">O que é necessário é um sistema de pagamento eletrônico baseado em prova criptográfica em vez de confiança, permitindo a quaisquer duas partes dispostas a transacionar diretamente uma com a outra sem a necessidade de um terceiro confiável. Transações que são computacionalmente impraticáveis de reverter protegeriam os vendedores de fraudes e mecanismos rotineiros de disputa poderiam ser facilmente implementados para proteger os compradores. Neste artigo, nós propomos uma solução para o problema de gasto duplo usando um servidor de horas distribuído peer-to-peer para gerar prova computacional da ordem cronológica das operações. O sistema é seguro desde que nós honestos controlem coletivamente mais poder de CPU do que qualquer grupo cooperado de nós atacantes.</text:p>
      <text:h text:style-name="P10" text:outline-level="2">2. <text:s text:c="3"/><text:span text:style-name="T12">Transações</text:span></text:h>
      <text:p text:style-name="P31">Nós definimos uma moeda eletrônica como uma cadeia de assinaturas digitais. Cada proprietário transfere a moeda para o seguinte por uma assinatura digital de hash da operação anterior e a <text:soft-page-break/>chave pública do dono da próxima e adicionando-os ao fim da moeda. Um sacador pode verificar as assinaturas para verificar a cadeia de propriedade.</text:p>
      <text:p text:style-name="P3"/>
      <text:p text:style-name="P4"><draw:g text:anchor-type="as-char" draw:z-index="12" draw:style-name="gr59"><draw:polygon draw:style-name="gr4" draw:text-style-name="P39" svg:width="2.161cm" svg:height="3.933cm" svg:x="0.589cm" svg:y="0cm" svg:viewBox="0 0 2162 3934" draw:points="1083,3934 0,3934 0,0 2162,0 2162,3934"><text:p/></draw:polygon><draw:polygon draw:style-name="gr4" draw:text-style-name="P39" svg:width="1.767cm" svg:height="0.786cm" svg:x="0.786cm" svg:y="0.589cm" svg:viewBox="0 0 1768 787" draw:points="886,787 0,787 0,0 1768,0 1768,787"><text:p/></draw:polygon><draw:frame draw:style-name="gr101" draw:text-style-name="P41" svg:width="1.34cm" svg:height="0.288cm" svg:x="0.776cm" svg:y="0.141cm"><draw:text-box><text:p text:style-name="P40"><text:span text:style-name="T32">Transação</text:span></text:p></draw:text-box></draw:frame><draw:frame draw:style-name="gr102" draw:text-style-name="P44" svg:width="1.345cm" svg:height="0.248cm" svg:x="1.118cm" svg:y="0.737cm"><draw:text-box><text:p text:style-name="P40"><text:span text:style-name="T33">Chave pública</text:span></text:p></draw:text-box></draw:frame><draw:polygon draw:style-name="gr4" draw:text-style-name="P39" svg:width="1.375cm" svg:height="0.785cm" svg:x="0.984cm" svg:y="2.946cm" svg:viewBox="0 0 1376 786" draw:points="688,786 0,786 0,0 1376,0 1376,786"><text:p/></draw:polygon><draw:frame draw:style-name="gr103" draw:text-style-name="P46" svg:width="1.336cm" svg:height="0.288cm" svg:x="1.087cm" svg:y="1.009cm"><draw:text-box><text:p text:style-name="P45"><text:span text:style-name="T33"><text:s/></text:span><text:span text:style-name="T33">Dono 1</text:span></text:p></draw:text-box></draw:frame><draw:frame draw:style-name="gr104" draw:text-style-name="P41" svg:width="1.17cm" svg:height="0.288cm" svg:x="1.125cm" svg:y="3.09cm"><draw:text-box><text:p text:style-name="P40"><text:span text:style-name="T32">Assinatura</text:span></text:p></draw:text-box></draw:frame><draw:polygon draw:style-name="gr5" draw:text-style-name="P39" svg:width="0.785cm" svg:height="0.394cm" svg:x="1.178cm" svg:y="1.965cm" svg:viewBox="0 0 786 395" draw:points="395,395 0,395 0,0 786,0 786,395"><text:p/></draw:polygon><draw:polygon draw:style-name="gr6" draw:text-style-name="P38" svg:width="0.785cm" svg:height="0.394cm" svg:x="1.178cm" svg:y="1.965cm" svg:viewBox="0 0 786 395" draw:points="395,395 0,395 0,0 786,0 786,395"><text:p/></draw:polygon><draw:frame draw:style-name="gr105" draw:text-style-name="P41" svg:width="0.937cm" svg:height="0.288cm" svg:x="1.147cm" svg:y="3.362cm"><draw:text-box><text:p text:style-name="P40"><text:span text:style-name="T32">Dono 0</text:span></text:p></draw:text-box></draw:frame><draw:polygon draw:style-name="gr2" draw:text-style-name="P37" svg:width="0.158cm" svg:height="0.232cm" svg:x="1.689cm" svg:y="1.732cm" svg:viewBox="0 0 159 233" draw:points="78,233 0,0 159,0"><text:p/></draw:polygon><draw:line draw:style-name="gr3" draw:text-style-name="P38" svg:x1="1.766cm" svg:y1="1.377cm" svg:x2="1.766cm" svg:y2="1.779cm"><text:p/></draw:line><draw:polygon draw:style-name="gr2" draw:text-style-name="P37" svg:width="0.154cm" svg:height="0.236cm" svg:x="1.495cm" svg:y="2.714cm" svg:viewBox="0 0 155 237" draw:points="78,237 0,0 155,0"><text:p/></draw:polygon><draw:line draw:style-name="gr3" draw:text-style-name="P38" svg:x1="1.572cm" svg:y1="2.36cm" svg:x2="1.572cm" svg:y2="2.763cm"><text:p/></draw:line><draw:line draw:style-name="gr106" draw:text-style-name="P38" svg:x1="2.36cm" svg:y1="1.377cm" svg:x2="2.36cm" svg:y2="2.361cm"><text:p/></draw:line><draw:polygon draw:style-name="gr4" draw:text-style-name="P39" svg:width="2.162cm" svg:height="3.933cm" svg:x="3.735cm" svg:y="0cm" svg:viewBox="0 0 2163 3934" draw:points="1080,3934 0,3934 0,0 2163,0 2163,3934"><text:p/></draw:polygon><draw:frame draw:style-name="gr107" draw:text-style-name="P41" svg:width="0.581cm" svg:height="0.288cm" svg:x="1.291cm" svg:y="2.046cm"><draw:text-box><text:p text:style-name="P40"><text:span text:style-name="T32">Hash</text:span></text:p></draw:text-box></draw:frame><draw:polygon draw:style-name="gr4" draw:text-style-name="P39" svg:width="1.77cm" svg:height="0.786cm" svg:x="3.929cm" svg:y="0.589cm" svg:viewBox="0 0 1771 787" draw:points="886,787 0,787 0,0 1771,0 1771,787"><text:p/></draw:polygon><draw:frame draw:style-name="gr101" draw:text-style-name="P41" svg:width="1.34cm" svg:height="0.288cm" svg:x="3.93cm" svg:y="0.141cm"><draw:text-box><text:p text:style-name="P40"><text:span text:style-name="T32">Transação</text:span></text:p></draw:text-box></draw:frame><draw:frame draw:style-name="gr102" draw:text-style-name="P44" svg:width="1.345cm" svg:height="0.248cm" svg:x="4.272cm" svg:y="0.737cm"><draw:text-box><text:p text:style-name="P47"><text:span text:style-name="T33">Chave pública</text:span></text:p></draw:text-box></draw:frame><draw:polygon draw:style-name="gr4" draw:text-style-name="P39" svg:width="1.375cm" svg:height="0.785cm" svg:x="4.127cm" svg:y="2.946cm" svg:viewBox="0 0 1376 786" draw:points="688,786 0,786 0,0 1376,0 1376,786"><text:p/></draw:polygon><draw:frame draw:style-name="gr103" draw:text-style-name="P44" svg:width="1.336cm" svg:height="0.288cm" svg:x="4.237cm" svg:y="1.009cm"><draw:text-box><text:p text:style-name="P48"><text:span text:style-name="T33"><text:s/></text:span><text:span text:style-name="T33">Dono 2</text:span></text:p></draw:text-box></draw:frame><draw:frame draw:style-name="gr104" draw:text-style-name="P41" svg:width="1.17cm" svg:height="0.288cm" svg:x="4.258cm" svg:y="3.09cm"><draw:text-box><text:p text:style-name="P40"><text:span text:style-name="T32">Assinatura</text:span></text:p></draw:text-box></draw:frame><draw:polygon draw:style-name="gr5" draw:text-style-name="P39" svg:width="0.786cm" svg:height="0.394cm" svg:x="4.324cm" svg:y="1.965cm" svg:viewBox="0 0 787 395" draw:points="392,395 0,395 0,0 787,0 787,395"><text:p/></draw:polygon><draw:polygon draw:style-name="gr6" draw:text-style-name="P38" svg:width="0.786cm" svg:height="0.394cm" svg:x="4.324cm" svg:y="1.965cm" svg:viewBox="0 0 787 395" draw:points="392,395 0,395 0,0 787,0 787,395"><text:p/></draw:polygon><draw:frame draw:style-name="gr105" draw:text-style-name="P41" svg:width="0.937cm" svg:height="0.288cm" svg:x="4.279cm" svg:y="3.362cm"><draw:text-box><text:p text:style-name="P40"><text:span text:style-name="T32">Dono 1</text:span></text:p></draw:text-box></draw:frame><draw:polygon draw:style-name="gr2" draw:text-style-name="P37" svg:width="0.154cm" svg:height="0.232cm" svg:x="4.836cm" svg:y="1.732cm" svg:viewBox="0 0 155 233" draw:points="78,233 0,0 155,0"><text:p/></draw:polygon><draw:line draw:style-name="gr3" draw:text-style-name="P38" svg:x1="4.914cm" svg:y1="1.377cm" svg:x2="4.914cm" svg:y2="1.779cm"><text:p/></draw:line><draw:polygon draw:style-name="gr2" draw:text-style-name="P37" svg:width="0.158cm" svg:height="0.236cm" svg:x="4.638cm" svg:y="2.714cm" svg:viewBox="0 0 159 237" draw:points="78,237 0,0 159,0"><text:p/></draw:polygon><draw:line draw:style-name="gr3" draw:text-style-name="P38" svg:x1="4.716cm" svg:y1="2.36cm" svg:x2="4.716cm" svg:y2="2.763cm"><text:p/></draw:line><draw:polygon draw:style-name="gr2" draw:text-style-name="P37" svg:width="0.246cm" svg:height="0.165cm" svg:x="3.88cm" svg:y="2.981cm" svg:viewBox="0 0 247 166" draw:points="247,166 0,141 63,0"><text:p/></draw:polygon><draw:line draw:style-name="gr3" draw:text-style-name="P38" svg:x1="2.36cm" svg:y1="2.36cm" svg:x2="2.395cm" svg:y2="2.378cm"><text:p/></draw:line><draw:line draw:style-name="gr3" draw:text-style-name="P38" svg:x1="2.43cm" svg:y1="2.393cm" svg:x2="2.465cm" svg:y2="2.411cm"><text:p/></draw:line><draw:line draw:style-name="gr3" draw:text-style-name="P38" svg:x1="2.501cm" svg:y1="2.424cm" svg:x2="2.539cm" svg:y2="2.442cm"><text:p/></draw:line><draw:line draw:style-name="gr3" draw:text-style-name="P38" svg:x1="2.575cm" svg:y1="2.454cm" svg:x2="2.61cm" svg:y2="2.471cm"><text:p/></draw:line><draw:line draw:style-name="gr3" draw:text-style-name="P38" svg:x1="2.645cm" svg:y1="2.487cm" svg:x2="2.684cm" svg:y2="2.505cm"><text:p/></draw:line><draw:line draw:style-name="gr3" draw:text-style-name="P38" svg:x1="2.719cm" svg:y1="2.52cm" svg:x2="2.755cm" svg:y2="2.538cm"><text:p/></draw:line><draw:line draw:style-name="gr3" draw:text-style-name="P38" svg:x1="2.789cm" svg:y1="2.554cm" svg:x2="2.828cm" svg:y2="2.569cm"><text:p/></draw:line><draw:line draw:style-name="gr3" draw:text-style-name="P38" svg:x1="2.864cm" svg:y1="2.587cm" svg:x2="2.899cm" svg:y2="2.601cm"><text:p/></draw:line><draw:line draw:style-name="gr3" draw:text-style-name="P38" svg:x1="2.935cm" svg:y1="2.618cm" svg:x2="2.97cm" svg:y2="2.632cm"><text:p/></draw:line><draw:line draw:style-name="gr3" draw:text-style-name="P38" svg:x1="3.009cm" svg:y1="2.648cm" svg:x2="3.044cm" svg:y2="2.662cm"><text:p/></draw:line><draw:line draw:style-name="gr3" draw:text-style-name="P38" svg:x1="3.079cm" svg:y1="2.681cm" svg:x2="3.114cm" svg:y2="2.696cm"><text:p/></draw:line><draw:line draw:style-name="gr3" draw:text-style-name="P38" svg:x1="3.149cm" svg:y1="2.714cm" svg:x2="3.188cm" svg:y2="2.728cm"><text:p/></draw:line><draw:line draw:style-name="gr3" draw:text-style-name="P38" svg:x1="3.223cm" svg:y1="2.745cm" svg:x2="3.258cm" svg:y2="2.763cm"><text:p/></draw:line><draw:line draw:style-name="gr3" draw:text-style-name="P38" svg:x1="3.294cm" svg:y1="2.775cm" svg:x2="3.333cm" svg:y2="2.792cm"><text:p/></draw:line><draw:line draw:style-name="gr3" draw:text-style-name="P38" svg:x1="3.368cm" svg:y1="2.808cm" svg:x2="3.404cm" svg:y2="2.826cm"><text:p/></draw:line><draw:line draw:style-name="gr3" draw:text-style-name="P38" svg:x1="3.439cm" svg:y1="2.841cm" svg:x2="3.478cm" svg:y2="2.859cm"><text:p/></draw:line><draw:line draw:style-name="gr3" draw:text-style-name="P38" svg:x1="3.513cm" svg:y1="2.872cm" svg:x2="3.548cm" svg:y2="2.89cm"><text:p/></draw:line><draw:line draw:style-name="gr3" draw:text-style-name="P38" svg:x1="3.584cm" svg:y1="2.902cm" svg:x2="3.619cm" svg:y2="2.919cm"><text:p/></draw:line><draw:line draw:style-name="gr3" draw:text-style-name="P38" svg:x1="3.657cm" svg:y1="2.939cm" svg:x2="3.692cm" svg:y2="2.953cm"><text:p/></draw:line><draw:line draw:style-name="gr3" draw:text-style-name="P38" svg:x1="3.728cm" svg:y1="2.969cm" svg:x2="3.764cm" svg:y2="2.983cm"><text:p/></draw:line><draw:line draw:style-name="gr3" draw:text-style-name="P38" svg:x1="3.802cm" svg:y1="3.002cm" svg:x2="3.838cm" svg:y2="3.017cm"><text:p/></draw:line><draw:line draw:style-name="gr3" draw:text-style-name="P38" svg:x1="3.873cm" svg:y1="3.035cm" svg:x2="3.908cm" svg:y2="3.049cm"><text:p/></draw:line><draw:line draw:style-name="gr3" draw:text-style-name="P38" svg:x1="3.947cm" svg:y1="3.066cm" svg:x2="3.954cm" svg:y2="3.07cm"><text:p/></draw:line><draw:frame draw:style-name="gr107" draw:text-style-name="P41" svg:width="0.581cm" svg:height="0.288cm" svg:x="4.424cm" svg:y="2.046cm"><draw:text-box><text:p text:style-name="P40"><text:span text:style-name="T32">Hash</text:span></text:p></draw:text-box></draw:frame><draw:frame draw:style-name="gr108" draw:text-style-name="P41" svg:width="0.073cm" svg:height="0.288cm" draw:transform="rotate (-0.404916386462684) translate (2.97744444444444cm 2.48213888888889cm)"><draw:text-box><text:p text:style-name="P40"><text:span text:style-name="T32"><text:s/></text:span></text:p></draw:text-box></draw:frame><draw:line draw:style-name="gr106" draw:text-style-name="P38" svg:x1="5.502cm" svg:y1="1.377cm" svg:x2="5.502cm" svg:y2="2.361cm"><text:p/></draw:line><draw:polygon draw:style-name="gr4" draw:text-style-name="P39" svg:width="2.161cm" svg:height="3.933cm" svg:x="6.879cm" svg:y="0cm" svg:viewBox="0 0 2162 3934" draw:points="1083,3934 0,3934 0,0 2162,0 2162,3934"><text:p/></draw:polygon><draw:polygon draw:style-name="gr4" draw:text-style-name="P39" svg:width="1.767cm" svg:height="0.786cm" svg:x="7.076cm" svg:y="0.589cm" svg:viewBox="0 0 1768 787" draw:points="886,787 0,787 0,0 1768,0 1768,787"><text:p/></draw:polygon><draw:frame draw:style-name="gr101" draw:text-style-name="P41" svg:width="1.34cm" svg:height="0.288cm" svg:x="7.063cm" svg:y="0.141cm"><draw:text-box><text:p text:style-name="P40"><text:span text:style-name="T32">Transação</text:span></text:p></draw:text-box></draw:frame><draw:frame draw:style-name="gr109" draw:text-style-name="P44" svg:width="1.228cm" svg:height="0.248cm" svg:x="7.405cm" svg:y="0.737cm"><draw:text-box><text:p text:style-name="P40"><text:span text:style-name="T33">Clave púbica</text:span></text:p></draw:text-box></draw:frame><draw:polygon draw:style-name="gr4" draw:text-style-name="P39" svg:width="1.375cm" svg:height="0.785cm" svg:x="7.274cm" svg:y="2.946cm" svg:viewBox="0 0 1376 786" draw:points="688,786 0,786 0,0 1376,0 1376,786"><text:p/></draw:polygon><draw:frame draw:style-name="gr103" draw:text-style-name="P44" svg:width="1.336cm" svg:height="0.288cm" svg:x="7.37cm" svg:y="1.009cm"><draw:text-box><text:p text:style-name="P48"><text:span text:style-name="T33"><text:s/></text:span><text:span text:style-name="T33">Dono 3</text:span></text:p></draw:text-box></draw:frame><draw:frame draw:style-name="gr104" draw:text-style-name="P41" svg:width="1.17cm" svg:height="0.288cm" svg:x="7.412cm" svg:y="3.09cm"><draw:text-box><text:p text:style-name="P40"><text:span text:style-name="T32">Assinatura</text:span></text:p></draw:text-box></draw:frame><draw:polygon draw:style-name="gr5" draw:text-style-name="P39" svg:width="0.785cm" svg:height="0.394cm" svg:x="7.467cm" svg:y="1.965cm" svg:viewBox="0 0 786 395" draw:points="395,395 0,395 0,0 786,0 786,395"><text:p/></draw:polygon><draw:polygon draw:style-name="gr6" draw:text-style-name="P38" svg:width="0.785cm" svg:height="0.394cm" svg:x="7.467cm" svg:y="1.965cm" svg:viewBox="0 0 786 395" draw:points="395,395 0,395 0,0 786,0 786,395"><text:p/></draw:polygon><draw:frame draw:style-name="gr105" draw:text-style-name="P41" svg:width="0.937cm" svg:height="0.288cm" svg:x="7.433cm" svg:y="3.362cm"><draw:text-box><text:p text:style-name="P40"><text:span text:style-name="T32">Dono 2</text:span></text:p></draw:text-box></draw:frame><draw:polygon draw:style-name="gr2" draw:text-style-name="P37" svg:width="0.158cm" svg:height="0.232cm" svg:x="7.979cm" svg:y="1.732cm" svg:viewBox="0 0 159 233" draw:points="78,233 0,0 159,0"><text:p/></draw:polygon><draw:line draw:style-name="gr3" draw:text-style-name="P38" svg:x1="8.056cm" svg:y1="1.377cm" svg:x2="8.056cm" svg:y2="1.779cm"><text:p/></draw:line><draw:polygon draw:style-name="gr2" draw:text-style-name="P37" svg:width="0.154cm" svg:height="0.236cm" svg:x="7.785cm" svg:y="2.714cm" svg:viewBox="0 0 155 237" draw:points="78,237 0,0 155,0"><text:p/></draw:polygon><draw:line draw:style-name="gr3" draw:text-style-name="P38" svg:x1="7.862cm" svg:y1="2.36cm" svg:x2="7.862cm" svg:y2="2.763cm"><text:p/></draw:line><draw:polygon draw:style-name="gr2" draw:text-style-name="P37" svg:width="0.154cm" svg:height="0.232cm" svg:x="7.588cm" svg:y="1.732cm" svg:viewBox="0 0 155 233" draw:points="77,233 0,0 155,0"><text:p/></draw:polygon><draw:line draw:style-name="gr3" draw:text-style-name="P38" svg:x1="7.665cm" svg:y1="1.572cm" svg:x2="7.665cm" svg:y2="1.776cm"><text:p/></draw:line><draw:polygon draw:style-name="gr2" draw:text-style-name="P37" svg:width="0.246cm" svg:height="0.165cm" svg:x="7.026cm" svg:y="2.981cm" svg:viewBox="0 0 247 166" draw:points="247,166 0,141 63,0"><text:p/></draw:polygon><draw:line draw:style-name="gr3" draw:text-style-name="P38" svg:x1="5.502cm" svg:y1="2.36cm" svg:x2="5.537cm" svg:y2="2.378cm"><text:p/></draw:line><draw:line draw:style-name="gr3" draw:text-style-name="P38" svg:x1="5.573cm" svg:y1="2.393cm" svg:x2="5.612cm" svg:y2="2.411cm"><text:p/></draw:line><draw:line draw:style-name="gr3" draw:text-style-name="P38" svg:x1="5.647cm" svg:y1="2.424cm" svg:x2="5.683cm" svg:y2="2.442cm"><text:p/></draw:line><draw:line draw:style-name="gr3" draw:text-style-name="P38" svg:x1="5.721cm" svg:y1="2.454cm" svg:x2="5.757cm" svg:y2="2.471cm"><text:p/></draw:line><draw:line draw:style-name="gr3" draw:text-style-name="P38" svg:x1="5.792cm" svg:y1="2.487cm" svg:x2="5.827cm" svg:y2="2.505cm"><text:p/></draw:line><draw:line draw:style-name="gr3" draw:text-style-name="P38" svg:x1="5.863cm" svg:y1="2.52cm" svg:x2="5.901cm" svg:y2="2.538cm"><text:p/></draw:line><draw:line draw:style-name="gr3" draw:text-style-name="P38" svg:x1="5.937cm" svg:y1="2.554cm" svg:x2="5.972cm" svg:y2="2.569cm"><text:p/></draw:line><draw:line draw:style-name="gr3" draw:text-style-name="P38" svg:x1="6.007cm" svg:y1="2.587cm" svg:x2="6.043cm" svg:y2="2.601cm"><text:p/></draw:line><draw:line draw:style-name="gr3" draw:text-style-name="P38" svg:x1="6.081cm" svg:y1="2.618cm" svg:x2="6.117cm" svg:y2="2.632cm"><text:p/></draw:line><draw:line draw:style-name="gr3" draw:text-style-name="P38" svg:x1="6.151cm" svg:y1="2.648cm" svg:x2="6.186cm" svg:y2="2.662cm"><text:p/></draw:line><draw:line draw:style-name="gr3" draw:text-style-name="P38" svg:x1="6.226cm" svg:y1="2.681cm" svg:x2="6.261cm" svg:y2="2.696cm"><text:p/></draw:line><draw:line draw:style-name="gr3" draw:text-style-name="P38" svg:x1="6.297cm" svg:y1="2.714cm" svg:x2="6.332cm" svg:y2="2.728cm"><text:p/></draw:line><draw:line draw:style-name="gr3" draw:text-style-name="P38" svg:x1="6.371cm" svg:y1="2.745cm" svg:x2="6.406cm" svg:y2="2.763cm"><text:p/></draw:line><draw:line draw:style-name="gr3" draw:text-style-name="P38" svg:x1="6.441cm" svg:y1="2.775cm" svg:x2="6.476cm" svg:y2="2.792cm"><text:p/></draw:line><draw:line draw:style-name="gr3" draw:text-style-name="P38" svg:x1="6.512cm" svg:y1="2.808cm" svg:x2="6.551cm" svg:y2="2.826cm"><text:p/></draw:line><draw:line draw:style-name="gr3" draw:text-style-name="P38" svg:x1="6.585cm" svg:y1="2.841cm" svg:x2="6.62cm" svg:y2="2.859cm"><text:p/></draw:line><draw:line draw:style-name="gr3" draw:text-style-name="P38" svg:x1="6.656cm" svg:y1="2.872cm" svg:x2="6.692cm" svg:y2="2.89cm"><text:p/></draw:line><draw:line draw:style-name="gr3" draw:text-style-name="P38" svg:x1="6.73cm" svg:y1="2.902cm" svg:x2="6.766cm" svg:y2="2.919cm"><text:p/></draw:line><draw:line draw:style-name="gr3" draw:text-style-name="P38" svg:x1="6.801cm" svg:y1="2.939cm" svg:x2="6.836cm" svg:y2="2.953cm"><text:p/></draw:line><draw:line draw:style-name="gr3" draw:text-style-name="P38" svg:x1="6.875cm" svg:y1="2.969cm" svg:x2="6.91cm" svg:y2="2.983cm"><text:p/></draw:line><draw:line draw:style-name="gr3" draw:text-style-name="P38" svg:x1="6.946cm" svg:y1="3.002cm" svg:x2="6.981cm" svg:y2="3.017cm"><text:p/></draw:line><draw:line draw:style-name="gr3" draw:text-style-name="P38" svg:x1="7.016cm" svg:y1="3.035cm" svg:x2="7.055cm" svg:y2="3.049cm"><text:p/></draw:line><draw:line draw:style-name="gr3" draw:text-style-name="P38" svg:x1="7.09cm" svg:y1="3.066cm" svg:x2="7.101cm" svg:y2="3.07cm"><text:p/></draw:line><draw:frame draw:style-name="gr107" draw:text-style-name="P41" svg:width="0.581cm" svg:height="0.288cm" svg:x="7.578cm" svg:y="2.046cm"><draw:text-box><text:p text:style-name="P40"><text:span text:style-name="T32">Hash</text:span></text:p></draw:text-box></draw:frame><draw:frame draw:style-name="gr108" draw:text-style-name="P41" svg:width="0.073cm" svg:height="0.288cm" draw:transform="rotate (-0.404916386462684) translate (6.12245833333333cm 2.48213888888889cm)"><draw:text-box><text:p text:style-name="P40"><text:span text:style-name="T32"><text:s/></text:span></text:p></draw:text-box></draw:frame><draw:frame draw:style-name="gr110" draw:text-style-name="P41" svg:width="0.897cm" svg:height="0.288cm" draw:transform="rotate (-0.40927970959267) translate (6.19654166666667cm 2.33044444444444cm)"><draw:text-box><text:p text:style-name="P40"><text:span text:style-name="T32">Verificar</text:span></text:p></draw:text-box></draw:frame><draw:polygon draw:style-name="gr4" draw:text-style-name="P39" svg:width="1.77cm" svg:height="0.786cm" svg:x="3.929cm" svg:y="4.523cm" svg:viewBox="0 0 1771 787" draw:points="886,787 0,787 0,0 1771,0 1771,787"><text:p/></draw:polygon><draw:frame draw:style-name="gr111" draw:text-style-name="P44" svg:width="1.368cm" svg:height="0.248cm" svg:x="4.258cm" svg:y="4.667cm"><draw:text-box><text:p text:style-name="P40"><text:span text:style-name="T33">Chave privada</text:span></text:p></draw:text-box></draw:frame><draw:polygon draw:style-name="gr4" draw:text-style-name="P39" svg:width="1.767cm" svg:height="0.786cm" svg:x="0.786cm" svg:y="4.523cm" svg:viewBox="0 0 1768 787" draw:points="886,787 0,787 0,0 1768,0 1768,787"><text:p/></draw:polygon><draw:frame draw:style-name="gr103" draw:text-style-name="P44" svg:width="1.336cm" svg:height="0.288cm" svg:x="4.177cm" svg:y="4.942cm"><draw:text-box><text:p text:style-name="P48"><text:span text:style-name="T33"><text:s text:c="2"/></text:span><text:span text:style-name="T33">Dono 2</text:span></text:p></draw:text-box></draw:frame><draw:frame draw:style-name="gr111" draw:text-style-name="P44" svg:width="1.368cm" svg:height="0.248cm" svg:x="1.125cm" svg:y="4.667cm"><draw:text-box><text:p text:style-name="P40"><text:span text:style-name="T33">Chave privada</text:span></text:p></draw:text-box></draw:frame><draw:polygon draw:style-name="gr2" draw:text-style-name="P37" svg:width="0.236cm" svg:height="0.203cm" svg:x="7.037cm" svg:y="3.537cm" svg:viewBox="0 0 237 204" draw:points="237,0 92,204 0,81"><text:p/></draw:polygon><draw:line draw:style-name="gr3" draw:text-style-name="P38" svg:x1="5.7cm" svg:y1="4.719cm" svg:x2="5.732cm" svg:y2="4.694cm"><text:p/></draw:line><draw:line draw:style-name="gr3" draw:text-style-name="P38" svg:x1="5.763cm" svg:y1="4.671cm" svg:x2="5.795cm" svg:y2="4.65cm"><text:p/></draw:line><draw:line draw:style-name="gr3" draw:text-style-name="P38" svg:x1="5.827cm" svg:y1="4.621cm" svg:x2="5.859cm" svg:y2="4.597cm"><text:p/></draw:line><draw:line draw:style-name="gr3" draw:text-style-name="P38" svg:x1="5.89cm" svg:y1="4.574cm" svg:x2="5.922cm" svg:y2="4.553cm"><text:p/></draw:line><draw:line draw:style-name="gr3" draw:text-style-name="P38" svg:x1="5.95cm" svg:y1="4.53cm" svg:x2="5.982cm" svg:y2="4.505cm"><text:p/></draw:line><draw:line draw:style-name="gr3" draw:text-style-name="P38" svg:x1="6.014cm" svg:y1="4.484cm" svg:x2="6.046cm" svg:y2="4.459cm"><text:p/></draw:line><draw:line draw:style-name="gr3" draw:text-style-name="P38" svg:x1="6.077cm" svg:y1="4.431cm" svg:x2="6.109cm" svg:y2="4.41cm"><text:p/></draw:line><draw:line draw:style-name="gr3" draw:text-style-name="P38" svg:x1="6.141cm" svg:y1="4.39cm" svg:x2="6.173cm" svg:y2="4.365cm"><text:p/></draw:line><draw:line draw:style-name="gr3" draw:text-style-name="P38" svg:x1="6.204cm" svg:y1="4.34cm" svg:x2="6.236cm" svg:y2="4.318cm"><text:p/></draw:line><draw:line draw:style-name="gr3" draw:text-style-name="P38" svg:x1="6.268cm" svg:y1="4.294cm" svg:x2="6.3cm" svg:y2="4.269cm"><text:p/></draw:line><draw:line draw:style-name="gr3" draw:text-style-name="P38" svg:x1="6.331cm" svg:y1="4.249cm" svg:x2="6.363cm" svg:y2="4.224cm"><text:p/></draw:line><draw:line draw:style-name="gr3" draw:text-style-name="P38" svg:x1="6.395cm" svg:y1="4.196cm" svg:x2="6.427cm" svg:y2="4.172cm"><text:p/></draw:line><draw:line draw:style-name="gr3" draw:text-style-name="P38" svg:x1="6.458cm" svg:y1="4.153cm" svg:x2="6.49cm" svg:y2="4.128cm"><text:p/></draw:line><draw:line draw:style-name="gr3" draw:text-style-name="P38" svg:x1="6.522cm" svg:y1="4.103cm" svg:x2="6.554cm" svg:y2="4.082cm"><text:p/></draw:line><draw:line draw:style-name="gr3" draw:text-style-name="P38" svg:x1="6.582cm" svg:y1="4.053cm" svg:x2="6.614cm" svg:y2="4.029cm"><text:p/></draw:line><draw:line draw:style-name="gr3" draw:text-style-name="P38" svg:x1="6.645cm" svg:y1="4.006cm" svg:x2="6.677cm" svg:y2="3.985cm"><text:p/></draw:line><draw:line draw:style-name="gr3" draw:text-style-name="P38" svg:x1="6.709cm" svg:y1="3.962cm" svg:x2="6.741cm" svg:y2="3.937cm"><text:p/></draw:line><draw:line draw:style-name="gr3" draw:text-style-name="P38" svg:x1="6.772cm" svg:y1="3.916cm" svg:x2="6.804cm" svg:y2="3.891cm"><text:p/></draw:line><draw:line draw:style-name="gr3" draw:text-style-name="P38" svg:x1="6.836cm" svg:y1="3.868cm" svg:x2="6.868cm" svg:y2="3.843cm"><text:p/></draw:line><draw:line draw:style-name="gr3" draw:text-style-name="P38" svg:x1="6.899cm" svg:y1="3.822cm" svg:x2="6.931cm" svg:y2="3.797cm"><text:p/></draw:line><draw:line draw:style-name="gr3" draw:text-style-name="P38" svg:x1="6.963cm" svg:y1="3.772cm" svg:x2="6.995cm" svg:y2="3.747cm"><text:p/></draw:line><draw:line draw:style-name="gr3" draw:text-style-name="P38" svg:x1="7.026cm" svg:y1="3.726cm" svg:x2="7.058cm" svg:y2="3.701cm"><text:p/></draw:line><draw:line draw:style-name="gr3" draw:text-style-name="P38" svg:x1="7.09cm" svg:y1="3.677cm" svg:x2="7.122cm" svg:y2="3.656cm"><text:p/></draw:line><draw:frame draw:style-name="gr103" draw:text-style-name="P44" svg:width="1.336cm" svg:height="0.288cm" svg:x="1.044cm" svg:y="4.942cm"><draw:text-box><text:p text:style-name="P48"><text:span text:style-name="T33"><text:s text:c="2"/></text:span><text:span text:style-name="T33">Dono 1</text:span></text:p></draw:text-box></draw:frame><draw:frame draw:style-name="gr108" draw:text-style-name="P41" svg:width="0.073cm" svg:height="0.288cm" draw:transform="rotate (0.647866218340295) translate (6.56166666666667cm 3.89501388888889cm)"><draw:text-box><text:p text:style-name="P40"><text:span text:style-name="T32"><text:s/></text:span></text:p></draw:text-box></draw:frame><draw:polygon draw:style-name="gr2" draw:text-style-name="P37" svg:width="0.235cm" svg:height="0.203cm" svg:x="3.891cm" svg:y="3.537cm" svg:viewBox="0 0 236 204" draw:points="236,0 95,204 0,81"><text:p/></draw:polygon><draw:line draw:style-name="gr3" draw:text-style-name="P38" svg:x1="2.554cm" svg:y1="4.719cm" svg:x2="2.585cm" svg:y2="4.694cm"><text:p/></draw:line><draw:line draw:style-name="gr3" draw:text-style-name="P38" svg:x1="2.617cm" svg:y1="4.671cm" svg:x2="2.649cm" svg:y2="4.65cm"><text:p/></draw:line><draw:line draw:style-name="gr3" draw:text-style-name="P38" svg:x1="2.681cm" svg:y1="4.621cm" svg:x2="2.712cm" svg:y2="4.597cm"><text:p/></draw:line><draw:line draw:style-name="gr3" draw:text-style-name="P38" svg:x1="2.744cm" svg:y1="4.574cm" svg:x2="2.776cm" svg:y2="4.553cm"><text:p/></draw:line><draw:line draw:style-name="gr3" draw:text-style-name="P38" svg:x1="2.808cm" svg:y1="4.53cm" svg:x2="2.839cm" svg:y2="4.505cm"><text:p/></draw:line><draw:line draw:style-name="gr3" draw:text-style-name="P38" svg:x1="2.871cm" svg:y1="4.484cm" svg:x2="2.903cm" svg:y2="4.459cm"><text:p/></draw:line><draw:line draw:style-name="gr3" draw:text-style-name="P38" svg:x1="2.935cm" svg:y1="4.431cm" svg:x2="2.966cm" svg:y2="4.41cm"><text:p/></draw:line><draw:line draw:style-name="gr3" draw:text-style-name="P38" svg:x1="2.998cm" svg:y1="4.39cm" svg:x2="3.03cm" svg:y2="4.365cm"><text:p/></draw:line><draw:line draw:style-name="gr3" draw:text-style-name="P38" svg:x1="3.062cm" svg:y1="4.34cm" svg:x2="3.093cm" svg:y2="4.318cm"><text:p/></draw:line><draw:line draw:style-name="gr3" draw:text-style-name="P38" svg:x1="3.122cm" svg:y1="4.294cm" svg:x2="3.153cm" svg:y2="4.269cm"><text:p/></draw:line><draw:line draw:style-name="gr3" draw:text-style-name="P38" svg:x1="3.185cm" svg:y1="4.249cm" svg:x2="3.217cm" svg:y2="4.224cm"><text:p/></draw:line><draw:line draw:style-name="gr3" draw:text-style-name="P38" svg:x1="3.249cm" svg:y1="4.196cm" svg:x2="3.28cm" svg:y2="4.172cm"><text:p/></draw:line><draw:line draw:style-name="gr3" draw:text-style-name="P38" svg:x1="3.312cm" svg:y1="4.153cm" svg:x2="3.344cm" svg:y2="4.128cm"><text:p/></draw:line><draw:line draw:style-name="gr3" draw:text-style-name="P38" svg:x1="3.376cm" svg:y1="4.103cm" svg:x2="3.407cm" svg:y2="4.082cm"><text:p/></draw:line><draw:line draw:style-name="gr3" draw:text-style-name="P38" svg:x1="3.439cm" svg:y1="4.053cm" svg:x2="3.471cm" svg:y2="4.029cm"><text:p/></draw:line><draw:line draw:style-name="gr3" draw:text-style-name="P38" svg:x1="3.503cm" svg:y1="4.006cm" svg:x2="3.534cm" svg:y2="3.985cm"><text:p/></draw:line><draw:line draw:style-name="gr3" draw:text-style-name="P38" svg:x1="3.566cm" svg:y1="3.962cm" svg:x2="3.598cm" svg:y2="3.937cm"><text:p/></draw:line><draw:line draw:style-name="gr3" draw:text-style-name="P38" svg:x1="3.63cm" svg:y1="3.916cm" svg:x2="3.661cm" svg:y2="3.891cm"><text:p/></draw:line><draw:line draw:style-name="gr3" draw:text-style-name="P38" svg:x1="3.693cm" svg:y1="3.868cm" svg:x2="3.725cm" svg:y2="3.843cm"><text:p/></draw:line><draw:line draw:style-name="gr3" draw:text-style-name="P38" svg:x1="3.753cm" svg:y1="3.822cm" svg:x2="3.785cm" svg:y2="3.797cm"><text:p/></draw:line><draw:line draw:style-name="gr3" draw:text-style-name="P38" svg:x1="3.816cm" svg:y1="3.772cm" svg:x2="3.848cm" svg:y2="3.747cm"><text:p/></draw:line><draw:line draw:style-name="gr3" draw:text-style-name="P38" svg:x1="3.88cm" svg:y1="3.726cm" svg:x2="3.912cm" svg:y2="3.701cm"><text:p/></draw:line><draw:line draw:style-name="gr3" draw:text-style-name="P38" svg:x1="3.943cm" svg:y1="3.677cm" svg:x2="3.975cm" svg:y2="3.656cm"><text:p/></draw:line><draw:frame draw:style-name="gr108" draw:text-style-name="P41" svg:width="0.073cm" svg:height="0.288cm" draw:transform="rotate (0.647866218340295) translate (6.61458333333333cm 3.85444444444444cm)"><draw:text-box><text:p text:style-name="P40"><text:span text:style-name="T32"><text:s/></text:span></text:p></draw:text-box></draw:frame><draw:frame draw:style-name="gr112" draw:text-style-name="P41" svg:width="0.828cm" svg:height="0.288cm" draw:transform="rotate (0.636870644052731) translate (2.88748611111111cm 4.04570833333333cm)"><draw:text-box><text:p text:style-name="P40"><text:span text:style-name="T32">Assinar</text:span></text:p></draw:text-box></draw:frame><draw:frame draw:style-name="gr108" draw:text-style-name="P41" svg:width="0.073cm" svg:height="0.288cm" draw:transform="rotate (0.630412925820352) translate (3.40959722222222cm 3.89677777777778cm)"><draw:text-box><text:p text:style-name="P40"><text:span text:style-name="T32"><text:s/></text:span></text:p></draw:text-box></draw:frame><draw:polygon draw:style-name="gr4" draw:text-style-name="P39" svg:width="1.767cm" svg:height="0.786cm" svg:x="7.076cm" svg:y="4.523cm" svg:viewBox="0 0 1768 787" draw:points="886,787 0,787 0,0 1768,0 1768,787"><text:p/></draw:polygon><draw:frame draw:style-name="gr108" draw:text-style-name="P41" svg:width="0.073cm" svg:height="0.288cm" draw:transform="rotate (0.647866218340295) translate (3.46780555555556cm 3.85444444444444cm)"><draw:text-box><text:p text:style-name="P40"><text:span text:style-name="T32"><text:s/></text:span></text:p></draw:text-box></draw:frame><draw:frame draw:style-name="gr111" draw:text-style-name="P44" svg:width="1.368cm" svg:height="0.248cm" svg:x="7.412cm" svg:y="4.667cm"><draw:text-box><text:p text:style-name="P40"><text:span text:style-name="T33">Chave privada</text:span></text:p></draw:text-box></draw:frame><draw:line draw:style-name="gr6" draw:text-style-name="P38" svg:x1="5.897cm" svg:y1="1.572cm" svg:x2="7.664cm" svg:y2="1.572cm"><text:p/></draw:line><draw:polygon draw:style-name="gr2" draw:text-style-name="P37" svg:width="0.158cm" svg:height="0.232cm" svg:x="4.44cm" svg:y="1.732cm" svg:viewBox="0 0 159 233" draw:points="81,233 0,0 159,0"><text:p/></draw:polygon><draw:line draw:style-name="gr3" draw:text-style-name="P38" svg:x1="4.522cm" svg:y1="1.572cm" svg:x2="4.522cm" svg:y2="1.776cm"><text:p/></draw:line><draw:line draw:style-name="gr6" draw:text-style-name="P38" svg:x1="2.751cm" svg:y1="1.572cm" svg:x2="4.522cm" svg:y2="1.572cm"><text:p/></draw:line><draw:polygon draw:style-name="gr2" draw:text-style-name="P37" svg:width="0.154cm" svg:height="0.232cm" svg:x="1.298cm" svg:y="1.732cm" svg:viewBox="0 0 155 233" draw:points="77,233 0,0 155,0"><text:p/></draw:polygon><draw:line draw:style-name="gr3" draw:text-style-name="P38" svg:x1="1.375cm" svg:y1="1.572cm" svg:x2="1.375cm" svg:y2="1.776cm"><text:p/></draw:line><draw:line draw:style-name="gr6" draw:text-style-name="P38" svg:x1="-0.001cm" svg:y1="1.572cm" svg:x2="1.375cm" svg:y2="1.572cm"><text:p/></draw:line><draw:frame draw:style-name="gr103" draw:text-style-name="P44" svg:width="1.336cm" svg:height="0.288cm" svg:x="7.331cm" svg:y="4.942cm"><draw:text-box><text:p text:style-name="P48"><text:span text:style-name="T33"><text:s/></text:span><text:span text:style-name="T33">Dono 3</text:span></text:p></draw:text-box></draw:frame><draw:frame draw:style-name="gr110" draw:text-style-name="P41" svg:width="0.897cm" svg:height="0.288cm" draw:transform="rotate (-0.40927970959267) translate (3.05152777777778cm 2.33220833333333cm)"><draw:text-box><text:p text:style-name="P40"><text:span text:style-name="T32">Verificar</text:span></text:p></draw:text-box></draw:frame><draw:frame draw:style-name="gr112" draw:text-style-name="P41" svg:width="0.828cm" svg:height="0.288cm" draw:transform="rotate (0.636870644052731) translate (6.00956944444445cm 4.04847222222222cm)"><draw:text-box><text:p text:style-name="P40"><text:span text:style-name="T32">Assinar</text:span></text:p></draw:text-box></draw:frame></draw:g></text:p>
      <text:p text:style-name="P3"/>
      <text:list xml:id="list8975619487488876392" text:style-name="L251">
        <text:list-item>
          <text:p text:style-name="P21">O problema, claro, é o sacador não poder confirmar se um dos pagadores não fez gasto duplo da moeda. Uma solução comum é a introdução de uma autoridade central confiável, ou casa da moeda, que verifique o gasto duplo para todas as transações. Depois de cada transação, a moeda deve ser devolvida à casa da moeda para a emissão de uma nova, e apenas moedas emitidas diretamente da casa da moeda são confiáveis de não ser gastas duplamente. O problema desta solução é que o destino de todo o sistema monetário depende da empresa que gerencia a casa da moeda, com todas as transações tendo de passar por ela, assim como um banco.</text:p>
        </text:list-item>
      </text:list>
      <text:p text:style-name="P20">Nós precisamos de uma maneira que o sacador possa saber se os proprietários anteriores não assinaram quaisquer transações anteriores. Para nossos propósitos, a transação mais antiga é a que conta, por isso, nós não nos preocupamos com as tentativas posteriores de gasto duplo. A única maneira de confirmar a ausência de uma transação é estar ciente de todas as transações. No modelo baseado em casa da moeda, a mesma está ciente de todas as transações e decide qual chegou primeiro. Para alcançar este objetivo sem uma parte confiável, as transações devem ser anunciadas publicamente [1], e precisamos de um sistema para que os participantes concordem em um histórico único a ordem em que foram recebidas. O sacador precisa da prova que, no momento de cada transação, a maioria dos nós concorda que ela está sendo recebida pela primeira vez.</text:p>
      <text:h text:style-name="P13" text:outline-level="2"><text:span text:style-name="T5">3. <text:s text:c="3"/></text:span><text:span text:style-name="T6">Servidor Timestamp</text:span></text:h>
      <text:p text:style-name="P31">A solução que propomos começa com um servidor timestamp. Um servidor timestamp trabalha gerando um hash de um bloco de itens e publicando amplamente o hash, como em um jornal ou post Usenet [2-5]. O timestamp prova que os dados devem ter existido na época, obviamente, a fim de entrar no hash. Cada timestamp inclui o anterior em seu hash, formando uma cadeia, com cada timestamp adicional reforçando os que vieram antes dele.</text:p>
      <text:p text:style-name="P3"/>
      <text:p text:style-name="P4"><draw:g text:anchor-type="as-char" svg:y="-1.014cm" draw:z-index="0" draw:style-name="gr1"><draw:polygon draw:style-name="gr2" draw:text-style-name="P37" svg:width="0.303cm" svg:height="0.203cm" svg:x="1.47cm" svg:y="0.156cm" svg:viewBox="0 0 304 204" draw:points="304,102 0,204 0,0"><text:p/></draw:polygon><draw:line draw:style-name="gr3" draw:text-style-name="P38" svg:x1="0cm" svg:y1="0.259cm" svg:x2="1.528cm" svg:y2="0.259cm"><text:p/></draw:line><draw:polygon draw:style-name="gr2" draw:text-style-name="P37" svg:width="0.303cm" svg:height="0.203cm" svg:x="6.281cm" svg:y="0.41cm" svg:viewBox="0 0 304 204" draw:points="304,102 0,204 0,0"><text:p/></draw:polygon><draw:line draw:style-name="gr3" draw:text-style-name="P38" svg:x1="5.825cm" svg:y1="0.513cm" svg:x2="6.344cm" svg:y2="0.513cm"><text:p/></draw:line><draw:polygon draw:style-name="gr2" draw:text-style-name="P37" svg:width="0.303cm" svg:height="0.203cm" svg:x="10.082cm" svg:y="0.156cm" svg:viewBox="0 0 304 204" draw:points="304,102 0,204 0,0"><text:p/></draw:polygon><draw:line draw:style-name="gr3" draw:text-style-name="P38" svg:x1="7.344cm" svg:y1="0.259cm" svg:x2="10.14cm" svg:y2="0.259cm"><text:p/></draw:line><draw:polygon draw:style-name="gr4" draw:text-style-name="P39" svg:width="4.051cm" svg:height="1.538cm" svg:x="0.76cm" svg:y="1.023cm" svg:viewBox="0 0 4052 1539" draw:points="2029,1539 0,1539 0,0 4052,0 4052,1539"><text:p/></draw:polygon><draw:polygon draw:style-name="gr5" draw:text-style-name="P39" svg:width="1.013cm" svg:height="0.511cm" svg:x="1.014cm" svg:y="1.792cm" svg:viewBox="0 0 1014 512" draw:points="505,512 0,512 0,0 1014,0 1014,512"><text:p/></draw:polygon><draw:polygon draw:style-name="gr6" draw:text-style-name="P38" svg:width="1.013cm" svg:height="0.511cm" svg:x="1.014cm" svg:y="1.792cm" svg:viewBox="0 0 1014 512" draw:points="505,512 0,512 0,0 1014,0 1014,512"><text:p/></draw:polygon><draw:frame draw:style-name="gr7" draw:text-style-name="P41" svg:width="1.004cm" svg:height="0.373cm" svg:x="1.002cm" svg:y="1.196cm"><draw:text-box><text:p text:style-name="P40"><text:span text:style-name="T15">Bloco</text:span></text:p></draw:text-box></draw:frame><draw:polygon draw:style-name="gr5" draw:text-style-name="P39" svg:width="1.013cm" svg:height="0.511cm" svg:x="2.278cm" svg:y="1.792cm" svg:viewBox="0 0 1014 512" draw:points="510,512 0,512 0,0 1014,0 1014,512"><text:p/></draw:polygon><draw:polygon draw:style-name="gr6" draw:text-style-name="P38" svg:width="1.013cm" svg:height="0.511cm" svg:x="2.278cm" svg:y="1.792cm" svg:viewBox="0 0 1014 512" draw:points="510,512 0,512 0,0 1014,0 1014,512"><text:p/></draw:polygon><draw:frame draw:style-name="gr8" draw:text-style-name="P42" svg:width="0.75cm" svg:height="0.318cm" svg:x="1.215cm" svg:y="1.891cm"><draw:text-box><text:p text:style-name="P40"><text:span text:style-name="T16">Item</text:span></text:p></draw:text-box></draw:frame><draw:polygon draw:style-name="gr5" draw:text-style-name="P39" svg:width="1.013cm" svg:height="0.511cm" svg:x="3.547cm" svg:y="1.792cm" svg:viewBox="0 0 1014 512" draw:points="505,512 0,512 0,0 1014,0 1014,512"><text:p/></draw:polygon><draw:polygon draw:style-name="gr6" draw:text-style-name="P38" svg:width="1.013cm" svg:height="0.511cm" svg:x="3.547cm" svg:y="1.792cm" svg:viewBox="0 0 1014 512" draw:points="505,512 0,512 0,0 1014,0 1014,512"><text:p/></draw:polygon><draw:frame draw:style-name="gr8" draw:text-style-name="P42" svg:width="0.75cm" svg:height="0.318cm" svg:x="2.48cm" svg:y="1.891cm"><draw:text-box><text:p text:style-name="P40"><text:span text:style-name="T16">Item</text:span></text:p></draw:text-box></draw:frame><draw:polygon draw:style-name="gr4" draw:text-style-name="P39" svg:width="1.013cm" svg:height="0.768cm" svg:x="6.584cm" svg:y="0.001cm" svg:viewBox="0 0 1014 769" draw:points="509,769 0,769 0,0 1014,0 1014,769"><text:p/></draw:polygon><draw:frame draw:style-name="gr9" draw:text-style-name="P41" svg:width="0.274cm" svg:height="0.371cm" svg:x="3.93cm" svg:y="1.891cm"><draw:text-box><text:p text:style-name="P40"><text:span text:style-name="T15">...</text:span></text:p></draw:text-box></draw:frame><draw:polygon draw:style-name="gr4" draw:text-style-name="P39" svg:width="4.056cm" svg:height="1.538cm" svg:x="5.57cm" svg:y="1.023cm" svg:viewBox="0 0 4057 1539" draw:points="2029,1539 0,1539 0,0 4057,0 4057,1539"><text:p/></draw:polygon><draw:frame draw:style-name="gr10" draw:text-style-name="P41" svg:width="0.756cm" svg:height="0.375cm" svg:x="6.727cm" svg:y="0.235cm"><draw:text-box><text:p text:style-name="P40"><text:span text:style-name="T15">Hash</text:span></text:p></draw:text-box></draw:frame><draw:polygon draw:style-name="gr5" draw:text-style-name="P39" svg:width="1.013cm" svg:height="0.511cm" svg:x="5.825cm" svg:y="1.792cm" svg:viewBox="0 0 1014 512" draw:points="510,512 0,512 0,0 1014,0 1014,512"><text:p/></draw:polygon><draw:polygon draw:style-name="gr6" draw:text-style-name="P38" svg:width="1.013cm" svg:height="0.511cm" svg:x="5.825cm" svg:y="1.792cm" svg:viewBox="0 0 1014 512" draw:points="510,512 0,512 0,0 1014,0 1014,512"><text:p/></draw:polygon><draw:frame draw:style-name="gr11" draw:text-style-name="P41" svg:width="1.006cm" svg:height="0.373cm" svg:x="5.83cm" svg:y="1.196cm"><draw:text-box><text:p text:style-name="P40"><text:span text:style-name="T15">Bloco</text:span></text:p></draw:text-box></draw:frame><draw:polygon draw:style-name="gr5" draw:text-style-name="P39" svg:width="1.013cm" svg:height="0.511cm" svg:x="7.093cm" svg:y="1.792cm" svg:viewBox="0 0 1014 512" draw:points="505,512 0,512 0,0 1014,0 1014,512"><text:p/></draw:polygon><draw:polygon draw:style-name="gr6" draw:text-style-name="P38" svg:width="1.013cm" svg:height="0.511cm" svg:x="7.093cm" svg:y="1.792cm" svg:viewBox="0 0 1014 512" draw:points="505,512 0,512 0,0 1014,0 1014,512"><text:p/></draw:polygon><draw:frame draw:style-name="gr8" draw:text-style-name="P42" svg:width="0.75cm" svg:height="0.318cm" svg:x="6.017cm" svg:y="1.891cm"><draw:text-box><text:p text:style-name="P40"><text:span text:style-name="T16">Item</text:span></text:p></draw:text-box></draw:frame><draw:polygon draw:style-name="gr5" draw:text-style-name="P39" svg:width="1.013cm" svg:height="0.511cm" svg:x="8.357cm" svg:y="1.792cm" svg:viewBox="0 0 1014 512" draw:points="509,512 0,512 0,0 1014,0 1014,512"><text:p/></draw:polygon><draw:polygon draw:style-name="gr6" draw:text-style-name="P38" svg:width="1.013cm" svg:height="0.511cm" svg:x="8.357cm" svg:y="1.792cm" svg:viewBox="0 0 1014 512" draw:points="509,512 0,512 0,0 1014,0 1014,512"><text:p/></draw:polygon><draw:frame draw:style-name="gr8" draw:text-style-name="P42" svg:width="0.75cm" svg:height="0.318cm" svg:x="7.285cm" svg:y="1.891cm"><draw:text-box><text:p text:style-name="P40"><text:span text:style-name="T16">Item</text:span></text:p></draw:text-box></draw:frame><draw:line draw:style-name="gr6" draw:text-style-name="P38" svg:x1="5.825cm" svg:y1="1.025cm" svg:x2="5.825cm" svg:y2="0.513cm"><text:p/></draw:line><draw:polygon draw:style-name="gr2" draw:text-style-name="P37" svg:width="0.303cm" svg:height="0.203cm" svg:x="1.47cm" svg:y="0.41cm" svg:viewBox="0 0 304 204" draw:points="304,102 0,204 0,0"><text:p/></draw:polygon><draw:line draw:style-name="gr3" draw:text-style-name="P38" svg:x1="1.014cm" svg:y1="0.513cm" svg:x2="1.528cm" svg:y2="0.513cm"><text:p/></draw:line><draw:polygon draw:style-name="gr2" draw:text-style-name="P37" svg:width="0.303cm" svg:height="0.203cm" svg:x="6.281cm" svg:y="0.156cm" svg:viewBox="0 0 304 204" draw:points="304,102 0,204 0,0"><text:p/></draw:polygon><draw:line draw:style-name="gr3" draw:text-style-name="P38" svg:x1="2.788cm" svg:y1="0.259cm" svg:x2="6.344cm" svg:y2="0.259cm"><text:p/></draw:line><draw:polygon draw:style-name="gr4" draw:text-style-name="P39" svg:width="1.013cm" svg:height="0.768cm" svg:x="1.774cm" svg:y="0.001cm" svg:viewBox="0 0 1014 769" draw:points="504,769 0,769 0,0 1014,0 1014,769"><text:p/></draw:polygon><draw:frame draw:style-name="gr12" draw:text-style-name="P41" svg:width="0.272cm" svg:height="0.371cm" svg:x="8.733cm" svg:y="1.891cm"><draw:text-box><text:p text:style-name="P40"><text:span text:style-name="T15">...</text:span></text:p></draw:text-box></draw:frame><draw:line draw:style-name="gr6" draw:text-style-name="P38" svg:x1="1.014cm" svg:y1="1.025cm" svg:x2="1.014cm" svg:y2="0.513cm"><text:p/></draw:line><draw:frame draw:style-name="gr13" draw:text-style-name="P41" svg:width="0.754cm" svg:height="0.375cm" svg:x="1.901cm" svg:y="0.235cm"><draw:text-box><text:p text:style-name="P40"><text:span text:style-name="T15">Hash</text:span></text:p></draw:text-box></draw:frame></draw:g></text:p>
      <text:p text:style-name="P4"/>
      <text:h text:style-name="P10" text:outline-level="2">4. <text:s text:c="3"/><text:span text:style-name="T12">Prova-de-Trabalho</text:span></text:h>
      <text:p text:style-name="P31">Para implementar um servidor timestamp distribuído numa base peer-to-peer, teremos de usar um sistema de prova-de-trabalho semelhante ao Hashcash de Adam Back [6], em vez de jornal ou posts Usenet. A prova-de-trabalho envolve a procura por um valor que quando calculado o hash, tal como utilizando o SHA-256, o mesmo comece com um número de bits zero. A média do trabalho requerida é exponencial ao número de bits zero requeridos e pode ser verificada por meio da execução de um único hash.</text:p>
      <text:p text:style-name="P20"><text:soft-page-break/>Para nossa rede de timestamps, nós implementamos a prova-de-trabalho incrementando um nonce no bloco até que seja encontrado um valor que dê ao hash do bloco a quantidade necessária de bits zero. Uma vez que o esforço da CPU tem sido dispendido para satisfazer a prova-de-trabalho, o bloco não pode ser alterado sem refazer o trabalho. Como outros blocos são encadeados posteriormente, o trabalho para mudar um bloco incluiria refazer todos os blocos após ele.</text:p>
      <text:p text:style-name="P5"/>
      <text:p text:style-name="P4"><draw:g text:anchor-type="as-char" draw:z-index="1" draw:style-name="gr14"><draw:polygon draw:style-name="gr4" draw:text-style-name="P39" svg:width="3.453cm" svg:height="1.83cm" svg:x="0.811cm" svg:y="0cm" svg:viewBox="0 0 3454 1831" draw:points="1729,1831 0,1831 0,0 3454,0 3454,1831"><text:p/></draw:polygon><draw:polygon draw:style-name="gr5" draw:text-style-name="P39" svg:width="1.625cm" svg:height="0.404cm" svg:x="1.217cm" svg:y="0.611cm" svg:viewBox="0 0 1626 405" draw:points="815,405 0,405 0,0 1626,0 1626,405"><text:p/></draw:polygon><draw:polygon draw:style-name="gr6" draw:text-style-name="P38" svg:width="1.625cm" svg:height="0.404cm" svg:x="1.217cm" svg:y="0.611cm" svg:viewBox="0 0 1626 405" draw:points="815,405 0,405 0,0 1626,0 1626,405"><text:p/></draw:polygon><draw:frame draw:style-name="gr15" draw:text-style-name="P41" svg:width="0.795cm" svg:height="0.295cm" svg:x="1.016cm" svg:y="0.148cm"><draw:text-box><text:p text:style-name="P40"><text:span text:style-name="T15">Bloco</text:span></text:p></draw:text-box></draw:frame><draw:polygon draw:style-name="gr5" draw:text-style-name="P39" svg:width="1.015cm" svg:height="0.404cm" svg:x="3.048cm" svg:y="0.611cm" svg:viewBox="0 0 1016 405" draw:points="508,405 0,405 0,0 1016,0 1016,405"><text:p/></draw:polygon><draw:polygon draw:style-name="gr6" draw:text-style-name="P38" svg:width="1.015cm" svg:height="0.404cm" svg:x="3.048cm" svg:y="0.611cm" svg:viewBox="0 0 1016 405" draw:points="508,405 0,405 0,0 1016,0 1016,405"><text:p/></draw:polygon><draw:frame draw:style-name="gr16" draw:text-style-name="P43" svg:width="1.394cm" svg:height="0.267cm" svg:x="1.439cm" svg:y="0.699cm"><draw:text-box><text:p text:style-name="P40"><text:span text:style-name="T17">Hash Anterior</text:span></text:p></draw:text-box></draw:frame><draw:polygon draw:style-name="gr5" draw:text-style-name="P39" svg:width="0.814cm" svg:height="0.405cm" svg:x="1.217cm" svg:y="1.222cm" svg:viewBox="0 0 815 406" draw:points="409,406 0,406 0,0 815,0 815,406"><text:p/></draw:polygon><draw:polygon draw:style-name="gr6" draw:text-style-name="P38" svg:width="0.814cm" svg:height="0.405cm" svg:x="1.217cm" svg:y="1.222cm" svg:viewBox="0 0 815 406" draw:points="409,406 0,406 0,0 815,0 815,406"><text:p/></draw:polygon><draw:frame draw:style-name="gr17" draw:text-style-name="P41" svg:width="0.74cm" svg:height="0.295cm" svg:x="3.196cm" svg:y="0.699cm"><draw:text-box><text:p text:style-name="P40"><text:span text:style-name="T15">Nonce</text:span></text:p></draw:text-box></draw:frame><draw:polygon draw:style-name="gr5" draw:text-style-name="P39" svg:width="0.814cm" svg:height="0.405cm" svg:x="2.233cm" svg:y="1.222cm" svg:viewBox="0 0 815 406" draw:points="409,406 0,406 0,0 815,0 815,406"><text:p/></draw:polygon><draw:polygon draw:style-name="gr6" draw:text-style-name="P38" svg:width="0.814cm" svg:height="0.405cm" svg:x="2.233cm" svg:y="1.222cm" svg:viewBox="0 0 815 406" draw:points="409,406 0,406 0,0 815,0 815,406"><text:p/></draw:polygon><draw:frame draw:style-name="gr18" draw:text-style-name="P41" svg:width="0.287cm" svg:height="0.295cm" svg:x="1.482cm" svg:y="1.312cm"><draw:text-box><text:p text:style-name="P40"><text:span text:style-name="T15">Tx</text:span></text:p></draw:text-box></draw:frame><draw:polygon draw:style-name="gr5" draw:text-style-name="P39" svg:width="0.814cm" svg:height="0.405cm" svg:x="3.249cm" svg:y="1.222cm" svg:viewBox="0 0 815 406" draw:points="406,406 0,406 0,0 815,0 815,406"><text:p/></draw:polygon><draw:polygon draw:style-name="gr6" draw:text-style-name="P38" svg:width="0.814cm" svg:height="0.405cm" svg:x="3.249cm" svg:y="1.222cm" svg:viewBox="0 0 815 406" draw:points="406,406 0,406 0,0 815,0 815,406"><text:p/></draw:polygon><draw:frame draw:style-name="gr18" draw:text-style-name="P41" svg:width="0.287cm" svg:height="0.295cm" svg:x="2.498cm" svg:y="1.312cm"><draw:text-box><text:p text:style-name="P40"><text:span text:style-name="T15">Tx</text:span></text:p></draw:text-box></draw:frame><draw:polygon draw:style-name="gr2" draw:text-style-name="P37" svg:width="0.239cm" svg:height="0.161cm" svg:x="0.977cm" svg:y="0.737cm" svg:viewBox="0 0 240 162" draw:points="240,81 0,162 0,0"><text:p/></draw:polygon><draw:line draw:style-name="gr3" draw:text-style-name="P38" svg:x1="0cm" svg:y1="0.818cm" svg:x2="1.023cm" svg:y2="0.818cm"><text:p/></draw:line><draw:polygon draw:style-name="gr4" draw:text-style-name="P39" svg:width="3.453cm" svg:height="1.83cm" svg:x="4.875cm" svg:y="0cm" svg:viewBox="0 0 3454 1831" draw:points="1725,1831 0,1831 0,0 3454,0 3454,1831"><text:p/></draw:polygon><draw:frame draw:style-name="gr19" draw:text-style-name="P41" svg:width="0.216cm" svg:height="0.295cm" svg:x="3.556cm" svg:y="1.312cm"><draw:text-box><text:p text:style-name="P40"><text:span text:style-name="T15">...</text:span></text:p></draw:text-box></draw:frame><draw:polygon draw:style-name="gr5" draw:text-style-name="P39" svg:width="1.625cm" svg:height="0.404cm" svg:x="5.281cm" svg:y="0.611cm" svg:viewBox="0 0 1626 405" draw:points="811,405 0,405 0,0 1626,0 1626,405"><text:p/></draw:polygon><draw:polygon draw:style-name="gr6" draw:text-style-name="P38" svg:width="1.625cm" svg:height="0.404cm" svg:x="5.281cm" svg:y="0.611cm" svg:viewBox="0 0 1626 405" draw:points="811,405 0,405 0,0 1626,0 1626,405"><text:p/></draw:polygon><draw:frame draw:style-name="gr15" draw:text-style-name="P41" svg:width="0.795cm" svg:height="0.295cm" svg:x="5.08cm" svg:y="0.148cm"><draw:text-box><text:p text:style-name="P40"><text:span text:style-name="T15">Bloco</text:span></text:p></draw:text-box></draw:frame><draw:polygon draw:style-name="gr5" draw:text-style-name="P39" svg:width="1.015cm" svg:height="0.404cm" svg:x="7.108cm" svg:y="0.611cm" svg:viewBox="0 0 1016 405" draw:points="508,405 0,405 0,0 1016,0 1016,405"><text:p/></draw:polygon><draw:polygon draw:style-name="gr6" draw:text-style-name="P38" svg:width="1.015cm" svg:height="0.404cm" svg:x="7.108cm" svg:y="0.611cm" svg:viewBox="0 0 1016 405" draw:points="508,405 0,405 0,0 1016,0 1016,405"><text:p/></draw:polygon><draw:frame draw:style-name="gr16" draw:text-style-name="P43" svg:width="1.394cm" svg:height="0.267cm" svg:x="5.5cm" svg:y="0.699cm"><draw:text-box><text:p text:style-name="P40"><text:span text:style-name="T17">Hash Anterior</text:span></text:p></draw:text-box></draw:frame><draw:polygon draw:style-name="gr5" draw:text-style-name="P39" svg:width="0.81cm" svg:height="0.405cm" svg:x="5.281cm" svg:y="1.222cm" svg:viewBox="0 0 811 406" draw:points="406,406 0,406 0,0 811,0 811,406"><text:p/></draw:polygon><draw:polygon draw:style-name="gr6" draw:text-style-name="P38" svg:width="0.81cm" svg:height="0.405cm" svg:x="5.281cm" svg:y="1.222cm" svg:viewBox="0 0 811 406" draw:points="406,406 0,406 0,0 811,0 811,406"><text:p/></draw:polygon><draw:frame draw:style-name="gr17" draw:text-style-name="P41" svg:width="0.74cm" svg:height="0.295cm" svg:x="7.257cm" svg:y="0.699cm"><draw:text-box><text:p text:style-name="P40"><text:span text:style-name="T15">Nonce</text:span></text:p></draw:text-box></draw:frame><draw:polygon draw:style-name="gr5" draw:text-style-name="P39" svg:width="0.81cm" svg:height="0.405cm" svg:x="6.297cm" svg:y="1.222cm" svg:viewBox="0 0 811 406" draw:points="406,406 0,406 0,0 811,0 811,406"><text:p/></draw:polygon><draw:polygon draw:style-name="gr6" draw:text-style-name="P38" svg:width="0.81cm" svg:height="0.405cm" svg:x="6.297cm" svg:y="1.222cm" svg:viewBox="0 0 811 406" draw:points="406,406 0,406 0,0 811,0 811,406"><text:p/></draw:polygon><draw:frame draw:style-name="gr18" draw:text-style-name="P41" svg:width="0.287cm" svg:height="0.295cm" svg:x="5.542cm" svg:y="1.312cm"><draw:text-box><text:p text:style-name="P40"><text:span text:style-name="T15">Tx</text:span></text:p></draw:text-box></draw:frame><draw:polygon draw:style-name="gr5" draw:text-style-name="P39" svg:width="0.81cm" svg:height="0.405cm" svg:x="7.313cm" svg:y="1.222cm" svg:viewBox="0 0 811 406" draw:points="406,406 0,406 0,0 811,0 811,406"><text:p/></draw:polygon><draw:polygon draw:style-name="gr6" draw:text-style-name="P38" svg:width="0.81cm" svg:height="0.405cm" svg:x="7.313cm" svg:y="1.222cm" svg:viewBox="0 0 811 406" draw:points="406,406 0,406 0,0 811,0 811,406"><text:p/></draw:polygon><draw:frame draw:style-name="gr18" draw:text-style-name="P41" svg:width="0.287cm" svg:height="0.295cm" svg:x="6.558cm" svg:y="1.312cm"><draw:text-box><text:p text:style-name="P40"><text:span text:style-name="T15">Tx</text:span></text:p></draw:text-box></draw:frame><draw:polygon draw:style-name="gr2" draw:text-style-name="P37" svg:width="0.243cm" svg:height="0.161cm" svg:x="5.037cm" svg:y="0.737cm" svg:viewBox="0 0 244 162" draw:points="244,81 0,162 0,0"><text:p/></draw:polygon><draw:line draw:style-name="gr3" draw:text-style-name="P38" svg:x1="4.265cm" svg:y1="0.818cm" svg:x2="5.087cm" svg:y2="0.818cm"><text:p/></draw:line><draw:frame draw:style-name="gr19" draw:text-style-name="P41" svg:width="0.216cm" svg:height="0.295cm" svg:x="7.616cm" svg:y="1.312cm"><draw:text-box><text:p text:style-name="P40"><text:span text:style-name="T15">...</text:span></text:p></draw:text-box></draw:frame></draw:g></text:p>
      <text:p text:style-name="P3"/>
      <text:p text:style-name="P31">A prova-de-trabalho também resolve o problema da determinação da representação na tomada de decisão da maioria. Se a maioria fosse baseada em um-endereço-IP-um-voto, isso poderia ser subvertido por qualquer pessoa capaz de alocar muitos IPs. Prova-de-trabalho é, essencialmente, uma-CPU-um-voto. A decisão da maioria é representada pela cadeia mais longa, que tem o maior esforço de prova-de-trabalho investido nela. Se a maioria do poder de CPU é controlado por nós honestos, a cadeia honesta vai crescer mais rápido e superar quaisquer cadeias concorrentes. Para modificar um bloco passado, o atacante terá de refazer a prova-de-trabalho do bloco e depois de todos os blocos posteriores e, em seguida, alcançar e superar o trabalho dos nós honestos. Vamos mostrar mais tarde que a probabilidade de um atacante mais lento ter sucesso diminui exponencialmente quando blocos subseqüentes são adicionados.</text:p>
      <text:p text:style-name="P22">Para compensar o aumento da velocidade de hardware e o interesse variado em rodar nós ao longo do tempo, a dificuldade da prova-de-trabalho é determinado por uma média móvel visando um número médio de blocos por hora. Se eles são gerados muito rápido, a dificuldade aumenta.</text:p>
      <text:h text:style-name="P12" text:outline-level="2"><text:span text:style-name="T5">5. <text:s text:c="3"/>Red</text:span><text:span text:style-name="T7">e</text:span></text:h>
      <text:p text:style-name="P32">Os passos para executar a rede são os seguintes:</text:p>
      <text:p text:style-name="P3"/>
      <text:list xml:id="list6448502210752743239" text:style-name="Numbering_20_1">
        <text:list-item>
          <text:p text:style-name="P25">Novas transações são transmitidas para todos os nós.</text:p>
        </text:list-item>
        <text:list-item>
          <text:p text:style-name="P26">C<text:span text:style-name="T13">ada nó coleta novas transações em um bloco.</text:span></text:p>
        </text:list-item>
        <text:list-item>
          <text:p text:style-name="P26">C<text:span text:style-name="T13">ada nó trabalha para encontrar uma difícil prova-de-trabalho para o seu bloco.</text:span></text:p>
        </text:list-item>
        <text:list-item>
          <text:p text:style-name="P27">Quando um nó encontra uma prova-de-trabalho, ele transmite o bloco para todos os nós.</text:p>
        </text:list-item>
        <text:list-item>
          <text:p text:style-name="P27">Os nós aceitam o bloco somente se todas as suas transações são válidas e já não foram gastas.</text:p>
        </text:list-item>
        <text:list-item>
          <text:p text:style-name="P27">Os nós expressam sua aceitação do bloco, trabalhando na criação do próximo bloco na cadeia, usando o hash do bloco aceito como o hash anterior.</text:p>
        </text:list-item>
      </text:list>
      <text:p text:style-name="P3"/>
      <text:p text:style-name="P22">Os nós sempre consideram a cadeia mais longa para ser a correta e continuarão trabalhando para estendê-la. Se dois nós transmitirem diferentes versões do bloco seguinte simultaneamente, alguns nós podem receber um ou o outro primeiro. Nesse caso, eles trabalham com o primeiro recebido, mas salvam o outro ramo caso ele se torne o mais longo. O empate será quebrado quando a próxima prova de trabalho for encontrada e um ramo se torne mais longo; os nós que estavam trabalhando em outro ramo, então, mudarão para o mais longo.</text:p>
      <text:p text:style-name="P7"/>
      <text:p text:style-name="P24">Novas transmissões de transação não precisam necessariamente alcançar todos os nós. Contanto que elas atinjam muitos nós, elas vão entrar em um bloco em breve. Transmissões de bloco também são tolerantes com mensagens abandonadas. Se um nó não recebe um bloco, ele irá solicitá-lo ao receber o próximo e perceber um faltante.</text:p>
      <text:h text:style-name="P14" text:outline-level="2"><text:span text:style-name="T5">6. <text:s text:c="3"/></text:span><text:span text:style-name="T7">Incentivo</text:span></text:h>
      <text:p text:style-name="P32">Por convenção, a primeira transação de um bloco é uma operação especial que inicia uma nova moeda de propriedade do criador do bloco. Isso é um incentivo aos nós para apoiar a rede, e fornece uma maneira inicial de colocar moedas em circulação, uma vez que não existe uma autoridade central para emiti-las. A adição estável de uma quantidade constante de novas moedas é análogo a garimpeiros dispender recursos para colocar mais ouro em circulação. No nosso caso, tempo de CPU e eletricidade que estão sendo consumidos.</text:p>
      <text:p text:style-name="P22">O incentivo também pode ser financiado com taxas de transação. Se o valor de uma transação de saída é menor que o valor de entrada, a diferença é uma taxa de transação que é adicionada ao valor de incentivo do bloco que contém a transação. Uma vez que um número predeterminado de moedas já entraram em circulação, o incentivo pode migrar inteiramente para taxas de transação e ser completamente livre de inflação.</text:p>
      <text:p text:style-name="P22">O incentivo deve encorajar os nós a se manterem honestos. Se um atacante ganancioso é capaz de reunir mais poder de CPU do que todos os nós honestos, ele teria que escolher entre usá-lo para defraudar as pessoas roubando seus pagamentos, ou usá-lo para gerar novas moedas. Ele deve achar que é mais rentável jogar pelas regras, pois tais normas lhe favorecem com mais novas moedas do que todos os outros combinados, além de prejudicar o sistema e a validade de sua própria riqueza.</text:p>
      <text:h text:style-name="P14" text:outline-level="2"><text:span text:style-name="T5">7. <text:s text:c="3"/></text:span><text:span text:style-name="T7">Recuperação do espaço em disco</text:span></text:h>
      <text:p text:style-name="P32">Uma vez que a transação mais recente de uma moeda está enterrada sob blocos suficientes, as transações gastas anteriormente podem ser descartadas para economizar espaço em disco. Para facilitar isso sem quebrar o hash do bloco, o hash das transações é feito em uma árvore Merkle [7] [2] [5], e apenas a raiz é incluída no hash do bloco. Blocos velhos podem então ser compactados removendo galhos da árvore. Os hashes internos não precisam ser armazenados.</text:p>
      <text:p text:style-name="P3"/>
      <text:p text:style-name="P4"><draw:g text:anchor-type="as-char" draw:z-index="2" draw:style-name="gr14"><draw:polygon draw:style-name="gr4" draw:text-style-name="P39" svg:width="5.253cm" svg:height="5.234cm" svg:x="6.141cm" svg:y="0.001cm" svg:viewBox="0 0 5254 5235" draw:points="2627,5235 0,5235 0,0 5254,0 5254,5235"><text:p/></draw:polygon><draw:polygon draw:style-name="gr4" draw:text-style-name="P39" svg:width="5.291cm" svg:height="5.234cm" svg:x="0cm" svg:y="0.001cm" svg:viewBox="0 0 5292 5235" draw:points="2645,5235 0,5235 0,0 5292,0 5292,5235"><text:p/></draw:polygon><draw:frame draw:style-name="gr20" draw:text-style-name="P41" svg:width="0.828cm" svg:height="0.283cm" svg:x="6.354cm" svg:y="0.118cm"><draw:text-box><text:p text:style-name="P40"><text:span text:style-name="T18">Bloque</text:span></text:p></draw:text-box></draw:frame><draw:polygon draw:style-name="gr4" draw:text-style-name="P39" svg:width="3.809cm" svg:height="1.745cm" svg:x="1.059cm" svg:y="0.195cm" svg:viewBox="0 0 3810 1746" draw:points="1905,1746 0,1746 0,0 3810,0 3810,1746"><text:p/></draw:polygon><draw:frame draw:style-name="gr21" draw:text-style-name="P41" svg:width="0.832cm" svg:height="0.283cm" svg:x="0.198cm" svg:y="0.118cm"><draw:text-box><text:p text:style-name="P40"><text:span text:style-name="T18">Bloco</text:span></text:p></draw:text-box></draw:frame><draw:polygon draw:style-name="gr5" draw:text-style-name="P39" svg:width="1.692cm" svg:height="0.387cm" svg:x="1.483cm" svg:y="0.776cm" svg:viewBox="0 0 1693 388" draw:points="845,388 0,388 0,0 1693,0 1693,388"><text:p/></draw:polygon><draw:polygon draw:style-name="gr6" draw:text-style-name="P38" svg:width="1.692cm" svg:height="0.387cm" svg:x="1.483cm" svg:y="0.776cm" svg:viewBox="0 0 1693 388" draw:points="845,388 0,388 0,0 1693,0 1693,388"><text:p/></draw:polygon><draw:frame draw:style-name="gr22" draw:text-style-name="P42" svg:width="3.345cm" svg:height="0.244cm" svg:x="1.254cm" svg:y="0.319cm"><draw:text-box><text:p text:style-name="P40"><text:span text:style-name="T16">Cabeçalho (Hash do Bloco)</text:span></text:p></draw:text-box></draw:frame><draw:polygon draw:style-name="gr5" draw:text-style-name="P39" svg:width="1.271cm" svg:height="0.387cm" svg:x="3.387cm" svg:y="0.776cm" svg:viewBox="0 0 1272 388" draw:points="634,388 0,388 0,0 1272,0 1272,388"><text:p/></draw:polygon><draw:polygon draw:style-name="gr6" draw:text-style-name="P38" svg:width="1.271cm" svg:height="0.387cm" svg:x="3.387cm" svg:y="0.776cm" svg:viewBox="0 0 1272 388" draw:points="634,388 0,388 0,0 1272,0 1272,388"><text:p/></draw:polygon><draw:frame draw:style-name="gr23" draw:text-style-name="P41" svg:width="1.479cm" svg:height="0.283cm" svg:x="1.718cm" svg:y="0.847cm"><draw:text-box><text:p text:style-name="P40"><text:span text:style-name="T18">Hash Anterior</text:span></text:p></draw:text-box></draw:frame><draw:polygon draw:style-name="gr5" draw:text-style-name="P39" svg:width="1.267cm" svg:height="0.387cm" svg:x="0.848cm" svg:y="2.524cm" svg:viewBox="0 0 1268 388" draw:points="635,388 0,388 0,0 1268,0 1268,388"><text:p/></draw:polygon><draw:polygon draw:style-name="gr24" draw:text-style-name="P38" svg:width="1.267cm" svg:height="0.387cm" svg:x="0.848cm" svg:y="2.524cm" svg:viewBox="0 0 1268 388" draw:points="635,388 0,388 0,0 1268,0 1268,388"><text:p/></draw:polygon><draw:frame draw:style-name="gr25" draw:text-style-name="P41" svg:width="0.77cm" svg:height="0.283cm" svg:x="3.639cm" svg:y="0.847cm"><draw:text-box><text:p text:style-name="P40"><text:span text:style-name="T18">Nonce</text:span></text:p></draw:text-box></draw:frame><draw:polygon draw:style-name="gr26" draw:text-style-name="P39" svg:width="0.848cm" svg:height="0.387cm" svg:x="0.422cm" svg:y="3.684cm" svg:viewBox="0 0 849 388" draw:points="426,388 0,388 0,0 849,0 849,388"><text:p/></draw:polygon><draw:polygon draw:style-name="gr24" draw:text-style-name="P38" svg:width="0.848cm" svg:height="0.387cm" svg:x="0.422cm" svg:y="3.684cm" svg:viewBox="0 0 849 388" draw:points="426,388 0,388 0,0 849,0 849,388"><text:p/></draw:polygon><draw:frame draw:style-name="gr27" draw:text-style-name="P41" svg:width="0.918cm" svg:height="0.283cm" svg:x="1.012cm" svg:y="2.604cm"><draw:text-box><text:p text:style-name="P40"><text:span text:style-name="T18">Hash01</text:span></text:p></draw:text-box></draw:frame><draw:polygon draw:style-name="gr26" draw:text-style-name="P39" svg:width="0.847cm" svg:height="0.387cm" svg:x="1.694cm" svg:y="3.684cm" svg:viewBox="0 0 848 388" draw:points="422,388 0,388 0,0 848,0 848,388"><text:p/></draw:polygon><draw:polygon draw:style-name="gr24" draw:text-style-name="P38" svg:width="0.847cm" svg:height="0.387cm" svg:x="1.694cm" svg:y="3.684cm" svg:viewBox="0 0 848 388" draw:points="422,388 0,388 0,0 848,0 848,388"><text:p/></draw:polygon><draw:frame draw:style-name="gr25" draw:text-style-name="P41" svg:width="0.77cm" svg:height="0.283cm" svg:x="0.466cm" svg:y="3.754cm"><draw:text-box><text:p text:style-name="P40"><text:span text:style-name="T18">Hash0</text:span></text:p></draw:text-box></draw:frame><draw:polygon draw:style-name="gr26" draw:text-style-name="P39" svg:width="0.844cm" svg:height="0.387cm" svg:x="2.964cm" svg:y="3.684cm" svg:viewBox="0 0 845 388" draw:points="422,388 0,388 0,0 845,0 845,388"><text:p/></draw:polygon><draw:polygon draw:style-name="gr24" draw:text-style-name="P38" svg:width="0.844cm" svg:height="0.387cm" svg:x="2.964cm" svg:y="3.684cm" svg:viewBox="0 0 845 388" draw:points="422,388 0,388 0,0 845,0 845,388"><text:p/></draw:polygon><draw:frame draw:style-name="gr25" draw:text-style-name="P41" svg:width="0.77cm" svg:height="0.283cm" svg:x="1.741cm" svg:y="3.754cm"><draw:text-box><text:p text:style-name="P40"><text:span text:style-name="T18">Hash1</text:span></text:p></draw:text-box></draw:frame><draw:polygon draw:style-name="gr26" draw:text-style-name="P39" svg:width="0.844cm" svg:height="0.387cm" svg:x="4.235cm" svg:y="3.684cm" svg:viewBox="0 0 845 388" draw:points="422,388 0,388 0,0 845,0 845,388"><text:p/></draw:polygon><draw:polygon draw:style-name="gr24" draw:text-style-name="P38" svg:width="0.844cm" svg:height="0.387cm" svg:x="4.235cm" svg:y="3.684cm" svg:viewBox="0 0 845 388" draw:points="422,388 0,388 0,0 845,0 845,388"><text:p/></draw:polygon><draw:frame draw:style-name="gr28" draw:text-style-name="P41" svg:width="0.772cm" svg:height="0.283cm" svg:x="2.997cm" svg:y="3.754cm"><draw:text-box><text:p text:style-name="P40"><text:span text:style-name="T18">Hash2</text:span></text:p></draw:text-box></draw:frame><draw:polygon draw:style-name="gr26" draw:text-style-name="P39" svg:width="1.271cm" svg:height="0.387cm" svg:x="3.387cm" svg:y="2.524cm" svg:viewBox="0 0 1272 388" draw:points="634,388 0,388 0,0 1272,0 1272,388"><text:p/></draw:polygon><draw:polygon draw:style-name="gr24" draw:text-style-name="P38" svg:width="1.271cm" svg:height="0.387cm" svg:x="3.387cm" svg:y="2.524cm" svg:viewBox="0 0 1272 388" draw:points="634,388 0,388 0,0 1272,0 1272,388"><text:p/></draw:polygon><draw:frame draw:style-name="gr25" draw:text-style-name="P41" svg:width="0.77cm" svg:height="0.283cm" svg:x="4.279cm" svg:y="3.754cm"><draw:text-box><text:p text:style-name="P40"><text:span text:style-name="T18">Hash3</text:span></text:p></draw:text-box></draw:frame><draw:polygon draw:style-name="gr29" draw:text-style-name="P37" svg:width="0.187cm" svg:height="0.239cm" svg:x="1.083cm" svg:y="2.912cm" svg:viewBox="0 0 188 240" draw:points="188,0 149,240 0,173"><text:p/></draw:polygon><draw:line draw:style-name="gr3" draw:text-style-name="P38" svg:x1="0.848cm" svg:y1="3.683cm" svg:x2="1.179cm" svg:y2="3.076cm"><text:p/></draw:line><draw:polygon draw:style-name="gr2" draw:text-style-name="P37" svg:width="0.186cm" svg:height="0.239cm" svg:x="1.694cm" svg:y="2.912cm" svg:viewBox="0 0 187 240" draw:points="0,0 187,173 38,240"><text:p/></draw:polygon><draw:line draw:style-name="gr3" draw:text-style-name="P38" svg:x1="2.116cm" svg:y1="3.683cm" svg:x2="1.785cm" svg:y2="3.076cm"><text:p/></draw:line><draw:polygon draw:style-name="gr2" draw:text-style-name="P37" svg:width="0.186cm" svg:height="0.239cm" svg:x="3.622cm" svg:y="2.912cm" svg:viewBox="0 0 187 240" draw:points="187,0 153,240 0,173"><text:p/></draw:polygon><draw:line draw:style-name="gr3" draw:text-style-name="P38" svg:x1="3.387cm" svg:y1="3.683cm" svg:x2="3.721cm" svg:y2="3.076cm"><text:p/></draw:line><draw:polygon draw:style-name="gr30" draw:text-style-name="P37" svg:width="0.187cm" svg:height="0.239cm" svg:x="4.235cm" svg:y="2.912cm" svg:viewBox="0 0 188 240" draw:points="0,0 188,173 35,240"><text:p/></draw:polygon><draw:polygon draw:style-name="gr3" draw:text-style-name="P38" svg:width="0.187cm" svg:height="0.239cm" svg:x="4.235cm" svg:y="2.912cm" svg:viewBox="0 0 188 240" draw:points="0,0 188,173 35,240"><text:p/></draw:polygon><draw:line draw:style-name="gr3" draw:text-style-name="P38" svg:x1="4.658cm" svg:y1="3.683cm" svg:x2="4.324cm" svg:y2="3.076cm"><text:p/></draw:line><draw:polygon draw:style-name="gr5" draw:text-style-name="P39" svg:width="1.692cm" svg:height="0.387cm" svg:x="1.905cm" svg:y="1.358cm" svg:viewBox="0 0 1693 388" draw:points="848,388 0,388 0,0 1693,0 1693,388"><text:p/></draw:polygon><draw:polygon draw:style-name="gr6" draw:text-style-name="P38" svg:width="1.692cm" svg:height="0.387cm" svg:x="1.905cm" svg:y="1.358cm" svg:viewBox="0 0 1693 388" draw:points="848,388 0,388 0,0 1693,0 1693,388"><text:p/></draw:polygon><draw:frame draw:style-name="gr27" draw:text-style-name="P41" svg:width="0.918cm" svg:height="0.283cm" svg:x="3.572cm" svg:y="2.604cm"><draw:text-box><text:p text:style-name="P40"><text:span text:style-name="T18">Hash23</text:span></text:p></draw:text-box></draw:frame><draw:polygon draw:style-name="gr2" draw:text-style-name="P37" svg:width="0.218cm" svg:height="0.232cm" svg:x="2.109cm" svg:y="1.746cm" svg:viewBox="0 0 219 233" draw:points="219,0 138,233 0,138"><text:p/></draw:polygon><draw:line draw:style-name="gr3" draw:text-style-name="P38" svg:x1="1.694cm" svg:y1="2.524cm" svg:x2="2.208cm" svg:y2="1.896cm"><text:p/></draw:line><draw:polygon draw:style-name="gr2" draw:text-style-name="P37" svg:width="0.218cm" svg:height="0.232cm" svg:x="3.176cm" svg:y="1.746cm" svg:viewBox="0 0 219 233" draw:points="0,0 219,138 85,233"><text:p/></draw:polygon><draw:line draw:style-name="gr3" draw:text-style-name="P38" svg:x1="3.81cm" svg:y1="2.524cm" svg:x2="3.299cm" svg:y2="1.896cm"><text:p/></draw:line><draw:polygon draw:style-name="gr5" draw:text-style-name="P39" svg:width="1.269cm" svg:height="0.387cm" svg:x="6.948cm" svg:y="2.524cm" svg:viewBox="0 0 1270 388" draw:points="637,388 0,388 0,0 1270,0 1270,388"><text:p/></draw:polygon><draw:polygon draw:style-name="gr6" draw:text-style-name="P38" svg:width="1.269cm" svg:height="0.387cm" svg:x="6.948cm" svg:y="2.524cm" svg:viewBox="0 0 1270 388" draw:points="637,388 0,388 0,0 1270,0 1270,388"><text:p/></draw:polygon><draw:frame draw:style-name="gr31" draw:text-style-name="P41" svg:width="1.228cm" svg:height="0.283cm" svg:x="2.115cm" svg:y="1.432cm"><draw:text-box><text:p text:style-name="P40"><text:span text:style-name="T18">Hash Raiz</text:span></text:p></draw:text-box></draw:frame><draw:polygon draw:style-name="gr5" draw:text-style-name="P39" svg:width="0.844cm" svg:height="0.387cm" svg:x="9.105cm" svg:y="3.684cm" svg:viewBox="0 0 845 388" draw:points="422,388 0,388 0,0 845,0 845,388"><text:p/></draw:polygon><draw:polygon draw:style-name="gr6" draw:text-style-name="P38" svg:width="0.844cm" svg:height="0.387cm" svg:x="9.105cm" svg:y="3.684cm" svg:viewBox="0 0 845 388" draw:points="422,388 0,388 0,0 845,0 845,388"><text:p/></draw:polygon><draw:frame draw:style-name="gr32" draw:text-style-name="P41" svg:width="0.92cm" svg:height="0.283cm" svg:x="7.124cm" svg:y="2.604cm"><draw:text-box><text:p text:style-name="P40"><text:span text:style-name="T18">Hash01</text:span></text:p></draw:text-box></draw:frame><draw:polygon draw:style-name="gr5" draw:text-style-name="P39" svg:width="0.848cm" svg:height="0.387cm" svg:x="10.373cm" svg:y="4.653cm" svg:viewBox="0 0 849 388" draw:points="427,388 0,388 0,0 849,0 849,388"><text:p/></draw:polygon><draw:polygon draw:style-name="gr6" draw:text-style-name="P38" svg:width="0.848cm" svg:height="0.387cm" svg:x="10.373cm" svg:y="4.653cm" svg:viewBox="0 0 849 388" draw:points="427,388 0,388 0,0 849,0 849,388"><text:p/></draw:polygon><draw:frame draw:style-name="gr28" draw:text-style-name="P41" svg:width="0.772cm" svg:height="0.283cm" svg:x="9.151cm" svg:y="3.754cm"><draw:text-box><text:p text:style-name="P40"><text:span text:style-name="T18">Hash2</text:span></text:p></draw:text-box></draw:frame><draw:polygon draw:style-name="gr5" draw:text-style-name="P39" svg:width="1.271cm" svg:height="0.387cm" svg:x="9.489cm" svg:y="2.524cm" svg:viewBox="0 0 1272 388" draw:points="634,388 0,388 0,0 1272,0 1272,388"><text:p/></draw:polygon><draw:polygon draw:style-name="gr24" draw:text-style-name="P38" svg:width="1.271cm" svg:height="0.387cm" svg:x="9.489cm" svg:y="2.524cm" svg:viewBox="0 0 1272 388" draw:points="634,388 0,388 0,0 1272,0 1272,388"><text:p/></draw:polygon><draw:frame draw:style-name="gr33" draw:text-style-name="P41" svg:width="0.447cm" svg:height="0.283cm" svg:x="10.582cm" svg:y="4.724cm"><draw:text-box><text:p text:style-name="P40"><text:span text:style-name="T18">Tx3</text:span></text:p></draw:text-box></draw:frame><draw:polygon draw:style-name="gr29" draw:text-style-name="P37" svg:width="0.187cm" svg:height="0.239cm" svg:x="9.724cm" svg:y="2.912cm" svg:viewBox="0 0 188 240" draw:points="188,0 150,240 0,173"><text:p/></draw:polygon><draw:line draw:style-name="gr3" draw:text-style-name="P38" svg:x1="9.489cm" svg:y1="3.683cm" svg:x2="9.819cm" svg:y2="3.076cm"><text:p/></draw:line><draw:polygon draw:style-name="gr2" draw:text-style-name="P37" svg:width="0.191cm" svg:height="0.239cm" svg:x="10.333cm" svg:y="2.912cm" svg:viewBox="0 0 192 240" draw:points="0,0 192,173 38,240"><text:p/></draw:polygon><draw:line draw:style-name="gr3" draw:text-style-name="P38" svg:x1="10.761cm" svg:y1="3.683cm" svg:x2="10.427cm" svg:y2="3.076cm"><text:p/></draw:line><draw:polygon draw:style-name="gr4" draw:text-style-name="P39" svg:width="3.813cm" svg:height="1.745cm" svg:x="7.197cm" svg:y="0.195cm" svg:viewBox="0 0 3814 1746" draw:points="1908,1746 0,1746 0,0 3814,0 3814,1746"><text:p/></draw:polygon><draw:frame draw:style-name="gr34" draw:text-style-name="P41" svg:width="0.916cm" svg:height="0.283cm" svg:x="9.657cm" svg:y="2.604cm"><draw:text-box><text:p text:style-name="P40"><text:span text:style-name="T18">Hash23</text:span></text:p></draw:text-box></draw:frame><draw:polygon draw:style-name="gr5" draw:text-style-name="P39" svg:width="1.692cm" svg:height="0.387cm" svg:x="8.046cm" svg:y="1.358cm" svg:viewBox="0 0 1693 388" draw:points="845,388 0,388 0,0 1693,0 1693,388"><text:p/></draw:polygon><draw:polygon draw:style-name="gr6" draw:text-style-name="P38" svg:width="1.692cm" svg:height="0.387cm" svg:x="8.046cm" svg:y="1.358cm" svg:viewBox="0 0 1693 388" draw:points="845,388 0,388 0,0 1693,0 1693,388"><text:p/></draw:polygon><draw:frame draw:style-name="gr22" draw:text-style-name="P42" svg:width="3.345cm" svg:height="0.244cm" svg:x="7.41cm" svg:y="0.319cm"><draw:text-box><text:p text:style-name="P40"><text:span text:style-name="T16">Cabeçalho (Hash do Bloco)</text:span></text:p></draw:text-box></draw:frame><draw:polygon draw:style-name="gr2" draw:text-style-name="P37" svg:width="0.218cm" svg:height="0.232cm" svg:x="8.211cm" svg:y="1.746cm" svg:viewBox="0 0 219 233" draw:points="219,0 135,233 0,138"><text:p/></draw:polygon><draw:line draw:style-name="gr3" draw:text-style-name="P38" svg:x1="7.796cm" svg:y1="2.524cm" svg:x2="8.311cm" svg:y2="1.896cm"><text:p/></draw:line><draw:polygon draw:style-name="gr2" draw:text-style-name="P37" svg:width="0.218cm" svg:height="0.232cm" svg:x="9.277cm" svg:y="1.746cm" svg:viewBox="0 0 219 233" draw:points="0,0 219,138 85,233"><text:p/></draw:polygon><draw:line draw:style-name="gr3" draw:text-style-name="P38" svg:x1="9.912cm" svg:y1="2.524cm" svg:x2="9.397cm" svg:y2="1.896cm"><text:p/></draw:line><draw:frame draw:style-name="gr35" draw:text-style-name="P41" svg:width="1.23cm" svg:height="0.283cm" svg:x="8.271cm" svg:y="1.432cm"><draw:text-box><text:p text:style-name="P40"><text:span text:style-name="T18">Hash Raiz</text:span></text:p></draw:text-box></draw:frame><draw:frame draw:style-name="gr36" draw:text-style-name="P43" svg:width="5.09cm" svg:height="0.267cm" svg:x="0.416cm" svg:y="5.452cm"><draw:text-box><text:p text:style-name="P40"><text:span text:style-name="T17">Transações </text:span><text:span text:style-name="T19">Hasheadas</text:span><text:span text:style-name="T17"> numa árvore Merkle</text:span></text:p></draw:text-box></draw:frame><draw:polygon draw:style-name="gr5" draw:text-style-name="P39" svg:width="1.693cm" svg:height="0.387cm" svg:x="7.623cm" svg:y="0.776cm" svg:viewBox="0 0 1694 388" draw:points="846,388 0,388 0,0 1694,0 1694,388"><text:p/></draw:polygon><draw:polygon draw:style-name="gr6" draw:text-style-name="P38" svg:width="1.693cm" svg:height="0.387cm" svg:x="7.623cm" svg:y="0.776cm" svg:viewBox="0 0 1694 388" draw:points="846,388 0,388 0,0 1694,0 1694,388"><text:p/></draw:polygon><draw:frame draw:style-name="gr37" draw:text-style-name="P41" svg:width="4.241cm" svg:height="0.283cm" svg:x="6.793cm" svg:y="5.452cm"><draw:text-box><text:p text:style-name="P40"><text:span text:style-name="T18">Depois de podar Tx0-2 do Bloco</text:span></text:p></draw:text-box></draw:frame><draw:polygon draw:style-name="gr5" draw:text-style-name="P39" svg:width="1.271cm" svg:height="0.387cm" svg:x="9.528cm" svg:y="0.776cm" svg:viewBox="0 0 1272 388" draw:points="634,388 0,388 0,0 1272,0 1272,388"><text:p/></draw:polygon><draw:polygon draw:style-name="gr6" draw:text-style-name="P38" svg:width="1.271cm" svg:height="0.387cm" svg:x="9.528cm" svg:y="0.776cm" svg:viewBox="0 0 1272 388" draw:points="634,388 0,388 0,0 1272,0 1272,388"><text:p/></draw:polygon><draw:frame draw:style-name="gr38" draw:text-style-name="P41" svg:width="1.479cm" svg:height="0.283cm" svg:x="7.851cm" svg:y="0.847cm"><draw:text-box><text:p text:style-name="P40"><text:span text:style-name="T18">Hash Anterior</text:span></text:p></draw:text-box></draw:frame><draw:polygon draw:style-name="gr5" draw:text-style-name="P39" svg:width="0.81cm" svg:height="0.387cm" svg:x="10.373cm" svg:y="3.684cm" svg:viewBox="0 0 811 388" draw:points="407,388 0,388 0,0 811,0 811,388"><text:p/></draw:polygon><draw:polygon draw:style-name="gr24" draw:text-style-name="P38" svg:width="0.81cm" svg:height="0.387cm" svg:x="10.373cm" svg:y="3.684cm" svg:viewBox="0 0 811 388" draw:points="407,388 0,388 0,0 811,0 811,388"><text:p/></draw:polygon><draw:frame draw:style-name="gr28" draw:text-style-name="P41" svg:width="0.772cm" svg:height="0.283cm" svg:x="9.768cm" svg:y="0.847cm"><draw:text-box><text:p text:style-name="P40"><text:span text:style-name="T18">Nonce</text:span></text:p></draw:text-box></draw:frame><draw:polygon draw:style-name="gr26" draw:text-style-name="P39" svg:width="0.848cm" svg:height="0.387cm" svg:x="0.422cm" svg:y="4.653cm" svg:viewBox="0 0 849 388" draw:points="426,388 0,388 0,0 849,0 849,388"><text:p/></draw:polygon><draw:polygon draw:style-name="gr6" draw:text-style-name="P38" svg:width="0.848cm" svg:height="0.387cm" svg:x="0.422cm" svg:y="4.653cm" svg:viewBox="0 0 849 388" draw:points="426,388 0,388 0,0 849,0 849,388"><text:p/></draw:polygon><draw:frame draw:style-name="gr25" draw:text-style-name="P41" svg:width="0.77cm" svg:height="0.283cm" svg:x="10.386cm" svg:y="3.754cm"><draw:text-box><text:p text:style-name="P40"><text:span text:style-name="T18">Hash3</text:span></text:p></draw:text-box></draw:frame><draw:polygon draw:style-name="gr5" draw:text-style-name="P39" svg:width="0.847cm" svg:height="0.387cm" svg:x="1.694cm" svg:y="4.653cm" svg:viewBox="0 0 848 388" draw:points="422,388 0,388 0,0 848,0 848,388"><text:p/></draw:polygon><draw:polygon draw:style-name="gr6" draw:text-style-name="P38" svg:width="0.847cm" svg:height="0.387cm" svg:x="1.694cm" svg:y="4.653cm" svg:viewBox="0 0 848 388" draw:points="422,388 0,388 0,0 848,0 848,388"><text:p/></draw:polygon><draw:frame draw:style-name="gr39" draw:text-style-name="P41" svg:width="0.445cm" svg:height="0.283cm" svg:x="0.64cm" svg:y="4.724cm"><draw:text-box><text:p text:style-name="P40"><text:span text:style-name="T18">Tx0</text:span></text:p></draw:text-box></draw:frame><draw:polygon draw:style-name="gr5" draw:text-style-name="P39" svg:width="0.844cm" svg:height="0.387cm" svg:x="2.964cm" svg:y="4.653cm" svg:viewBox="0 0 845 388" draw:points="422,388 0,388 0,0 845,0 845,388"><text:p/></draw:polygon><draw:polygon draw:style-name="gr6" draw:text-style-name="P38" svg:width="0.844cm" svg:height="0.387cm" svg:x="2.964cm" svg:y="4.653cm" svg:viewBox="0 0 845 388" draw:points="422,388 0,388 0,0 845,0 845,388"><text:p/></draw:polygon><draw:frame draw:style-name="gr40" draw:text-style-name="P41" svg:width="0.449cm" svg:height="0.283cm" svg:x="1.896cm" svg:y="4.724cm"><draw:text-box><text:p text:style-name="P40"><text:span text:style-name="T18">Tx1</text:span></text:p></draw:text-box></draw:frame><draw:polygon draw:style-name="gr5" draw:text-style-name="P39" svg:width="0.844cm" svg:height="0.387cm" svg:x="4.235cm" svg:y="4.653cm" svg:viewBox="0 0 845 388" draw:points="422,388 0,388 0,0 845,0 845,388"><text:p/></draw:polygon><draw:polygon draw:style-name="gr6" draw:text-style-name="P38" svg:width="0.844cm" svg:height="0.387cm" svg:x="4.235cm" svg:y="4.653cm" svg:viewBox="0 0 845 388" draw:points="422,388 0,388 0,0 845,0 845,388"><text:p/></draw:polygon><draw:frame draw:style-name="gr33" draw:text-style-name="P41" svg:width="0.447cm" svg:height="0.283cm" svg:x="3.173cm" svg:y="4.724cm"><draw:text-box><text:p text:style-name="P40"><text:span text:style-name="T18">Tx2</text:span></text:p></draw:text-box></draw:frame><draw:polygon draw:style-name="gr2" draw:text-style-name="P37" svg:width="0.168cm" svg:height="0.232cm" svg:x="0.764cm" svg:y="4.072cm" svg:viewBox="0 0 169 233" draw:points="84,0 169,233 0,233"><text:p/></draw:polygon><draw:line draw:style-name="gr3" draw:text-style-name="P38" svg:x1="0.848cm" svg:y1="4.654cm" svg:x2="0.848cm" svg:y2="4.259cm"><text:p/></draw:line><draw:polygon draw:style-name="gr2" draw:text-style-name="P37" svg:width="0.168cm" svg:height="0.232cm" svg:x="2.03cm" svg:y="4.072cm" svg:viewBox="0 0 169 233" draw:points="85,0 169,233 0,233"><text:p/></draw:polygon><draw:line draw:style-name="gr3" draw:text-style-name="P38" svg:x1="2.116cm" svg:y1="4.654cm" svg:x2="2.116cm" svg:y2="4.259cm"><text:p/></draw:line><draw:polygon draw:style-name="gr2" draw:text-style-name="P37" svg:width="0.168cm" svg:height="0.232cm" svg:x="3.303cm" svg:y="4.072cm" svg:viewBox="0 0 169 233" draw:points="84,0 169,233 0,233"><text:p/></draw:polygon><draw:line draw:style-name="gr3" draw:text-style-name="P38" svg:x1="3.387cm" svg:y1="4.654cm" svg:x2="3.387cm" svg:y2="4.259cm"><text:p/></draw:line><draw:polygon draw:style-name="gr2" draw:text-style-name="P37" svg:width="0.169cm" svg:height="0.232cm" svg:x="4.573cm" svg:y="4.072cm" svg:viewBox="0 0 170 233" draw:points="85,0 170,233 0,233"><text:p/></draw:polygon><draw:line draw:style-name="gr3" draw:text-style-name="P38" svg:x1="4.657cm" svg:y1="4.654cm" svg:x2="4.657cm" svg:y2="4.259cm"><text:p/></draw:line><draw:polygon draw:style-name="gr2" draw:text-style-name="P37" svg:width="0.169cm" svg:height="0.232cm" svg:x="10.714cm" svg:y="4.072cm" svg:viewBox="0 0 170 233" draw:points="85,0 170,233 0,233"><text:p/></draw:polygon><draw:line draw:style-name="gr3" draw:text-style-name="P38" svg:x1="10.798cm" svg:y1="4.654cm" svg:x2="10.798cm" svg:y2="4.259cm"><text:p/></draw:line><draw:frame draw:style-name="gr41" draw:text-style-name="P41" svg:width="0.444cm" svg:height="0.283cm" svg:x="4.433cm" svg:y="4.724cm"><draw:text-box><text:p text:style-name="P40"><text:span text:style-name="T18">Tx3</text:span></text:p></draw:text-box></draw:frame></draw:g></text:p>
      <text:p text:style-name="P3"/>
      <text:p text:style-name="P22">Um cabeçalho do bloco com nenhuma transação seria de cerca de 80 bytes. Se supormos que blocos são gerados a cada 10 minutos, 80 bytes * 6 * 24 * 365 = 4,2MB por ano. Com computadores normalmente sendo vendidos com 2 GB de RAM em 2008, e pela Lei de Moore prevendo um crescimento de 1,2 GB por ano, o armazenamento não deve ser um problema, mesmo que os cabeçalhos do bloco devam ser mantidos em memória.</text:p>
      <text:h text:style-name="P9" text:outline-level="2"/>
      <text:h text:style-name="P16" text:outline-level="2"><text:span text:style-name="T5">8. <text:s text:c="3"/></text:span><text:span text:style-name="T7">Verificação de Pagamento Simplificada</text:span></text:h>
      <text:p text:style-name="P32">É possível verificar os pagamentos sem executar um nó de rede completo. Um usuário só precisa manter uma cópia dos cabeçalhos do bloco da cadeia com a prova de trabalho mais longa, que ele pode recuperar consultando os nós da rede até que ele esteja convencido de que tem a cadeia mais longa, e obteve o ramo Merkle ligando a transação ao bloco que ela está registrada. Não se pode verificar a transação por si, mas ligando-a a um lugar na cadeia, pode-se ver que um nó de rede a aceitou, e blocos adicionados depois desse confirmam que a rede a aceitou.</text:p>
      <text:p text:style-name="P3"/>
      <text:p text:style-name="P4"><draw:g text:anchor-type="as-char" draw:z-index="3" draw:style-name="gr14"><draw:polygon draw:style-name="gr5" draw:text-style-name="P39" svg:width="1.202cm" svg:height="0.401cm" svg:x="4.424cm" svg:y="2.904cm" svg:viewBox="0 0 1203 402" draw:points="603,402 0,402 0,0 1203,0 1203,402"><text:p/></draw:polygon><draw:polygon draw:style-name="gr6" draw:text-style-name="P38" svg:width="1.202cm" svg:height="0.401cm" svg:x="4.424cm" svg:y="2.904cm" svg:viewBox="0 0 1203 402" draw:points="603,402 0,402 0,0 1203,0 1203,402"><text:p/></draw:polygon><draw:polygon draw:style-name="gr5" draw:text-style-name="P39" svg:width="1.001cm" svg:height="0.401cm" svg:x="6.23cm" svg:y="4.107cm" svg:viewBox="0 0 1002 402" draw:points="501,402 0,402 0,0 1002,0 1002,402"><text:p/></draw:polygon><draw:polygon draw:style-name="gr6" draw:text-style-name="P38" svg:width="1.001cm" svg:height="0.401cm" svg:x="6.23cm" svg:y="4.107cm" svg:viewBox="0 0 1002 402" draw:points="501,402 0,402 0,0 1002,0 1002,402"><text:p/></draw:polygon><draw:frame draw:style-name="gr42" draw:text-style-name="P41" svg:width="0.869cm" svg:height="0.292cm" svg:x="4.597cm" svg:y="2.985cm"><draw:text-box><text:p text:style-name="P40"><text:span text:style-name="T20">Hash01</text:span></text:p></draw:text-box></draw:frame><draw:polygon draw:style-name="gr5" draw:text-style-name="P39" svg:width="1.005cm" svg:height="0.401cm" svg:x="7.63cm" svg:y="4.107cm" svg:viewBox="0 0 1006 402" draw:points="505,402 0,402 0,0 1006,0 1006,402"><text:p/></draw:polygon><draw:polygon draw:style-name="gr24" draw:text-style-name="P38" svg:width="1.005cm" svg:height="0.401cm" svg:x="7.63cm" svg:y="4.107cm" svg:viewBox="0 0 1006 402" draw:points="505,402 0,402 0,0 1006,0 1006,402"><text:p/></draw:polygon><draw:frame draw:style-name="gr43" draw:text-style-name="P41" svg:width="0.729cm" svg:height="0.292cm" svg:x="6.371cm" svg:y="4.198cm"><draw:text-box><text:p text:style-name="P40"><text:span text:style-name="T20">Hash2</text:span></text:p></draw:text-box></draw:frame><draw:polygon draw:style-name="gr26" draw:text-style-name="P39" svg:width="1.202cm" svg:height="0.401cm" svg:x="6.83cm" svg:y="2.904cm" svg:viewBox="0 0 1203 402" draw:points="603,402 0,402 0,0 1203,0 1203,402"><text:p/></draw:polygon><draw:polygon draw:style-name="gr24" draw:text-style-name="P38" svg:width="1.202cm" svg:height="0.401cm" svg:x="6.83cm" svg:y="2.904cm" svg:viewBox="0 0 1203 402" draw:points="603,402 0,402 0,0 1203,0 1203,402"><text:p/></draw:polygon><draw:frame draw:style-name="gr43" draw:text-style-name="P41" svg:width="0.729cm" svg:height="0.292cm" svg:x="7.772cm" svg:y="4.198cm"><draw:text-box><text:p text:style-name="P40"><text:span text:style-name="T20">Hash3</text:span></text:p></draw:text-box></draw:frame><draw:polygon draw:style-name="gr29" draw:text-style-name="P37" svg:width="0.179cm" svg:height="0.25cm" svg:x="7.052cm" svg:y="3.307cm" svg:viewBox="0 0 180 251" draw:points="180,0 145,251 0,180"><text:p/></draw:polygon><draw:line draw:style-name="gr3" draw:text-style-name="P38" svg:x1="6.83cm" svg:y1="4.107cm" svg:x2="7.144cm" svg:y2="3.479cm"><text:p/></draw:line><draw:polygon draw:style-name="gr2" draw:text-style-name="P37" svg:width="0.179cm" svg:height="0.25cm" svg:x="7.63cm" svg:y="3.307cm" svg:viewBox="0 0 180 251" draw:points="0,0 180,180 39,251"><text:p/></draw:polygon><draw:line draw:style-name="gr3" draw:text-style-name="P38" svg:x1="8.033cm" svg:y1="4.107cm" svg:x2="7.719cm" svg:y2="3.479cm"><text:p/></draw:line><draw:polygon draw:style-name="gr4" draw:text-style-name="P39" svg:width="3.608cm" svg:height="1.805cm" svg:x="4.625cm" svg:y="0.498cm" svg:viewBox="0 0 3609 1806" draw:points="1803,1806 0,1806 0,0 3609,0 3609,1806"><text:p/></draw:polygon><draw:frame draw:style-name="gr42" draw:text-style-name="P41" svg:width="0.869cm" svg:height="0.292cm" svg:x="6.999cm" svg:y="2.985cm"><draw:text-box><text:p text:style-name="P40"><text:span text:style-name="T20">Hash23</text:span></text:p></draw:text-box></draw:frame><draw:polygon draw:style-name="gr5" draw:text-style-name="P39" svg:width="1.604cm" svg:height="0.401cm" svg:x="5.39cm" svg:y="1.701cm" svg:viewBox="0 0 1605 402" draw:points="801,402 0,402 0,0 1605,0 1605,402"><text:p/></draw:polygon><draw:polygon draw:style-name="gr6" draw:text-style-name="P38" svg:width="1.604cm" svg:height="0.401cm" svg:x="5.39cm" svg:y="1.701cm" svg:viewBox="0 0 1605 402" draw:points="801,402 0,402 0,0 1605,0 1605,402"><text:p/></draw:polygon><draw:frame draw:style-name="gr44" draw:text-style-name="P41" svg:width="2.343cm" svg:height="0.292cm" svg:x="4.826cm" svg:y="0.649cm"><draw:text-box><text:p text:style-name="P40"><text:span text:style-name="T20">Cabeçalho do Bloco</text:span></text:p></draw:text-box></draw:frame><draw:polygon draw:style-name="gr2" draw:text-style-name="P37" svg:width="0.207cm" svg:height="0.239cm" svg:x="5.62cm" svg:y="2.104cm" svg:viewBox="0 0 208 240" draw:points="208,0 127,240 0,145"><text:p/></draw:polygon><draw:line draw:style-name="gr3" draw:text-style-name="P38" svg:x1="5.225cm" svg:y1="2.904cm" svg:x2="5.711cm" svg:y2="2.258cm"><text:p/></draw:line><draw:polygon draw:style-name="gr2" draw:text-style-name="P37" svg:width="0.207cm" svg:height="0.239cm" svg:x="6.629cm" svg:y="2.104cm" svg:viewBox="0 0 208 240" draw:points="0,0 208,145 81,240"><text:p/></draw:polygon><draw:line draw:style-name="gr3" draw:text-style-name="P38" svg:x1="7.232cm" svg:y1="2.904cm" svg:x2="6.745cm" svg:y2="2.258cm"><text:p/></draw:line><draw:polygon draw:style-name="gr5" draw:text-style-name="P39" svg:width="1.601cm" svg:height="0.398cm" svg:x="5.027cm" svg:y="1.102cm" svg:viewBox="0 0 1602 399" draw:points="801,399 0,399 0,0 1602,0 1602,399"><text:p/></draw:polygon><draw:polygon draw:style-name="gr6" draw:text-style-name="P38" svg:width="1.601cm" svg:height="0.398cm" svg:x="5.027cm" svg:y="1.102cm" svg:viewBox="0 0 1602 399" draw:points="801,399 0,399 0,0 1602,0 1602,399"><text:p/></draw:polygon><draw:frame draw:style-name="gr45" draw:text-style-name="P41" svg:width="1.327cm" svg:height="0.292cm" svg:x="5.514cm" svg:y="1.774cm"><draw:text-box><text:p text:style-name="P40"><text:span text:style-name="T20">Raiz Merkle</text:span></text:p></draw:text-box></draw:frame><draw:polygon draw:style-name="gr5" draw:text-style-name="P39" svg:width="1.202cm" svg:height="0.398cm" svg:x="6.83cm" svg:y="1.102cm" svg:viewBox="0 0 1203 399" draw:points="603,399 0,399 0,0 1203,0 1203,399"><text:p/></draw:polygon><draw:polygon draw:style-name="gr6" draw:text-style-name="P38" svg:width="1.202cm" svg:height="0.398cm" svg:x="6.83cm" svg:y="1.102cm" svg:viewBox="0 0 1203 399" draw:points="603,399 0,399 0,0 1203,0 1203,399"><text:p/></draw:polygon><draw:frame draw:style-name="gr16" draw:text-style-name="P41" svg:width="1.394cm" svg:height="0.267cm" svg:x="5.242cm" svg:y="1.171cm"><draw:text-box><text:p text:style-name="P40"><text:span text:style-name="T17">Hash Anterior</text:span></text:p></draw:text-box></draw:frame><draw:polygon draw:style-name="gr4" draw:text-style-name="P39" svg:width="3.608cm" svg:height="1.805cm" svg:x="0.413cm" svg:y="0.498cm" svg:viewBox="0 0 3609 1806" draw:points="1806,1806 0,1806 0,0 3609,0 3609,1806"><text:p/></draw:polygon><draw:frame draw:style-name="gr43" draw:text-style-name="P41" svg:width="0.729cm" svg:height="0.292cm" svg:x="7.059cm" svg:y="1.171cm"><draw:text-box><text:p text:style-name="P40"><text:span text:style-name="T20">Nonce</text:span></text:p></draw:text-box></draw:frame><draw:polygon draw:style-name="gr5" draw:text-style-name="P39" svg:width="1.604cm" svg:height="0.401cm" svg:x="1.143cm" svg:y="1.701cm" svg:viewBox="0 0 1605 402" draw:points="804,402 0,402 0,0 1605,0 1605,402"><text:p/></draw:polygon><draw:polygon draw:style-name="gr6" draw:text-style-name="P38" svg:width="1.604cm" svg:height="0.401cm" svg:x="1.143cm" svg:y="1.701cm" svg:viewBox="0 0 1605 402" draw:points="804,402 0,402 0,0 1605,0 1605,402"><text:p/></draw:polygon><draw:frame draw:style-name="gr44" draw:text-style-name="P41" svg:width="2.343cm" svg:height="0.292cm" svg:x="0.607cm" svg:y="0.649cm"><draw:text-box><text:p text:style-name="P40"><text:span text:style-name="T20">Cabeçalho do Bloco</text:span></text:p></draw:text-box></draw:frame><draw:polygon draw:style-name="gr5" draw:text-style-name="P39" svg:width="1.604cm" svg:height="0.398cm" svg:x="0.78cm" svg:y="1.102cm" svg:viewBox="0 0 1605 399" draw:points="800,399 0,399 0,0 1605,0 1605,399"><text:p/></draw:polygon><draw:polygon draw:style-name="gr6" draw:text-style-name="P38" svg:width="1.604cm" svg:height="0.398cm" svg:x="0.78cm" svg:y="1.102cm" svg:viewBox="0 0 1605 399" draw:points="800,399 0,399 0,0 1605,0 1605,399"><text:p/></draw:polygon><draw:frame draw:style-name="gr45" draw:text-style-name="P41" svg:width="1.327cm" svg:height="0.292cm" svg:x="1.274cm" svg:y="1.774cm"><draw:text-box><text:p text:style-name="P40"><text:span text:style-name="T20">Raiz Merkle</text:span></text:p></draw:text-box></draw:frame><draw:polygon draw:style-name="gr5" draw:text-style-name="P39" svg:width="1.202cm" svg:height="0.398cm" svg:x="2.582cm" svg:y="1.102cm" svg:viewBox="0 0 1203 399" draw:points="603,399 0,399 0,0 1203,0 1203,399"><text:p/></draw:polygon><draw:polygon draw:style-name="gr6" draw:text-style-name="P38" svg:width="1.202cm" svg:height="0.398cm" svg:x="2.582cm" svg:y="1.102cm" svg:viewBox="0 0 1203 399" draw:points="603,399 0,399 0,0 1203,0 1203,399"><text:p/></draw:polygon><draw:frame draw:style-name="gr16" draw:text-style-name="P43" svg:width="1.394cm" svg:height="0.267cm" svg:x="1.002cm" svg:y="1.171cm"><draw:text-box><text:p text:style-name="P40"><text:span text:style-name="T17">Hash Anterior</text:span></text:p></draw:text-box></draw:frame><draw:polygon draw:style-name="gr4" draw:text-style-name="P39" svg:width="3.608cm" svg:height="1.805cm" svg:x="8.833cm" svg:y="0.498cm" svg:viewBox="0 0 3609 1806" draw:points="1807,1806 0,1806 0,0 3609,0 3609,1806"><text:p/></draw:polygon><draw:frame draw:style-name="gr43" draw:text-style-name="P41" svg:width="0.729cm" svg:height="0.292cm" svg:x="2.819cm" svg:y="1.171cm"><draw:text-box><text:p text:style-name="P40"><text:span text:style-name="T20">Nonce</text:span></text:p></draw:text-box></draw:frame><draw:polygon draw:style-name="gr5" draw:text-style-name="P39" svg:width="1.6cm" svg:height="0.401cm" svg:x="9.603cm" svg:y="1.701cm" svg:viewBox="0 0 1601 402" draw:points="800,402 0,402 0,0 1601,0 1601,402"><text:p/></draw:polygon><draw:polygon draw:style-name="gr6" draw:text-style-name="P38" svg:width="1.6cm" svg:height="0.401cm" svg:x="9.603cm" svg:y="1.701cm" svg:viewBox="0 0 1601 402" draw:points="800,402 0,402 0,0 1601,0 1601,402"><text:p/></draw:polygon><draw:frame draw:style-name="gr44" draw:text-style-name="P41" svg:width="2.343cm" svg:height="0.292cm" svg:x="9.024cm" svg:y="0.649cm"><draw:text-box><text:p text:style-name="P40"><text:span text:style-name="T20">Cabeçalho do Bloco</text:span></text:p></draw:text-box></draw:frame><draw:polygon draw:style-name="gr5" draw:text-style-name="P39" svg:width="1.604cm" svg:height="0.398cm" svg:x="9.236cm" svg:y="1.102cm" svg:viewBox="0 0 1605 399" draw:points="800,399 0,399 0,0 1605,0 1605,399"><text:p/></draw:polygon><draw:polygon draw:style-name="gr6" draw:text-style-name="P38" svg:width="1.604cm" svg:height="0.398cm" svg:x="9.236cm" svg:y="1.102cm" svg:viewBox="0 0 1605 399" draw:points="800,399 0,399 0,0 1605,0 1605,399"><text:p/></draw:polygon><draw:frame draw:style-name="gr45" draw:text-style-name="P41" svg:width="1.327cm" svg:height="0.292cm" svg:x="9.733cm" svg:y="1.774cm"><draw:text-box><text:p text:style-name="P40"><text:span text:style-name="T20">Raiz Merkle</text:span></text:p></draw:text-box></draw:frame><draw:polygon draw:style-name="gr5" draw:text-style-name="P39" svg:width="1.202cm" svg:height="0.398cm" svg:x="11.042cm" svg:y="1.102cm" svg:viewBox="0 0 1203 399" draw:points="600,399 0,399 0,0 1203,0 1203,399"><text:p/></draw:polygon><draw:polygon draw:style-name="gr6" draw:text-style-name="P38" svg:width="1.202cm" svg:height="0.398cm" svg:x="11.042cm" svg:y="1.102cm" svg:viewBox="0 0 1203 399" draw:points="600,399 0,399 0,0 1203,0 1203,399"><text:p/></draw:polygon><draw:frame draw:style-name="gr16" draw:text-style-name="P41" svg:width="1.394cm" svg:height="0.267cm" svg:x="9.462cm" svg:y="1.171cm"><draw:text-box><text:p text:style-name="P40"><text:span text:style-name="T17">Hash Anterior</text:span></text:p></draw:text-box></draw:frame><draw:polygon draw:style-name="gr2" draw:text-style-name="P37" svg:width="0.239cm" svg:height="0.158cm" svg:x="8.996cm" svg:y="1.222cm" svg:viewBox="0 0 240 159" draw:points="240,81 0,159 0,0"><text:p/></draw:polygon><draw:line draw:style-name="gr3" draw:text-style-name="P38" svg:x1="8.234cm" svg:y1="1.302cm" svg:x2="9.045cm" svg:y2="1.302cm"><text:p/></draw:line><draw:polygon draw:style-name="gr2" draw:text-style-name="P37" svg:width="0.239cm" svg:height="0.158cm" svg:x="4.787cm" svg:y="1.222cm" svg:viewBox="0 0 240 159" draw:points="240,81 0,159 0,0"><text:p/></draw:polygon><draw:line draw:style-name="gr3" draw:text-style-name="P38" svg:x1="4.022cm" svg:y1="1.302cm" svg:x2="4.833cm" svg:y2="1.302cm"><text:p/></draw:line><draw:polygon draw:style-name="gr2" draw:text-style-name="P37" svg:width="0.239cm" svg:height="0.158cm" svg:x="12.806cm" svg:y="1.222cm" svg:viewBox="0 0 240 159" draw:points="240,81 0,159 0,0"><text:p/></draw:polygon><draw:line draw:style-name="gr3" draw:text-style-name="P38" svg:x1="12.442cm" svg:y1="1.302cm" svg:x2="12.852cm" svg:y2="1.302cm"><text:p/></draw:line><draw:polygon draw:style-name="gr2" draw:text-style-name="P37" svg:width="0.239cm" svg:height="0.158cm" svg:x="0.575cm" svg:y="1.222cm" svg:viewBox="0 0 240 159" draw:points="240,81 0,159 0,0"><text:p/></draw:polygon><draw:line draw:style-name="gr3" draw:text-style-name="P38" svg:x1="0.014cm" svg:y1="1.302cm" svg:x2="0.624cm" svg:y2="1.302cm"><text:p/></draw:line><draw:frame draw:style-name="gr43" draw:text-style-name="P41" svg:width="0.729cm" svg:height="0.292cm" svg:x="11.278cm" svg:y="1.171cm"><draw:text-box><text:p text:style-name="P40"><text:span text:style-name="T20">Nonce</text:span></text:p></draw:text-box></draw:frame><draw:frame draw:style-name="gr46" draw:text-style-name="P41" svg:width="2.548cm" svg:height="0.292cm" svg:x="8.417cm" svg:y="3.528cm"><draw:text-box><text:p text:style-name="P40"><text:span text:style-name="T20">Ramo Merkle para Tx3</text:span></text:p></draw:text-box></draw:frame><draw:polygon draw:style-name="gr5" draw:text-style-name="P39" svg:width="0.803cm" svg:height="0.401cm" svg:x="7.832cm" svg:y="5.109cm" svg:viewBox="0 0 804 402" draw:points="402,402 0,402 0,0 804,0 804,402"><text:p/></draw:polygon><draw:polygon draw:style-name="gr6" draw:text-style-name="P38" svg:width="0.803cm" svg:height="0.401cm" svg:x="7.832cm" svg:y="5.109cm" svg:viewBox="0 0 804 402" draw:points="402,402 0,402 0,0 804,0 804,402"><text:p/></draw:polygon><draw:frame draw:style-name="gr47" draw:text-style-name="P41" svg:width="4.836cm" svg:height="0.292cm" svg:x="0cm" svg:y="0cm"><draw:text-box><text:p text:style-name="P40"><text:span text:style-name="T20">Cadeia de Prova-de-trabalho mais longa</text:span></text:p></draw:text-box></draw:frame><draw:polygon draw:style-name="gr2" draw:text-style-name="P37" svg:width="0.161cm" svg:height="0.239cm" svg:x="8.153cm" svg:y="4.51cm" svg:viewBox="0 0 162 240" draw:points="81,0 162,240 0,240"><text:p/></draw:polygon><draw:line draw:style-name="gr3" draw:text-style-name="P38" svg:x1="8.234cm" svg:y1="5.109cm" svg:x2="8.234cm" svg:y2="4.7cm"><text:p/></draw:line><draw:frame draw:style-name="gr48" draw:text-style-name="P41" svg:width="0.422cm" svg:height="0.292cm" svg:x="8.022cm" svg:y="5.2cm"><draw:text-box><text:p text:style-name="P40"><text:span text:style-name="T20">Tx3</text:span></text:p></draw:text-box></draw:frame></draw:g></text:p>
      <text:p text:style-name="P3"/>
      <text:p text:style-name="P22">Como tal, a verificação é confiável enquanto os nós honestos controlarem a rede, mas é mais vulnerável se a rede for subjugada por um atacante. Enquanto nós da rede podem verificar as transações por si mesmos, o método simplificado pode ser enganado por transações fabricadas de um atacante durante o tempo que o atacante pode continuar a dominar a rede. Uma estratégia para se proteger disso seria aceitar alertas dos nós da rede quando detectam um bloco inválido, levando o software do usuário a baixar o bloco completo e as transações alarmadas para confirmar a inconsistência. As empresas que recebem pagamentos freqüentes provavelmente desejarão executar seus próprios nós para uma segurança mais independente e verificação mais rápida.</text:p>
      <text:h text:style-name="P14" text:outline-level="2"><text:span text:style-name="T5">9. <text:s text:c="3"/></text:span><text:span text:style-name="T7">Combinando e Dividindo Valor</text:span></text:h>
      <text:p text:style-name="P32">Apesar de ser possível manipular as moedas individualmente, seria pesado fazer uma transação separada para cada centavo numa transferência. Para permitir que o valor seja dividido e combinado, as transações contem múltiplas entradas e saídas. Normalmente haverá uma única entrada de uma transação anterior maior ou várias entradas combinando quantidades menores, e no máximo duas saídas: uma para o pagamento e, se houver, uma retornando o troco ao remetente.</text:p>
      <text:p text:style-name="P3"><draw:g text:anchor-type="paragraph" draw:z-index="13" draw:style-name="gr113"><draw:rect draw:style-name="gr114" draw:text-style-name="P49" svg:width="4.712cm" svg:height="3.082cm" svg:x="4.319cm" svg:y="0.369cm"><text:p/></draw:rect><draw:rect draw:style-name="gr115" draw:text-style-name="P51" svg:width="1.542cm" svg:height="0.503cm" draw:transform="skewX (-0.00698131700797732) rotate (0.00802851455917392) translate (4.93536111111111cm 1.88736111111111cm)"><text:p text:style-name="P50"><text:span text:style-name="T34">Entrada</text:span></text:p></draw:rect><draw:rect draw:style-name="gr115" draw:text-style-name="P49" svg:width="1.542cm" svg:height="0.502cm" draw:transform="skewX (-0.00698131700797732) rotate (0.00802851455917392) translate (4.93536111111111cm 2.651125cm)"><text:p text:style-name="P50"><text:span text:style-name="T34">...</text:span></text:p><text:p text:style-name="P50"><text:span text:style-name="T34"/></text:p></draw:rect><draw:rect draw:style-name="gr115" draw:text-style-name="P51" svg:width="1.537cm" svg:height="0.502cm" draw:transform="skewX (-0.00349065850398866) rotate (0.00680678408277789) translate (4.91243055555556cm 1.11577777777778cm)"><text:p text:style-name="P50"><text:span text:style-name="T34">Entrada</text:span></text:p></draw:rect><draw:rect draw:style-name="gr115" draw:text-style-name="P51" svg:width="1.539cm" svg:height="0.502cm" draw:transform="skewX (-0.00349065850398866) rotate (0.00680678408277789) translate (6.94443055555556cm 1.12359722222222cm)"><text:p text:style-name="P50"><text:span text:style-name="T34">Saída</text:span></text:p></draw:rect><draw:rect draw:style-name="gr115" draw:text-style-name="P51" svg:width="1.539cm" svg:height="0.502cm" draw:transform="skewX (-0.00349065850398866) rotate (0.00802851455917392) translate (6.94443055555556cm 1.88736111111111cm)"><text:p text:style-name="P50"><text:span text:style-name="T34">...</text:span></text:p></draw:rect><draw:line draw:style-name="gr116" draw:text-style-name="P52" svg:x1="2.808cm" svg:y1="1.397cm" svg:x2="4.892cm" svg:y2="1.397cm"><text:p/></draw:line><draw:line draw:style-name="gr116" draw:text-style-name="P52" svg:x1="2.776cm" svg:y1="2.159cm" svg:x2="4.86cm" svg:y2="2.159cm"><text:p/></draw:line><draw:line draw:style-name="gr116" draw:text-style-name="P52" svg:x1="2.776cm" svg:y1="2.878cm" svg:x2="4.86cm" svg:y2="2.878cm"><text:p/></draw:line><draw:line draw:style-name="gr116" draw:text-style-name="P52" svg:x1="8.488cm" svg:y1="2.159cm" svg:x2="10.572cm" svg:y2="2.159cm"><text:p/></draw:line><draw:line draw:style-name="gr116" draw:text-style-name="P52" svg:x1="8.488cm" svg:y1="1.397cm" svg:x2="10.572cm" svg:y2="1.397cm"><text:p/></draw:line><draw:frame draw:style-name="gr117" draw:text-style-name="P54" svg:width="2.571cm" svg:height="1.221cm" svg:x="4.446cm" svg:y="0.471cm"><draw:text-box><text:p text:style-name="P53"><text:span text:style-name="T35">Transação</text:span></text:p></draw:text-box></draw:frame></draw:g></text:p>
      <text:p text:style-name="P4"/>
      <text:p text:style-name="P3"/>
      <text:p text:style-name="P7"/>
      <text:p text:style-name="P7"/>
      <text:p text:style-name="P7"/>
      <text:p text:style-name="P7"/>
      <text:p text:style-name="P7"/>
      <text:p text:style-name="P7"/>
      <text:p text:style-name="P7"/>
      <text:p text:style-name="P22">Pode-se notar que a difusão, quando uma transação depende de várias transações, e estas dependem de muitas outras, não é um problema. Nunca há a necessidade de extrair uma cópia autônoma completa do histórico de uma transação.</text:p>
      <text:h text:style-name="P17" text:outline-level="2">10. <text:s text:c="3"/>Privacidad<text:span text:style-name="T13">e</text:span></text:h>
      <text:p text:style-name="P32">O modelo bancário tradicional atinge um nível de privacidade, limitando o acesso à informação para as partes envolvidas e o terceiro confiável. A necessidade de anunciar todas as transações publicamente se opõe a este método, mas a privacidade ainda pode ser mantida quebrando o fluxo de informação em outro lugar: mantendo chaves públicas anônimas. O público pode ver que alguém está enviando uma quantidade para outra pessoa, mas sem informações que ligam a transação a qualquer um. Isto é semelhante ao nível de informação divulgada pelas bolsas de valores, onde o tempo e o tamanho dos negócios individuais, a "fita", é tornada pública, mas sem dizer quem são as partes.</text:p>
      <text:p text:style-name="P3"/>
      <text:p text:style-name="P4"><draw:g text:anchor-type="as-char" draw:z-index="4" draw:style-name="gr14"><draw:polygon draw:style-name="gr4" draw:text-style-name="P39" svg:width="1.641cm" svg:height="0.534cm" svg:x="0.193cm" svg:y="0.591cm" svg:viewBox="0 0 1642 535" draw:points="822,535 0,535 0,0 1642,0 1642,535"><text:p/></draw:polygon><draw:polygon draw:style-name="gr4" draw:text-style-name="P39" svg:width="1.642cm" svg:height="0.534cm" svg:x="2.385cm" svg:y="0.591cm" svg:viewBox="0 0 1643 535" draw:points="822,535 0,535 0,0 1643,0 1643,535"><text:p/></draw:polygon><draw:frame draw:style-name="gr49" draw:text-style-name="P41" svg:width="1.177cm" svg:height="0.26cm" svg:x="0.55cm" svg:y="0.748cm"><draw:text-box><text:p text:style-name="P40"><text:span text:style-name="T21">Identidades</text:span></text:p></draw:text-box></draw:frame><draw:polygon draw:style-name="gr4" draw:text-style-name="P39" svg:width="1.641cm" svg:height="0.893cm" svg:x="4.756cm" svg:y="0.412cm" svg:viewBox="0 0 1642 894" draw:points="822,894 0,894 0,0 1642,0 1642,894"><text:p/></draw:polygon><draw:frame draw:style-name="gr50" draw:text-style-name="P41" svg:width="1.472cm" svg:height="0.26cm" svg:x="2.549cm" svg:y="0.748cm"><draw:text-box><text:p text:style-name="P40"><text:span text:style-name="T21">Transações</text:span></text:p></draw:text-box></draw:frame><draw:frame draw:style-name="gr51" draw:text-style-name="P41" svg:width="0.77cm" svg:height="0.26cm" svg:x="5.195cm" svg:y="0.639cm"><draw:text-box><text:p text:style-name="P40"><text:span text:style-name="T21">Terceiro</text:span></text:p></draw:text-box></draw:frame><draw:polygon draw:style-name="gr4" draw:text-style-name="P39" svg:width="1.642cm" svg:height="0.893cm" svg:x="7.13cm" svg:y="0.412cm" svg:viewBox="0 0 1643 894" draw:points="822,894 0,894 0,0 1643,0 1643,894"><text:p/></draw:polygon><draw:frame draw:style-name="gr52" draw:text-style-name="P41" svg:width="1.114cm" svg:height="0.262cm" svg:x="5.02cm" svg:y="0.884cm"><draw:text-box><text:p text:style-name="P40"><text:span text:style-name="T21">Confiável</text:span></text:p></draw:text-box></draw:frame><draw:polygon draw:style-name="gr4" draw:text-style-name="P39" svg:width="1.645cm" svg:height="0.893cm" svg:x="9.501cm" svg:y="0.412cm" svg:viewBox="0 0 1646 894" draw:points="825,894 0,894 0,0 1646,0 1646,894"><text:p/></draw:polygon><draw:frame draw:style-name="gr53" draw:text-style-name="P41" svg:width="1.313cm" svg:height="0.26cm" svg:x="7.285cm" svg:y="0.748cm"><draw:text-box><text:p text:style-name="P40"><text:span text:style-name="T21">Contraparte</text:span></text:p></draw:text-box></draw:frame><draw:line draw:style-name="gr6" draw:text-style-name="P38" svg:x1="9.137cm" svg:y1="0.229cm" svg:x2="9.137cm" svg:y2="1.483cm"><text:p/></draw:line><draw:polygon draw:style-name="gr4" draw:text-style-name="P39" svg:width="1.641cm" svg:height="0.539cm" svg:x="0.193cm" svg:y="2.564cm" svg:viewBox="0 0 1642 540" draw:points="822,540 0,540 0,0 1642,0 1642,540"><text:p/></draw:polygon><draw:frame draw:style-name="gr54" draw:text-style-name="P41" svg:width="0.71cm" svg:height="0.26cm" svg:x="10.022cm" svg:y="0.748cm"><draw:text-box><text:p text:style-name="P40"><text:span text:style-name="T21">Público</text:span></text:p></draw:text-box></draw:frame><draw:polygon draw:style-name="gr4" draw:text-style-name="P39" svg:width="1.641cm" svg:height="0.539cm" svg:x="2.567cm" svg:y="2.564cm" svg:viewBox="0 0 1642 540" draw:points="822,540 0,540 0,0 1642,0 1642,540"><text:p/></draw:polygon><draw:frame draw:style-name="gr55" draw:text-style-name="P41" svg:width="1.117cm" svg:height="0.26cm" svg:x="0.55cm" svg:y="2.729cm"><draw:text-box><text:p text:style-name="P40"><text:span text:style-name="T21">Identidades</text:span></text:p></draw:text-box></draw:frame><draw:polygon draw:style-name="gr4" draw:text-style-name="P39" svg:width="1.645cm" svg:height="0.897cm" svg:x="4.938cm" svg:y="2.385cm" svg:viewBox="0 0 1646 898" draw:points="822,898 0,898 0,0 1646,0 1646,898"><text:p/></draw:polygon><draw:frame draw:style-name="gr56" draw:text-style-name="P41" svg:width="1.396cm" svg:height="0.26cm" svg:x="2.736cm" svg:y="2.729cm"><draw:text-box><text:p text:style-name="P40"><text:span text:style-name="T21">Transações</text:span></text:p></draw:text-box></draw:frame><draw:line draw:style-name="gr6" draw:text-style-name="P38" svg:x1="2.203cm" svg:y1="2.385cm" svg:x2="2.203cm" svg:y2="3.283cm"><text:p/></draw:line><draw:polygon draw:style-name="gr2" draw:text-style-name="P37" svg:width="0.271cm" svg:height="0.179cm" svg:x="4.666cm" svg:y="2.743cm" svg:viewBox="0 0 272 180" draw:points="272,88 0,180 0,0"><text:p/></draw:polygon><draw:line draw:style-name="gr3" draw:text-style-name="P38" svg:x1="4.209cm" svg:y1="2.83cm" svg:x2="4.719cm" svg:y2="2.83cm"><text:p/></draw:line><draw:frame draw:style-name="gr54" draw:text-style-name="P41" svg:width="0.71cm" svg:height="0.26cm" svg:x="5.459cm" svg:y="2.729cm"><draw:text-box><text:p text:style-name="P40"><text:span text:style-name="T21">Público</text:span></text:p></draw:text-box></draw:frame><draw:frame draw:style-name="gr57" draw:text-style-name="P41" svg:width="2.804cm" svg:height="0.26cm" svg:x="0cm" svg:y="1.963cm"><draw:text-box><text:p text:style-name="P40"><text:span text:style-name="T21">Novo Modelo de Privacidade</text:span></text:p></draw:text-box></draw:frame><draw:polygon draw:style-name="gr2" draw:text-style-name="P37" svg:width="0.27cm" svg:height="0.179cm" svg:x="4.485cm" svg:y="0.77cm" svg:viewBox="0 0 271 180" draw:points="271,88 0,180 0,0"><text:p/></draw:polygon><draw:line draw:style-name="gr3" draw:text-style-name="P38" svg:x1="4.028cm" svg:y1="0.859cm" svg:x2="4.537cm" svg:y2="0.859cm"><text:p/></draw:line><draw:polygon draw:style-name="gr2" draw:text-style-name="P37" svg:width="0.274cm" svg:height="0.179cm" svg:x="6.855cm" svg:y="0.77cm" svg:viewBox="0 0 275 180" draw:points="275,88 0,180 0,0"><text:p/></draw:polygon><draw:line draw:style-name="gr3" draw:text-style-name="P38" svg:x1="6.398cm" svg:y1="0.859cm" svg:x2="6.911cm" svg:y2="0.859cm"><text:p/></draw:line><draw:line draw:style-name="gr6" draw:text-style-name="P38" svg:x1="1.835cm" svg:y1="0.859cm" svg:x2="2.385cm" svg:y2="0.859cm"><text:p/></draw:line><draw:frame draw:style-name="gr58" draw:text-style-name="P41" svg:width="3.345cm" svg:height="0.262cm" svg:x="0.018cm" svg:y="0cm"><draw:text-box><text:p text:style-name="P40"><text:span text:style-name="T21">Modelo de Privacidade Tradicional</text:span></text:p></draw:text-box></draw:frame></draw:g></text:p>
      <text:p text:style-name="P3"/>
      <text:p text:style-name="P3"/>
      <text:p text:style-name="P3"/>
      <text:p text:style-name="P3"/>
      <text:p text:style-name="P22">Como um firewall adicional, um novo par de chaves deve ser utilizado para cada transação para evitar que eles sejam ligados a um proprietário comum. Alguns links ainda são inevitáveis com operações multi-entrada, que necessariamente revelam que as entradas foram para a posse do mesmo proprietário. O risco é que, se o proprietário de uma chave é revelado, associações poderiam revelar outras transações que pertenceram ao mesmo dono.</text:p>
      <text:h text:style-name="P15" text:outline-level="2"><text:span text:style-name="T5">11. <text:s text:c="3"/>Cálculos</text:span></text:h>
      <text:p text:style-name="P33">Nós consideramos o cenário de um atacante tentando gerar uma cadeia alternativa mais rápido que a cadeia honesta. Mesmo que seja feito, isso não deixa o sistema aberto a mudanças arbitrárias, como a criação de valor do nada ou tomar dinheiro que nunca pertenceu ao atacante. Os nós não vão aceitar uma transação inválida como forma de pagamento, e nós honestos nunca aceitarão um bloco contendo-as. Um invasor só pode tentar mudar uma de suas próprias transações para ter de volta o dinheiro que recentemente dispendeu.</text:p>
      <text:p text:style-name="P23">A corrida entre a cadeia honesta e uma cadeia atacante pode ser caracterizada como uma Caminhada Aleatória Binomial. O evento de sucesso é a cadeia honesta sendo prorrogada por mais um bloco, aumentando a sua liderança por +1, e o evento de falha é cadeia do atacante sendo prorrogada por um bloco, reduzindo a lacuna por -1.</text:p>
      <text:p text:style-name="P23">A probabilidade de um atacante recuperar-se de um dado déficit é análogo ao problema da Ruína do Jogador. Suponha que um jogador com crédito ilimitado comece em um deficit e jogue potencialmente um número infinito de tentativas para atingir o breakeven. Podemos calcular a probabilidade de ele atingir o breakeven, ou de um atacante alcançar a cadeia honesta, como segue [8]:</text:p>
      <text:p text:style-name="P3"/>
      <text:p text:style-name="P35"><text:span text:style-name="T11">p</text:span> = <text:span text:style-name="T14">probabilidade de um nó honesto encontrar o próximo bloco</text:span></text:p>
      <text:p text:style-name="P35"><text:span text:style-name="T10">q</text:span> = <text:span text:style-name="T14">probabilidade do atacante encontrar o próximo bloco</text:span></text:p>
      <text:p text:style-name="P35"><text:span text:style-name="T10">q</text:span><text:span text:style-name="T9">z</text:span> = <text:span text:style-name="T14">probabilidade do atacante alcançar partindo de z blocos atrás</text:span></text:p>
      <text:p text:style-name="P3"/>
      <text:p text:style-name="P6"><draw:g text:anchor-type="as-char" draw:z-index="5" draw:style-name="gr59"><draw:frame draw:style-name="gr60" draw:text-style-name="P41" svg:width="0.198cm" svg:height="0.449cm" svg:x="0cm" svg:y="0.43cm"><draw:text-box><text:p text:style-name="P40"><text:span text:style-name="T22">q</text:span></text:p></draw:text-box></draw:frame><draw:frame draw:style-name="gr61" draw:text-style-name="P41" svg:width="0.094cm" svg:height="0.272cm" svg:x="0.24cm" svg:y="0.651cm"><draw:text-box><text:p text:style-name="P40"><text:span text:style-name="T23">z</text:span></text:p></draw:text-box></draw:frame><draw:frame draw:style-name="gr62" draw:text-style-name="P41" svg:width="0.313cm" svg:height="0.481cm" svg:x="0.346cm" svg:y="0.467cm"><draw:text-box><text:p text:style-name="P40"><text:span text:style-name="T24">=</text:span></text:p></draw:text-box></draw:frame><draw:frame draw:style-name="gr63" draw:text-style-name="P41" svg:width="0.406cm" svg:height="1.301cm" svg:x="0.635cm" svg:y="0cm"><draw:text-box><text:p text:style-name="P40"><text:span text:style-name="T25">{</text:span></text:p></draw:text-box></draw:frame><draw:frame draw:style-name="gr60" draw:text-style-name="P41" svg:width="0.198cm" svg:height="0.449cm" svg:x="1.304cm" svg:y="0.307cm"><draw:text-box><text:p text:style-name="P40"><text:span text:style-name="T26">1</text:span></text:p></draw:text-box></draw:frame><draw:frame draw:style-name="gr64" draw:text-style-name="P41" svg:width="0.219cm" svg:height="0.449cm" svg:x="2.26cm" svg:y="0.27cm"><draw:text-box><text:p text:style-name="P40"><text:span text:style-name="T22">if</text:span></text:p></draw:text-box></draw:frame><draw:frame draw:style-name="gr60" draw:text-style-name="P41" svg:width="0.198cm" svg:height="0.449cm" svg:x="2.655cm" svg:y="0.27cm"><draw:text-box><text:p text:style-name="P40"><text:span text:style-name="T22">p</text:span></text:p></draw:text-box></draw:frame><draw:frame draw:style-name="gr62" draw:text-style-name="P41" svg:width="0.313cm" svg:height="0.481cm" svg:x="2.866cm" svg:y="0.226cm"><draw:text-box><text:p text:style-name="P40"><text:span text:style-name="T24">≤</text:span></text:p></draw:text-box></draw:frame><draw:frame draw:style-name="gr60" draw:text-style-name="P41" svg:width="0.198cm" svg:height="0.449cm" svg:x="3.209cm" svg:y="0.27cm"><draw:text-box><text:p text:style-name="P40"><text:span text:style-name="T22">q</text:span></text:p></draw:text-box></draw:frame><draw:frame draw:style-name="gr65" draw:text-style-name="P41" svg:width="0.126cm" svg:height="0.481cm" svg:x="0.88cm" svg:y="0.755cm"><draw:text-box><text:p text:style-name="P40"><text:span text:style-name="T24"></text:span></text:p></draw:text-box></draw:frame><draw:frame draw:style-name="gr60" draw:text-style-name="P41" svg:width="0.198cm" svg:height="0.449cm" svg:x="1.014cm" svg:y="0.787cm"><draw:text-box><text:p text:style-name="P40"><text:span text:style-name="T22">q</text:span></text:p></draw:text-box></draw:frame><draw:frame draw:style-name="gr66" draw:text-style-name="P41" svg:width="0.112cm" svg:height="0.481cm" svg:x="1.251cm" svg:y="0.755cm"><draw:text-box><text:p text:style-name="P40"><text:span text:style-name="T24">/</text:span></text:p></draw:text-box></draw:frame><draw:frame draw:style-name="gr60" draw:text-style-name="P41" svg:width="0.198cm" svg:height="0.449cm" svg:x="1.462cm" svg:y="0.787cm"><draw:text-box><text:p text:style-name="P40"><text:span text:style-name="T22">p</text:span></text:p></draw:text-box></draw:frame><draw:frame draw:style-name="gr65" draw:text-style-name="P41" svg:width="0.126cm" svg:height="0.481cm" svg:x="1.677cm" svg:y="0.755cm"><draw:text-box><text:p text:style-name="P40"><text:span text:style-name="T24"></text:span></text:p></draw:text-box></draw:frame><draw:frame draw:style-name="gr61" draw:text-style-name="P41" svg:width="0.094cm" svg:height="0.272cm" svg:x="1.808cm" svg:y="0.693cm"><draw:text-box><text:p text:style-name="P40"><text:span text:style-name="T23">z</text:span></text:p></draw:text-box></draw:frame><draw:frame draw:style-name="gr64" draw:text-style-name="P41" svg:width="0.219cm" svg:height="0.449cm" svg:x="2.26cm" svg:y="0.799cm"><draw:text-box><text:p text:style-name="P40"><text:span text:style-name="T22">if</text:span></text:p></draw:text-box></draw:frame><draw:frame draw:style-name="gr60" draw:text-style-name="P41" svg:width="0.198cm" svg:height="0.449cm" svg:x="2.655cm" svg:y="0.799cm"><draw:text-box><text:p text:style-name="P40"><text:span text:style-name="T22">p</text:span></text:p></draw:text-box></draw:frame><draw:frame draw:style-name="gr62" draw:text-style-name="P41" svg:width="0.313cm" svg:height="0.481cm" svg:x="2.866cm" svg:y="0.755cm"><draw:text-box><text:p text:style-name="P40"><text:span text:style-name="T24"></text:span></text:p></draw:text-box></draw:frame><draw:frame draw:style-name="gr60" draw:text-style-name="P41" svg:width="0.198cm" svg:height="0.449cm" svg:x="3.209cm" svg:y="0.799cm"><draw:text-box><text:p text:style-name="P40"><text:span text:style-name="T22">q</text:span></text:p></draw:text-box></draw:frame><draw:frame draw:style-name="gr63" draw:text-style-name="P41" svg:width="0.406cm" svg:height="1.301cm" svg:x="3.358cm" svg:y="0cm"><draw:text-box><text:p text:style-name="P40"><text:span text:style-name="T25">}</text:span></text:p></draw:text-box></draw:frame></draw:g></text:p>
      <text:p text:style-name="P3"/>
      <text:p text:style-name="P3"/>
      <text:p text:style-name="P34">Dada a nossa suposição que p &gt; q, a probabilidade cai exponencialmente à medida que o número de blocos que o atacante tem que apanhar aumenta. Com as probabilidades contra, se ele não faz uma arrancada de sorte logo no início, suas chances se tornam muito pequenas quanto mais ele fica para trás.</text:p>
      <text:p text:style-name="P23">Vamos agora considerar quanto tempo o destinatário de uma nova transação precisa esperar antes de ficar suficientemente certo que o remetente não pode mudar a transação. Assumimos que o remetente é um atacante que quer fazer o destinatário acreditar por um momento que ele pagou, porém altera o pagamento de volta para si mesmo passado um tempo. O receptor será alertado quando isso acontecer, mas o remetente espera que seja tarde demais.</text:p>
      <text:p text:style-name="P23">O receptor gera um novo par de chaves e dá a chave pública para o remetente, pouco antes de assinar. Isso previne que o remetente prepare uma cadeia de blocos antes do tempo, trabalhando de forma contínua até que tenha a sorte de chegar à frente e executar a operação naquele momento. Uma vez que a transação é enviada, o remetente desonesto começa a trabalhar em segredo em uma cadeia paralela contendo uma versão alternativa de sua transação.</text:p>
      <text:p text:style-name="P23">O destinatário espera até que a transação tenha sido adicionada a um bloco e z blocos sejam ligados depois. Ele não sabe a quantidade exata de progresso do atacante, mas assumindo que os blocos honestos tomaram o tempo médio esperado por bloco, o progresso potencial do atacante será uma distribuição de Poisson com valor esperado:</text:p>
      <text:p text:style-name="P3"/>
      <text:p text:style-name="P6"><draw:g text:anchor-type="as-char" draw:z-index="6" draw:style-name="gr59"><draw:frame draw:style-name="gr67" draw:text-style-name="P41" svg:width="0.521cm" svg:height="0.481cm" svg:x="0cm" svg:y="0.247cm"><draw:text-box><text:p text:style-name="P40"><text:span text:style-name="T24"></text:span><text:span text:style-name="T24">=</text:span></text:p></draw:text-box></draw:frame><draw:frame draw:style-name="gr68" draw:text-style-name="P41" svg:width="0.156cm" svg:height="0.449cm" svg:x="0.554cm" svg:y="0.28cm"><draw:text-box><text:p text:style-name="P40"><text:span text:style-name="T22">z</text:span></text:p></draw:text-box></draw:frame><draw:polygon draw:style-name="gr2" draw:text-style-name="P37" svg:width="0.302cm" svg:height="0.017cm" svg:x="0.794cm" svg:y="0.499cm" svg:viewBox="0 0 303 18" draw:points="0,18 303,18 303,0 0,0"><text:p/></draw:polygon><draw:frame draw:style-name="gr60" draw:text-style-name="P41" svg:width="0.198cm" svg:height="0.449cm" svg:x="0.847cm" svg:y="0cm"><draw:text-box><text:p text:style-name="P40"><text:span text:style-name="T22">q</text:span></text:p></draw:text-box></draw:frame><draw:frame draw:style-name="gr60" draw:text-style-name="P41" svg:width="0.198cm" svg:height="0.449cm" svg:x="0.875cm" svg:y="0.476cm"><draw:text-box><text:p text:style-name="P40"><text:span text:style-name="T22">p</text:span></text:p></draw:text-box></draw:frame></draw:g></text:p>
      <text:p text:style-name="P3"/>
      <text:p text:style-name="P33">Para obter a probabilidade do atacante ainda poder alcançar agora, multiplicamos a densidade de Poisson para cada quantidade de progresso que ele poderia ter feito pela probabilidade que ele pudesse alcançar a partir daquele ponto:</text:p>
      <text:p text:style-name="P3"/>
      <text:p text:style-name="P6"><draw:g text:anchor-type="as-char" draw:z-index="7" draw:style-name="gr59"><draw:frame draw:style-name="gr69" draw:text-style-name="P41" svg:width="0.452cm" svg:height="0.698cm" svg:x="0cm" svg:y="0.358cm"><draw:text-box><text:p text:style-name="P40"><text:span text:style-name="T27">∑</text:span></text:p></draw:text-box></draw:frame><draw:frame draw:style-name="gr70" draw:text-style-name="P41" svg:width="0.108cm" svg:height="0.272cm" svg:x="0cm" svg:y="0.984cm"><draw:text-box><text:p text:style-name="P40"><text:span text:style-name="T23">k</text:span></text:p></draw:text-box></draw:frame><draw:frame draw:style-name="gr71" draw:text-style-name="P41" svg:width="0.19cm" svg:height="0.29cm" svg:x="0.131cm" svg:y="0.967cm"><draw:text-box><text:p text:style-name="P40"><text:span text:style-name="T28">=</text:span></text:p></draw:text-box></draw:frame><draw:frame draw:style-name="gr72" draw:text-style-name="P41" svg:width="0.121cm" svg:height="0.272cm" svg:x="0.318cm" svg:y="0.984cm"><draw:text-box><text:p text:style-name="P40"><text:span text:style-name="T29">0</text:span></text:p></draw:text-box></draw:frame><draw:frame draw:style-name="gr73" draw:text-style-name="P41" svg:width="0.195cm" svg:height="0.29cm" svg:x="0.131cm" svg:y="0.247cm"><draw:text-box><text:p text:style-name="P40"><text:span text:style-name="T28">∞</text:span></text:p></draw:text-box></draw:frame><draw:frame draw:style-name="gr74" draw:text-style-name="P41" svg:width="0.212cm" svg:height="0.481cm" svg:x="0.554cm" svg:y="0.272cm"><draw:text-box><text:p text:style-name="P40"><text:span text:style-name="T24"></text:span></text:p></draw:text-box></draw:frame><draw:frame draw:style-name="gr70" draw:text-style-name="P41" svg:width="0.108cm" svg:height="0.272cm" svg:x="0.794cm" svg:y="0.235cm"><draw:text-box><text:p text:style-name="P40"><text:span text:style-name="T23">k</text:span></text:p></draw:text-box></draw:frame><draw:frame draw:style-name="gr75" draw:text-style-name="P41" svg:width="0.177cm" svg:height="0.449cm" svg:x="0.953cm" svg:y="0.307cm"><draw:text-box><text:p text:style-name="P40"><text:span text:style-name="T22">e</text:span></text:p></draw:text-box></draw:frame><draw:polygon draw:style-name="gr2" draw:text-style-name="P37" svg:width="0.923cm" svg:height="0.017cm" svg:x="0.555cm" svg:y="0.75cm" svg:viewBox="0 0 924 18" draw:points="0,18 924,18 924,0 0,0"><text:p/></draw:polygon><draw:frame draw:style-name="gr76" draw:text-style-name="P41" svg:width="0.315cm" svg:height="0.29cm" svg:x="1.139cm" svg:y="0.22cm"><draw:text-box><text:p text:style-name="P40"><text:span text:style-name="T28">−</text:span></text:p></draw:text-box></draw:frame><draw:frame draw:style-name="gr75" draw:text-style-name="P41" svg:width="0.177cm" svg:height="0.449cm" svg:x="0.847cm" svg:y="0.78cm"><draw:text-box><text:p text:style-name="P40"><text:span text:style-name="T22">k</text:span></text:p></draw:text-box></draw:frame><draw:frame draw:style-name="gr77" draw:text-style-name="P41" svg:width="0.119cm" svg:height="0.481cm" svg:x="1.058cm" svg:y="0.744cm"><draw:text-box><text:p text:style-name="P40"><text:span text:style-name="T24">!</text:span></text:p></draw:text-box></draw:frame><draw:frame draw:style-name="gr78" draw:text-style-name="P41" svg:width="0.228cm" svg:height="0.481cm" svg:x="1.453cm" svg:y="0.48cm"><draw:text-box><text:p text:style-name="P40"><text:span text:style-name="T24">⋅</text:span></text:p></draw:text-box></draw:frame><draw:frame draw:style-name="gr63" draw:text-style-name="P41" svg:width="0.406cm" svg:height="1.301cm" svg:x="1.616cm" svg:y="0cm"><draw:text-box><text:p text:style-name="P40"><text:span text:style-name="T25">{</text:span></text:p></draw:text-box></draw:frame><draw:frame draw:style-name="gr65" draw:text-style-name="P41" svg:width="0.126cm" svg:height="0.481cm" svg:x="1.834cm" svg:y="0.314cm"><draw:text-box><text:p text:style-name="P40"><text:span text:style-name="T24"></text:span></text:p></draw:text-box></draw:frame><draw:frame draw:style-name="gr60" draw:text-style-name="P41" svg:width="0.198cm" svg:height="0.449cm" svg:x="1.96cm" svg:y="0.346cm"><draw:text-box><text:p text:style-name="P40"><text:span text:style-name="T22">q</text:span></text:p></draw:text-box></draw:frame><draw:frame draw:style-name="gr66" draw:text-style-name="P41" svg:width="0.112cm" svg:height="0.481cm" svg:x="2.205cm" svg:y="0.314cm"><draw:text-box><text:p text:style-name="P40"><text:span text:style-name="T24">/</text:span></text:p></draw:text-box></draw:frame><draw:frame draw:style-name="gr60" draw:text-style-name="P41" svg:width="0.198cm" svg:height="0.449cm" svg:x="2.411cm" svg:y="0.346cm"><draw:text-box><text:p text:style-name="P40"><text:span text:style-name="T22">p</text:span></text:p></draw:text-box></draw:frame><draw:frame draw:style-name="gr65" draw:text-style-name="P41" svg:width="0.126cm" svg:height="0.481cm" svg:x="2.625cm" svg:y="0.314cm"><draw:text-box><text:p text:style-name="P40"><text:span text:style-name="T24"></text:span></text:p></draw:text-box></draw:frame><draw:frame draw:style-name="gr79" draw:text-style-name="P41" svg:width="0.077cm" svg:height="0.29cm" svg:x="2.731cm" svg:y="0.25cm"><draw:text-box><text:p text:style-name="P40"><text:span text:style-name="T28"></text:span></text:p></draw:text-box></draw:frame><draw:frame draw:style-name="gr61" draw:text-style-name="P41" svg:width="0.094cm" svg:height="0.272cm" svg:x="2.84cm" svg:y="0.265cm"><draw:text-box><text:p text:style-name="P40"><text:span text:style-name="T23">z</text:span></text:p></draw:text-box></draw:frame><draw:frame draw:style-name="gr71" draw:text-style-name="P41" svg:width="0.19cm" svg:height="0.29cm" svg:x="2.946cm" svg:y="0.25cm"><draw:text-box><text:p text:style-name="P40"><text:span text:style-name="T28">−</text:span></text:p></draw:text-box></draw:frame><draw:frame draw:style-name="gr70" draw:text-style-name="P41" svg:width="0.108cm" svg:height="0.272cm" svg:x="3.154cm" svg:y="0.265cm"><draw:text-box><text:p text:style-name="P40"><text:span text:style-name="T23">k</text:span></text:p></draw:text-box></draw:frame><draw:frame draw:style-name="gr79" draw:text-style-name="P41" svg:width="0.077cm" svg:height="0.29cm" svg:x="3.288cm" svg:y="0.25cm"><draw:text-box><text:p text:style-name="P40"><text:span text:style-name="T28"></text:span></text:p></draw:text-box></draw:frame><draw:frame draw:style-name="gr80" draw:text-style-name="P41" svg:width="0.489cm" svg:height="0.449cm" svg:x="3.711cm" svg:y="0.277cm"><draw:text-box><text:p text:style-name="P40"><text:span text:style-name="T22">if k</text:span></text:p></draw:text-box></draw:frame><draw:frame draw:style-name="gr62" draw:text-style-name="P41" svg:width="0.313cm" svg:height="0.481cm" svg:x="4.269cm" svg:y="0.242cm"><draw:text-box><text:p text:style-name="P40"><text:span text:style-name="T24">≤</text:span></text:p></draw:text-box></draw:frame><draw:frame draw:style-name="gr68" draw:text-style-name="P41" svg:width="0.156cm" svg:height="0.449cm" svg:x="4.636cm" svg:y="0.277cm"><draw:text-box><text:p text:style-name="P40"><text:span text:style-name="T22">z</text:span></text:p></draw:text-box></draw:frame><draw:frame draw:style-name="gr60" draw:text-style-name="P41" svg:width="0.198cm" svg:height="0.449cm" svg:x="2.494cm" svg:y="0.794cm"><draw:text-box><text:p text:style-name="P40"><text:span text:style-name="T26">1</text:span></text:p></draw:text-box></draw:frame><draw:frame draw:style-name="gr80" draw:text-style-name="P41" svg:width="0.489cm" svg:height="0.449cm" svg:x="3.711cm" svg:y="0.75cm"><draw:text-box><text:p text:style-name="P40"><text:span text:style-name="T22">if k</text:span></text:p></draw:text-box></draw:frame><draw:frame draw:style-name="gr62" draw:text-style-name="P41" svg:width="0.313cm" svg:height="0.481cm" svg:x="4.269cm" svg:y="0.714cm"><draw:text-box><text:p text:style-name="P40"><text:span text:style-name="T24"></text:span></text:p></draw:text-box></draw:frame><draw:frame draw:style-name="gr68" draw:text-style-name="P41" svg:width="0.156cm" svg:height="0.449cm" svg:x="4.636cm" svg:y="0.75cm"><draw:text-box><text:p text:style-name="P40"><text:span text:style-name="T22">z</text:span></text:p></draw:text-box></draw:frame><draw:frame draw:style-name="gr63" draw:text-style-name="P41" svg:width="0.406cm" svg:height="1.301cm" svg:x="4.763cm" svg:y="0cm"><draw:text-box><text:p text:style-name="P40"><text:span text:style-name="T25">}</text:span></text:p></draw:text-box></draw:frame></draw:g></text:p>
      <text:p text:style-name="P3"/>
      <text:p text:style-name="P33">Rearranjando para evitar a soma da cauda infinita da distribuição...</text:p>
      <text:p text:style-name="P3"/>
      <text:p text:style-name="P6"><draw:g text:anchor-type="as-char" draw:z-index="8" draw:style-name="gr59"><draw:frame draw:style-name="gr60" draw:text-style-name="P41" svg:width="0.198cm" svg:height="0.449cm" svg:x="0cm" svg:y="0.268cm"><draw:text-box><text:p text:style-name="P40"><text:span text:style-name="T26">1</text:span></text:p></draw:text-box></draw:frame><draw:frame draw:style-name="gr62" draw:text-style-name="P41" svg:width="0.313cm" svg:height="0.481cm" svg:x="0.183cm" svg:y="0.236cm"><draw:text-box><text:p text:style-name="P40"><text:span text:style-name="T24">−</text:span></text:p></draw:text-box></draw:frame><draw:frame draw:style-name="gr69" draw:text-style-name="P41" svg:width="0.452cm" svg:height="0.698cm" svg:x="0.501cm" svg:y="0.148cm"><draw:text-box><text:p text:style-name="P40"><text:span text:style-name="T27">∑</text:span></text:p></draw:text-box></draw:frame><draw:frame draw:style-name="gr70" draw:text-style-name="P41" svg:width="0.108cm" svg:height="0.272cm" svg:x="0.529cm" svg:y="0.79cm"><draw:text-box><text:p text:style-name="P40"><text:span text:style-name="T23">k</text:span></text:p></draw:text-box></draw:frame><draw:frame draw:style-name="gr71" draw:text-style-name="P41" svg:width="0.19cm" svg:height="0.29cm" svg:x="0.66cm" svg:y="0.773cm"><draw:text-box><text:p text:style-name="P40"><text:span text:style-name="T28">=</text:span></text:p></draw:text-box></draw:frame><draw:frame draw:style-name="gr72" draw:text-style-name="P41" svg:width="0.121cm" svg:height="0.272cm" svg:x="0.847cm" svg:y="0.79cm"><draw:text-box><text:p text:style-name="P40"><text:span text:style-name="T29">0</text:span></text:p></draw:text-box></draw:frame><draw:frame draw:style-name="gr61" draw:text-style-name="P41" svg:width="0.094cm" svg:height="0.272cm" svg:x="0.693cm" svg:y="0cm"><draw:text-box><text:p text:style-name="P40"><text:span text:style-name="T23">z</text:span></text:p></draw:text-box></draw:frame><draw:frame draw:style-name="gr74" draw:text-style-name="P41" svg:width="0.212cm" svg:height="0.481cm" svg:x="1.076cm" svg:y="0.044cm"><draw:text-box><text:p text:style-name="P40"><text:span text:style-name="T24"></text:span></text:p></draw:text-box></draw:frame><draw:frame draw:style-name="gr70" draw:text-style-name="P41" svg:width="0.108cm" svg:height="0.272cm" svg:x="1.288cm" svg:y="0.044cm"><draw:text-box><text:p text:style-name="P40"><text:span text:style-name="T23">k</text:span></text:p></draw:text-box></draw:frame><draw:frame draw:style-name="gr75" draw:text-style-name="P41" svg:width="0.177cm" svg:height="0.449cm" svg:x="1.475cm" svg:y="0.093cm"><draw:text-box><text:p text:style-name="P40"><text:span text:style-name="T22">e</text:span></text:p></draw:text-box></draw:frame><draw:polygon draw:style-name="gr2" draw:text-style-name="P37" svg:width="0.923cm" svg:height="0.017cm" svg:x="1.052cm" svg:y="0.546cm" svg:viewBox="0 0 924 18" draw:points="0,18 924,18 924,0 0,0"><text:p/></draw:polygon><draw:frame draw:style-name="gr76" draw:text-style-name="P41" svg:width="0.315cm" svg:height="0.29cm" svg:x="1.651cm" svg:y="0.025cm"><draw:text-box><text:p text:style-name="P40"><text:span text:style-name="T28">−</text:span></text:p></draw:text-box></draw:frame><draw:frame draw:style-name="gr75" draw:text-style-name="P41" svg:width="0.177cm" svg:height="0.449cm" svg:x="1.369cm" svg:y="0.594cm"><draw:text-box><text:p text:style-name="P40"><text:span text:style-name="T22">k</text:span></text:p></draw:text-box></draw:frame><draw:frame draw:style-name="gr77" draw:text-style-name="P41" svg:width="0.119cm" svg:height="0.481cm" svg:x="1.577cm" svg:y="0.547cm"><draw:text-box><text:p text:style-name="P40"><text:span text:style-name="T24">!</text:span></text:p></draw:text-box></draw:frame><draw:frame draw:style-name="gr81" draw:text-style-name="P41" svg:width="0.165cm" svg:height="0.638cm" svg:x="2.028cm" svg:y="0.134cm"><draw:text-box><text:p text:style-name="P40"><text:span text:style-name="T30"></text:span></text:p></draw:text-box></draw:frame><draw:frame draw:style-name="gr60" draw:text-style-name="P41" svg:width="0.198cm" svg:height="0.449cm" svg:x="2.155cm" svg:y="0.268cm"><draw:text-box><text:p text:style-name="P40"><text:span text:style-name="T26">1</text:span></text:p></draw:text-box></draw:frame><draw:frame draw:style-name="gr82" draw:text-style-name="P41" svg:width="0.435cm" svg:height="0.481cm" svg:x="2.353cm" svg:y="0.236cm"><draw:text-box><text:p text:style-name="P40"><text:span text:style-name="T24">−</text:span></text:p></draw:text-box></draw:frame><draw:frame draw:style-name="gr60" draw:text-style-name="P41" svg:width="0.198cm" svg:height="0.449cm" svg:x="2.815cm" svg:y="0.268cm"><draw:text-box><text:p text:style-name="P40"><text:span text:style-name="T22">q</text:span></text:p></draw:text-box></draw:frame><draw:frame draw:style-name="gr66" draw:text-style-name="P41" svg:width="0.112cm" svg:height="0.481cm" svg:x="3.037cm" svg:y="0.236cm"><draw:text-box><text:p text:style-name="P40"><text:span text:style-name="T24">/</text:span></text:p></draw:text-box></draw:frame><draw:frame draw:style-name="gr60" draw:text-style-name="P41" svg:width="0.198cm" svg:height="0.449cm" svg:x="3.263cm" svg:y="0.268cm"><draw:text-box><text:p text:style-name="P40"><text:span text:style-name="T22">p</text:span></text:p></draw:text-box></draw:frame><draw:frame draw:style-name="gr65" draw:text-style-name="P41" svg:width="0.126cm" svg:height="0.481cm" svg:x="3.461cm" svg:y="0.236cm"><draw:text-box><text:p text:style-name="P40"><text:span text:style-name="T24"></text:span></text:p></draw:text-box></draw:frame><draw:frame draw:style-name="gr79" draw:text-style-name="P41" svg:width="0.077cm" svg:height="0.29cm" svg:x="3.567cm" svg:y="0.189cm"><draw:text-box><text:p text:style-name="P40"><text:span text:style-name="T28"></text:span></text:p></draw:text-box></draw:frame><draw:frame draw:style-name="gr61" draw:text-style-name="P41" svg:width="0.094cm" svg:height="0.272cm" svg:x="3.672cm" svg:y="0.199cm"><draw:text-box><text:p text:style-name="P40"><text:span text:style-name="T23">z</text:span></text:p></draw:text-box></draw:frame><draw:frame draw:style-name="gr71" draw:text-style-name="P41" svg:width="0.19cm" svg:height="0.29cm" svg:x="3.778cm" svg:y="0.189cm"><draw:text-box><text:p text:style-name="P40"><text:span text:style-name="T28">−</text:span></text:p></draw:text-box></draw:frame><draw:frame draw:style-name="gr70" draw:text-style-name="P41" svg:width="0.108cm" svg:height="0.272cm" svg:x="3.99cm" svg:y="0.199cm"><draw:text-box><text:p text:style-name="P40"><text:span text:style-name="T23">k</text:span></text:p></draw:text-box></draw:frame><draw:frame draw:style-name="gr79" draw:text-style-name="P41" svg:width="0.077cm" svg:height="0.29cm" svg:x="4.12cm" svg:y="0.189cm"><draw:text-box><text:p text:style-name="P40"><text:span text:style-name="T28"></text:span></text:p></draw:text-box></draw:frame><draw:frame draw:style-name="gr81" draw:text-style-name="P41" svg:width="0.165cm" svg:height="0.638cm" svg:x="4.202cm" svg:y="0.134cm"><draw:text-box><text:p text:style-name="P40"><text:span text:style-name="T30"></text:span></text:p></draw:text-box></draw:frame></draw:g></text:p>
      <text:p text:style-name="P3"/>
      <text:p text:style-name="P3">Convert<text:span text:style-name="T14">endo par</text:span>a código C...</text:p>
      <text:p text:style-name="P3"/>
      <text:p text:style-name="P6"><draw:g text:anchor-type="as-char" draw:z-index="9" draw:style-name="gr14"><draw:frame draw:style-name="gr83" draw:text-style-name="P41" svg:width="2.883cm" svg:height="0.322cm" svg:x="0cm" svg:y="0cm"><draw:text-box><text:p text:style-name="P40"><text:span text:style-name="T31">#include &lt;math.h&gt;</text:span></text:p></draw:text-box></draw:frame><draw:frame draw:style-name="gr84" draw:text-style-name="P41" svg:width="8.473cm" svg:height="0.322cm" svg:x="0cm" svg:y="0.321cm"><draw:text-box><text:p text:style-name="P40"><text:span text:style-name="T31">double AttackerSuccessProbability(double q, int z)</text:span></text:p></draw:text-box></draw:frame><draw:frame draw:style-name="gr85" draw:text-style-name="P41" svg:width="0.174cm" svg:height="0.322cm" svg:x="0cm" svg:y="0.639cm"><draw:text-box><text:p text:style-name="P40"><text:span text:style-name="T31">{</text:span></text:p></draw:text-box></draw:frame><draw:frame draw:style-name="gr86" draw:text-style-name="P41" svg:width="3.899cm" svg:height="0.322cm" svg:x="0cm" svg:y="0.96cm"><draw:text-box><text:p text:style-name="P40"><text:span text:style-name="T31"><text:s text:c="4"/></text:span><text:span text:style-name="T31">double p = 1.0 - q;</text:span></text:p></draw:text-box></draw:frame><draw:frame draw:style-name="gr87" draw:text-style-name="P41" svg:width="5.425cm" svg:height="0.322cm" svg:x="0cm" svg:y="1.277cm"><draw:text-box><text:p text:style-name="P40"><text:span text:style-name="T31"><text:s text:c="4"/></text:span><text:span text:style-name="T31">double lambda = z * (q / p);</text:span></text:p></draw:text-box></draw:frame><draw:frame draw:style-name="gr88" draw:text-style-name="P41" svg:width="3.56cm" svg:height="0.322cm" svg:x="0cm" svg:y="1.598cm"><draw:text-box><text:p text:style-name="P40"><text:span text:style-name="T31"><text:s text:c="4"/></text:span><text:span text:style-name="T31">double sum = 1.0;</text:span></text:p></draw:text-box></draw:frame><draw:frame draw:style-name="gr89" draw:text-style-name="P41" svg:width="2.206cm" svg:height="0.322cm" svg:x="0cm" svg:y="1.916cm"><draw:text-box><text:p text:style-name="P40"><text:span text:style-name="T31"><text:s text:c="4"/></text:span><text:span text:style-name="T31">int i, k;</text:span></text:p></draw:text-box></draw:frame><draw:frame draw:style-name="gr90" draw:text-style-name="P41" svg:width="4.746cm" svg:height="0.322cm" svg:x="0cm" svg:y="2.237cm"><draw:text-box><text:p text:style-name="P40"><text:span text:style-name="T31"><text:s text:c="4"/></text:span><text:span text:style-name="T31">for (k = 0; k &lt;= z; k++)</text:span></text:p></draw:text-box></draw:frame><draw:frame draw:style-name="gr91" draw:text-style-name="P41" svg:width="0.851cm" svg:height="0.322cm" svg:x="0cm" svg:y="2.554cm"><draw:text-box><text:p text:style-name="P40"><text:span text:style-name="T31"><text:s text:c="4"/></text:span><text:span text:style-name="T31">{</text:span></text:p></draw:text-box></draw:frame><draw:frame draw:style-name="gr92" draw:text-style-name="P41" svg:width="6.441cm" svg:height="0.322cm" svg:x="0cm" svg:y="2.875cm"><draw:text-box><text:p text:style-name="P40"><text:span text:style-name="T31"><text:s text:c="8"/></text:span><text:span text:style-name="T31">double poisson = exp(-lambda);</text:span></text:p></draw:text-box></draw:frame><draw:frame draw:style-name="gr93" draw:text-style-name="P41" svg:width="5.423cm" svg:height="0.322cm" svg:x="0cm" svg:y="3.193cm"><draw:text-box><text:p text:style-name="P40"><text:span text:style-name="T31"><text:s text:c="8"/></text:span><text:span text:style-name="T31">for (i = 1; i &lt;= k; i++)</text:span></text:p></draw:text-box></draw:frame><draw:frame draw:style-name="gr94" draw:text-style-name="P41" svg:width="5.762cm" svg:height="0.322cm" svg:x="0cm" svg:y="3.514cm"><draw:text-box><text:p text:style-name="P40"><text:span text:style-name="T31"><text:s text:c="12"/></text:span><text:span text:style-name="T31">poisson *= lambda / i;</text:span></text:p></draw:text-box></draw:frame><draw:frame draw:style-name="gr95" draw:text-style-name="P41" svg:width="8.303cm" svg:height="0.322cm" svg:x="0cm" svg:y="3.831cm"><draw:text-box><text:p text:style-name="P40"><text:span text:style-name="T31"><text:s text:c="8"/></text:span><text:span text:style-name="T31">sum -= poisson * (1 - pow(q / p, z - k));</text:span></text:p></draw:text-box></draw:frame><draw:frame draw:style-name="gr91" draw:text-style-name="P41" svg:width="0.851cm" svg:height="0.322cm" svg:x="0cm" svg:y="4.152cm"><draw:text-box><text:p text:style-name="P40"><text:span text:style-name="T31"><text:s text:c="4"/></text:span><text:span text:style-name="T31">}</text:span></text:p></draw:text-box></draw:frame><draw:frame draw:style-name="gr96" draw:text-style-name="P41" svg:width="2.544cm" svg:height="0.322cm" svg:x="0cm" svg:y="4.47cm"><draw:text-box><text:p text:style-name="P40"><text:span text:style-name="T31"><text:s text:c="4"/></text:span><text:span text:style-name="T31">return sum;</text:span></text:p></draw:text-box></draw:frame><draw:frame draw:style-name="gr85" draw:text-style-name="P41" svg:width="0.174cm" svg:height="0.322cm" svg:x="0cm" svg:y="4.791cm"><draw:text-box><text:p text:style-name="P40"><text:span text:style-name="T31">}</text:span></text:p></draw:text-box></draw:frame></draw:g></text:p>
      <text:p text:style-name="P3"/>
      <text:p text:style-name="P3"/>
      <text:p text:style-name="P3"/>
      <text:p text:style-name="P3"/>
      <text:p text:style-name="P3"/>
      <text:p text:style-name="P3"/>
      <text:p text:style-name="P3"/>
      <text:p text:style-name="P33">Rodando alguns resultados, podemos ver a probabilidade cair exponencialmente com z.</text:p>
      <text:p text:style-name="P3"><text:soft-page-break/></text:p>
      <text:p text:style-name="P6"><draw:g text:anchor-type="as-char" draw:z-index="10" draw:style-name="gr14"><draw:frame draw:style-name="gr91" draw:text-style-name="P41" svg:width="0.851cm" svg:height="0.322cm" svg:x="0cm" svg:y="0cm"><draw:text-box><text:p text:style-name="P40"><text:span text:style-name="T31">q=0.1</text:span></text:p></draw:text-box></draw:frame><draw:frame draw:style-name="gr97" draw:text-style-name="P41" svg:width="3.052cm" svg:height="0.322cm" svg:x="0cm" svg:y="0.318cm"><draw:text-box><text:p text:style-name="P40"><text:span text:style-name="T31">z=0 <text:s text:c="3"/>P=1.0000000</text:span></text:p></draw:text-box></draw:frame><draw:frame draw:style-name="gr97" draw:text-style-name="P41" svg:width="3.052cm" svg:height="0.322cm" svg:x="0cm" svg:y="0.639cm"><draw:text-box><text:p text:style-name="P40"><text:span text:style-name="T31">z=1 <text:s text:c="3"/>P=0.2045873</text:span></text:p></draw:text-box></draw:frame><draw:frame draw:style-name="gr97" draw:text-style-name="P41" svg:width="3.052cm" svg:height="0.322cm" svg:x="0cm" svg:y="0.956cm"><draw:text-box><text:p text:style-name="P40"><text:span text:style-name="T31">z=2 <text:s text:c="3"/>P=0.0509779</text:span></text:p></draw:text-box></draw:frame><draw:frame draw:style-name="gr97" draw:text-style-name="P41" svg:width="3.052cm" svg:height="0.322cm" svg:x="0cm" svg:y="1.277cm"><draw:text-box><text:p text:style-name="P40"><text:span text:style-name="T31">z=3 <text:s text:c="3"/>P=0.0131722</text:span></text:p></draw:text-box></draw:frame><draw:frame draw:style-name="gr97" draw:text-style-name="P41" svg:width="3.052cm" svg:height="0.322cm" svg:x="0cm" svg:y="1.595cm"><draw:text-box><text:p text:style-name="P40"><text:span text:style-name="T31">z=4 <text:s text:c="3"/>P=0.0034552</text:span></text:p></draw:text-box></draw:frame><draw:frame draw:style-name="gr97" draw:text-style-name="P41" svg:width="3.052cm" svg:height="0.322cm" svg:x="0cm" svg:y="1.916cm"><draw:text-box><text:p text:style-name="P40"><text:span text:style-name="T31">z=5 <text:s text:c="3"/>P=0.0009137</text:span></text:p></draw:text-box></draw:frame><draw:frame draw:style-name="gr97" draw:text-style-name="P41" svg:width="3.052cm" svg:height="0.322cm" svg:x="0cm" svg:y="2.233cm"><draw:text-box><text:p text:style-name="P40"><text:span text:style-name="T31">z=6 <text:s text:c="3"/>P=0.0002428</text:span></text:p></draw:text-box></draw:frame><draw:frame draw:style-name="gr97" draw:text-style-name="P41" svg:width="3.052cm" svg:height="0.322cm" svg:x="0cm" svg:y="2.554cm"><draw:text-box><text:p text:style-name="P40"><text:span text:style-name="T31">z=7 <text:s text:c="3"/>P=0.0000647</text:span></text:p></draw:text-box></draw:frame><draw:frame draw:style-name="gr97" draw:text-style-name="P41" svg:width="3.052cm" svg:height="0.322cm" svg:x="0cm" svg:y="2.872cm"><draw:text-box><text:p text:style-name="P40"><text:span text:style-name="T31">z=8 <text:s text:c="3"/>P=0.0000173</text:span></text:p></draw:text-box></draw:frame><draw:frame draw:style-name="gr97" draw:text-style-name="P41" svg:width="3.052cm" svg:height="0.322cm" svg:x="0cm" svg:y="3.193cm"><draw:text-box><text:p text:style-name="P40"><text:span text:style-name="T31">z=9 <text:s text:c="3"/>P=0.0000046</text:span></text:p></draw:text-box></draw:frame><draw:frame draw:style-name="gr97" draw:text-style-name="P41" svg:width="3.052cm" svg:height="0.322cm" svg:x="0cm" svg:y="3.51cm"><draw:text-box><text:p text:style-name="P40"><text:span text:style-name="T31">z=10 <text:s text:c="2"/>P=0.0000012</text:span></text:p></draw:text-box></draw:frame><draw:frame draw:style-name="gr91" draw:text-style-name="P41" svg:width="0.851cm" svg:height="0.322cm" svg:x="0cm" svg:y="4.187cm"><draw:text-box><text:p text:style-name="P40"><text:span text:style-name="T31">q=0.3</text:span></text:p></draw:text-box></draw:frame><draw:frame draw:style-name="gr97" draw:text-style-name="P41" svg:width="3.052cm" svg:height="0.322cm" svg:x="0cm" svg:y="4.505cm"><draw:text-box><text:p text:style-name="P40"><text:span text:style-name="T31">z=0 <text:s text:c="3"/>P=1.0000000</text:span></text:p></draw:text-box></draw:frame><draw:frame draw:style-name="gr97" draw:text-style-name="P41" svg:width="3.052cm" svg:height="0.322cm" svg:x="0cm" svg:y="4.826cm"><draw:text-box><text:p text:style-name="P40"><text:span text:style-name="T31">z=5 <text:s text:c="3"/>P=0.1773523</text:span></text:p></draw:text-box></draw:frame><draw:frame draw:style-name="gr97" draw:text-style-name="P41" svg:width="3.052cm" svg:height="0.322cm" svg:x="0cm" svg:y="5.144cm"><draw:text-box><text:p text:style-name="P40"><text:span text:style-name="T31">z=10 <text:s text:c="2"/>P=0.0416605</text:span></text:p></draw:text-box></draw:frame><draw:frame draw:style-name="gr97" draw:text-style-name="P41" svg:width="3.052cm" svg:height="0.322cm" svg:x="0cm" svg:y="5.465cm"><draw:text-box><text:p text:style-name="P40"><text:span text:style-name="T31">z=15 <text:s text:c="2"/>P=0.0101008</text:span></text:p></draw:text-box></draw:frame><draw:frame draw:style-name="gr97" draw:text-style-name="P41" svg:width="3.052cm" svg:height="0.322cm" svg:x="0cm" svg:y="5.782cm"><draw:text-box><text:p text:style-name="P40"><text:span text:style-name="T31">z=20 <text:s text:c="2"/>P=0.0024804</text:span></text:p></draw:text-box></draw:frame><draw:frame draw:style-name="gr97" draw:text-style-name="P41" svg:width="3.052cm" svg:height="0.322cm" svg:x="0cm" svg:y="6.103cm"><draw:text-box><text:p text:style-name="P40"><text:span text:style-name="T31">z=25 <text:s text:c="2"/>P=0.0006132</text:span></text:p></draw:text-box></draw:frame><draw:frame draw:style-name="gr97" draw:text-style-name="P41" svg:width="3.052cm" svg:height="0.322cm" svg:x="0cm" svg:y="6.421cm"><draw:text-box><text:p text:style-name="P40"><text:span text:style-name="T31">z=30 <text:s text:c="2"/>P=0.0001522</text:span></text:p></draw:text-box></draw:frame><draw:frame draw:style-name="gr97" draw:text-style-name="P41" svg:width="3.052cm" svg:height="0.322cm" svg:x="0cm" svg:y="6.742cm"><draw:text-box><text:p text:style-name="P40"><text:span text:style-name="T31">z=35 <text:s text:c="2"/>P=0.0000379</text:span></text:p></draw:text-box></draw:frame><draw:frame draw:style-name="gr97" draw:text-style-name="P41" svg:width="3.052cm" svg:height="0.322cm" svg:x="0cm" svg:y="7.059cm"><draw:text-box><text:p text:style-name="P40"><text:span text:style-name="T31">z=40 <text:s text:c="2"/>P=0.0000095</text:span></text:p></draw:text-box></draw:frame><draw:frame draw:style-name="gr97" draw:text-style-name="P41" svg:width="3.052cm" svg:height="0.322cm" svg:x="0cm" svg:y="7.38cm"><draw:text-box><text:p text:style-name="P40"><text:span text:style-name="T31">z=45 <text:s text:c="2"/>P=0.0000024</text:span></text:p></draw:text-box></draw:frame><draw:frame draw:style-name="gr97" draw:text-style-name="P41" svg:width="3.052cm" svg:height="0.322cm" svg:x="0cm" svg:y="7.698cm"><draw:text-box><text:p text:style-name="P40"><text:span text:style-name="T31">z=50 <text:s text:c="2"/>P=0.0000006</text:span></text:p></draw:text-box></draw:frame></draw:g></text:p>
      <text:p text:style-name="P3"/>
      <text:p text:style-name="P33">Resolvendo para P menor que 0,1%...</text:p>
      <text:p text:style-name="P3"/>
      <text:p text:style-name="P6"><draw:g text:anchor-type="as-char" draw:z-index="11" draw:style-name="gr14"><draw:frame draw:style-name="gr98" draw:text-style-name="P41" svg:width="1.528cm" svg:height="0.322cm" svg:x="0cm" svg:y="0cm"><draw:text-box><text:p text:style-name="P40"><text:span text:style-name="T31">P &lt; 0.001</text:span></text:p></draw:text-box></draw:frame><draw:frame draw:style-name="gr99" draw:text-style-name="P41" svg:width="2.036cm" svg:height="0.322cm" svg:x="0cm" svg:y="0.321cm"><draw:text-box><text:p text:style-name="P40"><text:span text:style-name="T31">q=0.10 <text:s text:c="2"/>z=5</text:span></text:p></draw:text-box></draw:frame><draw:frame draw:style-name="gr99" draw:text-style-name="P41" svg:width="2.036cm" svg:height="0.322cm" svg:x="0cm" svg:y="0.639cm"><draw:text-box><text:p text:style-name="P40"><text:span text:style-name="T31">q=0.15 <text:s text:c="2"/>z=8</text:span></text:p></draw:text-box></draw:frame><draw:frame draw:style-name="gr89" draw:text-style-name="P41" svg:width="2.206cm" svg:height="0.322cm" svg:x="0cm" svg:y="0.96cm"><draw:text-box><text:p text:style-name="P40"><text:span text:style-name="T31">q=0.20 <text:s text:c="2"/>z=11</text:span></text:p></draw:text-box></draw:frame><draw:frame draw:style-name="gr89" draw:text-style-name="P41" svg:width="2.206cm" svg:height="0.322cm" svg:x="0cm" svg:y="1.277cm"><draw:text-box><text:p text:style-name="P40"><text:span text:style-name="T31">q=0.25 <text:s text:c="2"/>z=15</text:span></text:p></draw:text-box></draw:frame><draw:frame draw:style-name="gr89" draw:text-style-name="P41" svg:width="2.206cm" svg:height="0.322cm" svg:x="0cm" svg:y="1.598cm"><draw:text-box><text:p text:style-name="P40"><text:span text:style-name="T31">q=0.30 <text:s text:c="2"/>z=24</text:span></text:p></draw:text-box></draw:frame><draw:frame draw:style-name="gr89" draw:text-style-name="P41" svg:width="2.206cm" svg:height="0.322cm" svg:x="0cm" svg:y="1.916cm"><draw:text-box><text:p text:style-name="P40"><text:span text:style-name="T31">q=0.35 <text:s text:c="2"/>z=41</text:span></text:p></draw:text-box></draw:frame><draw:frame draw:style-name="gr89" draw:text-style-name="P41" svg:width="2.206cm" svg:height="0.322cm" svg:x="0cm" svg:y="2.237cm"><draw:text-box><text:p text:style-name="P40"><text:span text:style-name="T31">q=0.40 <text:s text:c="2"/>z=89</text:span></text:p></draw:text-box></draw:frame><draw:frame draw:style-name="gr100" draw:text-style-name="P41" svg:width="2.375cm" svg:height="0.322cm" svg:x="0cm" svg:y="2.554cm"><draw:text-box><text:p text:style-name="P40"><text:span text:style-name="T31">q=0.45 <text:s text:c="2"/>z=340</text:span></text:p></draw:text-box></draw:frame></draw:g></text:p>
      <text:h text:style-name="P11" text:outline-level="2">12. <text:s text:c="3"/><text:span text:style-name="T14">Conclusão</text:span></text:h>
      <text:p text:style-name="P33">Propusemos um sistema de transações eletrônicas, sem depender de confiança. Começamos com o framework habitual de moedas feitas de assinaturas digitais, que fornece um forte controle de propriedade, mas é incompleto sem uma maneira de evitar o gasto duplo. Para resolver isso, propusemos uma rede peer-to-peer usando prova de trabalho para gravar um histórico público de transações que rapidamente se torna computacionalmente impraticável para um atacante para mudar se nós honestos controlarem a maioria do poder de CPU. A rede é robusta em sua simplicidade não estruturada. Os nós trabalham todos de uma vez, com pouca coordenação. Eles não precisam ser identificados, uma vez que as mensagens não são roteadas para qualquer lugar particular e só precisam ser apresentadas em regime de melhor esforço. Os nós podem sair e voltar a rede à vontade, aceitando a cadeia de prova de trabalho, como prova do que aconteceu enquanto eles estavam fora. Eles votam com seu poder de CPU, expressando a aceitação de blocos válidos, trabalhando em estendê-los e rejeitando blocos inválidos, recusando-se a trabalhar com eles. Todas as regras e incentivos necessários podem ser aplicados com este mecanismo de consenso.</text:p>
      <text:p text:style-name="P3"/>
      <text:p text:style-name="P3"/>
      <text:p text:style-name="P3"/>
      <text:h text:style-name="P9" text:outline-level="2"/>
      <text:h text:style-name="P18" text:outline-level="2">Referências</text:h>
      <text:list xml:id="list5975611316809675196" text:style-name="Numbering_20_2">
        <text:list-item>
          <text:p text:style-name="P28">W. Dai, "b-money," http://www.weidai.com/bmoney.txt, 1998. </text:p>
        </text:list-item>
        <text:list-item>
          <text:p text:style-name="P29"><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29"><text:span text:style-name="T1">S. Haber, W.S. Stornetta, "How to time-stamp a digital document," In </text:span><text:span text:style-name="T2">Journal of Cryptology</text:span><text:span text:style-name="T1">, vol 3, no 2, pages 99-111, 1991. </text:span></text:p>
        </text:list-item>
        <text:list-item>
          <text:p text:style-name="P29"><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29"><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28">A. Back, "Hashcash - a denial of service counter-measure," <text:line-break/>http://www.hashcash.org/papers/hashcash.pdf, 2002. </text:p>
        </text:list-item>
        <text:list-item>
          <text:p text:style-name="P29"><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28">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2" svg:font-family="'Times New Roman', serif"/>
    <style:font-face style:name="Arial3"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3" svg:font-family="'Times New Roman'"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1.766cm" fo:margin-bottom="0.923cm" fo:margin-left="3.81cm" fo:margin-right="3.8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9-29T23:22:19.863000000</dc:date>
    <meta:editing-duration>PT4H53M33S</meta:editing-duration>
    <meta:editing-cycles>49</meta:editing-cycles>
    <meta:generator>LibreOffice/5.0.2.2$Windows_x86 LibreOffice_project/37b43f919e4de5eeaca9b9755ed688758a8251fe</meta:generator>
    <meta:document-statistic meta:table-count="0" meta:image-count="0" meta:object-count="0" meta:page-count="9" meta:paragraph-count="88" meta:word-count="3308" meta:character-count="20428" meta:non-whitespace-character-count="17163"/>
  </office:meta>
</office:document-meta>
</file>